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8.xml"/>
  <manifest:file-entry manifest:media-type="text/xml" manifest:full-path="Basic/Standard/Sheet25.xml"/>
  <manifest:file-entry manifest:media-type="text/xml" manifest:full-path="Basic/Standard/Sheet28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Sheet24.xml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tandard/Sheet23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ＭＳ Ｐゴシック" svg:font-family="'ＭＳ Ｐゴシック'"/>
    <style:font-face style:name="ＭＳ Ｐゴシック1" svg:font-family="'ＭＳ Ｐゴシック'" style:font-family-generic="modern"/>
    <style:font-face style:name="ＭＳ 明朝" svg:font-family="'ＭＳ 明朝'" style:font-family-generic="roma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28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0.811cm"/>
    </style:style>
    <style:style style:name="co4" style:family="table-column">
      <style:table-column-properties fo:break-before="auto" style:column-width="2.824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1.986cm"/>
    </style:style>
    <style:style style:name="co7" style:family="table-column">
      <style:table-column-properties fo:break-before="auto" style:column-width="4.586cm"/>
    </style:style>
    <style:style style:name="co8" style:family="table-column">
      <style:table-column-properties fo:break-before="auto" style:column-width="1.566cm"/>
    </style:style>
    <style:style style:name="co9" style:family="table-column">
      <style:table-column-properties fo:break-before="auto" style:column-width="1.595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1.706cm"/>
    </style:style>
    <style:style style:name="co13" style:family="table-column">
      <style:table-column-properties fo:break-before="auto" style:column-width="10.292cm"/>
    </style:style>
    <style:style style:name="co14" style:family="table-column">
      <style:table-column-properties fo:break-before="auto" style:column-width="3.189cm"/>
    </style:style>
    <style:style style:name="co15" style:family="table-column">
      <style:table-column-properties fo:break-before="auto" style:column-width="0.503cm"/>
    </style:style>
    <style:style style:name="co16" style:family="table-column">
      <style:table-column-properties fo:break-before="auto" style:column-width="1.09cm"/>
    </style:style>
    <style:style style:name="co17" style:family="table-column">
      <style:table-column-properties fo:break-before="auto" style:column-width="0.559cm"/>
    </style:style>
    <style:style style:name="co18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0.6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5cm" fo:break-before="auto" style:use-optimal-row-height="tru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681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53cm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Record_20_of_20_changes">
      <style:table-properties table:display="true" style:writing-mode="lr-tb"/>
    </style:style>
    <style:style style:name="ta3" style:family="table" style:master-page-name="PageStyle_5f_Contents">
      <style:table-properties table:display="true" style:writing-mode="lr-tb"/>
    </style:style>
    <style:style style:name="ta7" style:family="table" style:master-page-name="PageStyle_5f_Message_20_list">
      <style:table-properties table:display="true" style:writing-mode="lr-tb"/>
    </style:style>
    <style:style style:name="ta5" style:family="table" style:master-page-name="PageStyle_5f_Sreen_20_Detail_5f_S01">
      <style:table-properties table:display="true" style:writing-mode="lr-tb"/>
    </style:style>
    <style:style style:name="ta6" style:family="table" style:master-page-name="PageStyle_5f_Screen_20_Detail_5f_S02">
      <style:table-properties table:display="true" style:writing-mode="lr-tb"/>
    </style:style>
    <style:style style:name="ta8" style:family="table" style:master-page-name="PageStyle_5f_Screen_20_Detail_5f_S0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6pt" fo:font-style="normal" fo:text-shadow="none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6pt" fo:font-style="normal" fo:text-shadow="none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Normal_5f_Template_5f_PCL3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Normal_5f_HIBUNSI_5f_PCL_5f_PolicyGroupSettingDialog_20__28_2_29_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12" style:family="table-cell" style:parent-style-name="Normal_5f_Template_5f_PCL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Normal_5f_Template_5f_PCL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Template_5f_PCL3" style:data-style-name="N37">
      <style:table-cell-properties style:glyph-orientation-vertical="0"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5" style:family="table-cell" style:parent-style-name="Normal_5f_Template_5f_PCL3" style:data-style-name="N37">
      <style:table-cell-properties style:glyph-orientation-vertical="0"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6" style:family="table-cell" style:parent-style-name="Normal_5f_Template_5f_PCL3" style:data-style-name="N37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7" style:family="table-cell" style:parent-style-name="Normal_5f_HIBUNSI_5f_PCL_5f_PolicyGroupSettingDialog_20__28_2_29_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18" style:family="table-cell" style:parent-style-name="Normal_5f_Template_5f_PCL3">
      <style:table-cell-properties style:glyph-orientation-vertical="0" fo:border-bottom="0.002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9" style:family="table-cell" style:parent-style-name="Normal_5f_Template_5f_PCL3">
      <style:table-cell-properties style:glyph-orientation-vertical="0" fo:border-bottom="0.002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0" style:family="table-cell" style:parent-style-name="Normal_5f_Template_5f_PCL3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1" style:family="table-cell" style:parent-style-name="Normal_5f_Template_5f_PCL3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2" style:family="table-cell" style:parent-style-name="Normal_5f_Template_5f_PCL3" style:data-style-name="N170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3" style:family="table-cell" style:parent-style-name="Normal_5f_HIBUNSI_5f_PCL_5f_PolicyGroupSettingDialog_20__28_2_29_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order-bottom="0.002cm solid #000000" fo:background-color="#ffffff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order-bottom="0.002cm solid #000000" fo:background-color="#ffffff" style:diagonal-bl-tr="none" style:diagonal-tl-br="none" fo:border-left="0.035cm solid #000000" fo:border-right="0.035cm solid #000000" style:rotation-align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Excel_5f_BuiltIn_5f_Hyperlink" style:data-style-name="N0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Excel_5f_BuiltIn_5f_Hyperlink" style:data-style-name="N0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Excel_5f_BuiltIn_5f_Hyperlink" style:data-style-name="N0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3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8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3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7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8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9" style:family="table-cell" style:parent-style-name="Normal_5f_RS-5_5f_8_5f_メニュー階層図_5f_輸配送管理_5f_20060926">
      <style:table-cell-properties fo:border-bottom="0.035cm solid #000000" style:diagonal-bl-tr="none" style:diagonal-tl-br="none" fo:background-color="transparent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0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1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2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3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4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5" style:family="table-cell" style:parent-style-name="Normal_5f_RS-5_5f_8_5f_メニュー階層図_5f_輸配送管理_5f_20060926">
      <style:table-cell-properties fo:border-bottom="0.035cm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6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7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8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9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Normal_5f_RS-5_5f_8_5f_メニュー階層図_5f_輸配送管理_5f_20060926">
      <style:table-cell-properties fo:background-color="transparent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0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1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2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3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4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5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6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7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8" style:family="table-cell" style:parent-style-name="Normal_5f_RS-5_5f_8_5f_メニュー階層図_5f_輸配送管理_5f_20060926" style:data-style-name="N15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9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Normal_5f_RS-5_5f_8_5f_メニュー階層図_5f_輸配送管理_5f_20060926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0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1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2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3" style:family="table-cell" style:parent-style-name="Normal_5f_RS-5_5f_8_5f_メニュー階層図_5f_輸配送管理_5f_20060926" style:data-style-name="N15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4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5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6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7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8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9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0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1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2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3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4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5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56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57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8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35cm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9" style:family="table-cell" style:parent-style-name="Normal_5f_RS-5_5f_8_5f_メニュー階層図_5f_輸配送管理_5f_20060926">
      <style:table-cell-properties fo:border-bottom="0.035cm solid #000000" style:diagonal-bl-tr="none" style:diagonal-tl-br="none" fo:background-color="transparent" fo:border-left="none" fo:border-right="0.035cm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37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38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2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3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6" style:family="table-cell" style:parent-style-name="Normal_5f_RS-5_5f_8_5f_メニュー階層図_5f_輸配送管理_5f_2006092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97" style:family="table-cell" style:parent-style-name="Normal_5f_RS-5_5f_8_5f_メニュー階層図_5f_輸配送管理_5f_2006092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8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Normal_5f_RS-5_5f_8_5f_メニュー階層図_5f_輸配送管理_5f_2006092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03" style:family="table-cell" style:parent-style-name="Normal_5f_RS-5_5f_8_5f_メニュー階層図_5f_輸配送管理_5f_20060926">
      <style:table-cell-properties style:glyph-orientation-vertical="0" fo:border-bottom="0.035cm solid #000000" fo:background-color="#b3b3b3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04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5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6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08" style:family="table-cell" style:parent-style-name="Normal_5f_RS-5_5f_8_5f_メニュー階層図_5f_輸配送管理_5f_20060926">
      <style:table-cell-properties style:glyph-orientation-vertical="0" fo:border-bottom="0.035cm solid #000000" fo:background-color="#b3b3b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0" style:family="table-cell" style:parent-style-name="Normal_5f_RS-5_5f_8_5f_メニュー階層図_5f_輸配送管理_5f_20060926">
      <style:table-cell-properties style:glyph-orientation-vertical="0" fo:border-bottom="0.035cm solid #000000" fo:background-color="#b3b3b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1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 style:data-style-name="N0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RS-5_5f_8_5f_メニュー階層図_5f_輸配送管理_5f_20060926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6" style:family="table-cell" style:parent-style-name="Normal_5f_RS-5_5f_8_5f_メニュー階層図_5f_輸配送管理_5f_20060926">
      <style:table-cell-properties fo:border-bottom="none" fo:background-color="#b3b3b3" style:diagonal-bl-tr="none" style:diagonal-tl-br="none" style:text-align-source="fix" style:repeat-content="false" fo:border-left="0.035cm solid #000000" fo:border-right="none" style:rotation-align="none" fo:border-top="0.035cm solid #000000"/>
      <style:paragraph-properties fo:text-align="center" fo:margin-left="0cm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7" style:family="table-cell" style:parent-style-name="Normal_5f_RS-5_5f_8_5f_メニュー階層図_5f_輸配送管理_5f_20060926">
      <style:table-cell-properties fo:border-bottom="0.035cm solid #000000" fo:background-color="#b3b3b3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8" style:family="table-cell" style:parent-style-name="Normal_5f_RS-5_5f_8_5f_メニュー階層図_5f_輸配送管理_5f_20060926">
      <style:table-cell-properties fo:border-bottom="0.002cm solid #000000" fo:background-color="#ffffff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9" style:family="table-cell" style:parent-style-name="Normal_5f_RS-5_5f_8_5f_メニュー階層図_5f_輸配送管理_5f_20060926">
      <style:table-cell-properties fo:border-bottom="0.002cm solid #000000" fo:background-color="#ffffff" style:diagonal-bl-tr="none" style:diagonal-tl-br="none" fo:border-left="0.035cm solid #000000" fo:border-right="none" style:rotation-align="none" fo:border-top="0.002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0" style:family="table-cell" style:parent-style-name="Normal_5f_RS-5_5f_8_5f_メニュー階層図_5f_輸配送管理_5f_20060926">
      <style:table-cell-properties fo:border-bottom="0.035cm solid #000000" fo:background-color="#b3b3b3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22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23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27" style:family="table-cell" style:parent-style-name="Normal_5f_RS-5_5f_8_5f_メニュー階層図_5f_輸配送管理_5f_20060926">
      <style:table-cell-properties fo:border-bottom="0.002cm solid #000000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Normal_5f_RS-5_5f_8_5f_メニュー階層図_5f_輸配送管理_5f_20060926">
      <style:table-cell-properties fo:border-bottom="0.002cm solid #000000" fo:background-color="#ffffff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30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31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Normal_5f_RS-5_5f_8_5f_メニュー階層図_5f_輸配送管理_5f_20060926">
      <style:table-cell-properties fo:border-bottom="0.035cm solid #000000" fo:background-color="#b3b3b3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34" style:family="table-cell" style:parent-style-name="Normal_5f_RS-5_5f_8_5f_メニュー階層図_5f_輸配送管理_5f_20060926">
      <style:table-cell-properties fo:border-bottom="0.002cm solid #000000" fo:background-color="#ffffff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5" style:family="table-cell" style:parent-style-name="Normal_5f_RS-5_5f_8_5f_メニュー階層図_5f_輸配送管理_5f_20060926">
      <style:table-cell-properties fo:border-bottom="0.002cm solid #000000" fo:background-color="#ffffff" style:diagonal-bl-tr="none" style:diagonal-tl-br="none" fo:border-left="none" fo:border-right="0.035cm solid #000000" style:rotation-align="none" fo:border-top="0.002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6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7" style:family="table-cell" style:parent-style-name="Normal_5f_RS-5_5f_8_5f_メニュー階層図_5f_輸配送管理_5f_20060926">
      <style:table-cell-properties fo:border-bottom="0.002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42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43" style:family="table-cell" style:parent-style-name="Normal_5f_RS-5_5f_8_5f_メニュー階層図_5f_輸配送管理_5f_20060926">
      <style:table-cell-properties fo:border-bottom="0.035cm solid #000000" fo:background-color="#b3b3b3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44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5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Normal_5f_RS-5_5f_8_5f_メニュー階層図_5f_輸配送管理_5f_20060926">
      <style:table-cell-properties fo:border-bottom="0.035cm solid #000000" fo:background-color="#b3b3b3" style:diagonal-bl-tr="none" style:diagonal-tl-br="none" style:text-align-source="fix" style:repeat-content="false" fo:border-left="0.035cm solid #000000" fo:border-right="none" style:rotation-align="none" fo:border-top="0.035cm solid #000000"/>
      <style:paragraph-properties fo:text-align="center" fo:margin-left="0cm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48" style:family="table-cell" style:parent-style-name="Normal_5f_RS-5_5f_8_5f_メニュー階層図_5f_輸配送管理_5f_20060926">
      <style:table-cell-properties style:glyph-orientation-vertical="0" fo:border-bottom="0.035cm solid #000000" fo:background-color="#b3b3b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9" style:family="table-cell" style:parent-style-name="Normal_5f_RS-5_5f_8_5f_メニュー階層図_5f_輸配送管理_5f_20060926">
      <style:table-cell-properties style:glyph-orientation-vertical="0" fo:border-bottom="0.035cm solid #000000" fo:background-color="#b3b3b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Normal_5f_RS-5_5f_8_5f_メニュー階層図_5f_輸配送管理_5f_20060926">
      <style:table-cell-properties style:glyph-orientation-vertical="0" fo:border-bottom="0.035cm solid #000000" fo:background-color="#b3b3b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1" style:family="table-cell" style:parent-style-name="Normal_5f_RS-5_5f_8_5f_メニュー階層図_5f_輸配送管理_5f_20060926">
      <style:table-cell-properties fo:border-bottom="0.018cm solid #000000" fo:background-color="#b3b3b3" style:diagonal-bl-tr="none" style:diagonal-tl-br="none" fo:border-left="0.035cm solid #000000" fo:border-right="0.018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52" style:family="table-cell" style:parent-style-name="Normal_5f_RS-5_5f_8_5f_メニュー階層図_5f_輸配送管理_5f_20060926">
      <style:table-cell-properties fo:border-bottom="0.018cm solid #000000" fo:background-color="#ffffff" style:diagonal-bl-tr="none" style:diagonal-tl-br="none" fo:border-left="0.035cm solid #000000" fo:border-right="0.018cm solid #000000" style:rotation-align="none" fo:border-top="0.018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RS-5_5f_8_5f_メニュー階層図_5f_輸配送管理_5f_20060926">
      <style:table-cell-properties fo:border-bottom="0.002cm solid #000000" fo:background-color="#ffffff" style:diagonal-bl-tr="none" style:diagonal-tl-br="none" fo:border-left="0.035cm solid #000000" fo:border-right="0.018cm solid #000000" style:rotation-align="none" fo:border-top="0.018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Normal_5f_RS-5_5f_8_5f_メニュー階層図_5f_輸配送管理_5f_20060926">
      <style:table-cell-properties fo:border-bottom="0.018cm solid #000000" fo:background-color="#b3b3b3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56" style:family="table-cell" style:parent-style-name="Normal_5f_RS-5_5f_8_5f_メニュー階層図_5f_輸配送管理_5f_20060926">
      <style:table-cell-properties fo:border-bottom="0.018cm solid #000000" fo:background-color="#ffffff" style:diagonal-bl-tr="none" style:diagonal-tl-br="none" fo:border-left="none" fo:border-right="none" style:rotation-align="none" fo:border-top="0.018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Normal_5f_RS-5_5f_8_5f_メニュー階層図_5f_輸配送管理_5f_20060926">
      <style:table-cell-properties fo:border-bottom="0.002cm solid #000000" fo:background-color="#ffffff" style:diagonal-bl-tr="none" style:diagonal-tl-br="none" fo:border-left="none" fo:border-right="none" style:rotation-align="none" fo:border-top="0.018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8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9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0.035cm solid #000000" fo:border-right="0.018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60" style:family="table-cell" style:parent-style-name="Normal_5f_RS-5_5f_8_5f_メニュー階層図_5f_輸配送管理_5f_20060926">
      <style:table-cell-properties fo:border-bottom="0.035cm solid #000000" fo:background-color="#b3b3b3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61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wrap" fo:border-left="0.035cm solid #000000" style:direction="ltr" fo:border-right="0.01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2" style:family="table-cell" style:parent-style-name="Normal_5f_RS-5_5f_8_5f_メニュー階層図_5f_輸配送管理_5f_20060926">
      <style:table-cell-properties fo:border-bottom="0.002cm solid #000000" fo:background-color="#ffffff" style:diagonal-bl-tr="none" style:diagonal-tl-br="none" fo:border-left="0.035cm solid #000000" fo:border-right="0.018cm solid #000000" style:rotation-align="none" fo:border-top="0.002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3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4" style:family="table-cell" style:parent-style-name="Normal_5f_RS-5_5f_8_5f_メニュー階層図_5f_輸配送管理_5f_20060926">
      <style:table-cell-properties fo:border-bottom="0.035cm solid #000000" fo:background-color="#b3b3b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65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6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7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68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69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0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1" style:family="table-cell" style:parent-style-name="Normal_5f_RS-5_5f_8_5f_メニュー階層図_5f_輸配送管理_5f_2006092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3" style:family="table-cell" style:parent-style-name="Normal_5f_RS-5_5f_8_5f_メニュー階層図_5f_輸配送管理_5f_2006092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Normal_5f_RS-5_5f_8_5f_メニュー階層図_5f_輸配送管理_5f_20060926">
      <style:table-cell-properties fo:border-bottom="0.018cm solid #000000" fo:background-color="#b3b3b3" style:diagonal-bl-tr="none" style:diagonal-tl-br="none" fo:border-left="none" fo:border-right="0.018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75" style:family="table-cell" style:parent-style-name="Normal_5f_RS-5_5f_8_5f_メニュー階層図_5f_輸配送管理_5f_20060926">
      <style:table-cell-properties fo:border-bottom="0.018cm solid #000000" fo:background-color="#ffffff" style:diagonal-bl-tr="none" style:diagonal-tl-br="none" fo:border-left="none" fo:border-right="0.018cm solid #000000" style:rotation-align="none" fo:border-top="0.018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6" style:family="table-cell" style:parent-style-name="Normal_5f_RS-5_5f_8_5f_メニュー階層図_5f_輸配送管理_5f_20060926">
      <style:table-cell-properties fo:border-bottom="0.002cm solid #000000" fo:background-color="#ffffff" style:diagonal-bl-tr="none" style:diagonal-tl-br="none" fo:border-left="none" fo:border-right="0.018cm solid #000000" style:rotation-align="none" fo:border-top="0.018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7" style:family="table-cell" style:parent-style-name="Normal_5f_RS-5_5f_8_5f_メニュー階層図_5f_輸配送管理_5f_20060926" style:data-style-name="N15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Normal_5f_RS-5_5f_8_5f_メニュー階層図_5f_輸配送管理_5f_20060926" style:data-style-name="N511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9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0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none" fo:border-right="0.018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81" style:family="table-cell" style:parent-style-name="Normal_5f_RS-5_5f_8_5f_メニュー階層図_5f_輸配送管理_5f_20060926">
      <style:table-cell-properties fo:border-bottom="0.035cm solid #000000" fo:background-color="#b3b3b3" style:diagonal-bl-tr="none" style:diagonal-tl-br="none" fo:border-left="none" fo:border-right="0.018cm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82" style:family="table-cell" style:parent-style-name="Normal_5f_RS-5_5f_8_5f_メニュー階層図_5f_輸配送管理_5f_20060926">
      <style:table-cell-properties fo:border-bottom="0.002cm solid #000000" fo:background-color="#ffffff" style:diagonal-bl-tr="none" style:diagonal-tl-br="none" fo:border-left="none" fo:border-right="0.018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3" style:family="table-cell" style:parent-style-name="Normal_5f_RS-5_5f_8_5f_メニュー階層図_5f_輸配送管理_5f_20060926">
      <style:table-cell-properties fo:border-bottom="0.002cm solid #000000" fo:background-color="#ffffff" style:diagonal-bl-tr="none" style:diagonal-tl-br="none" fo:border-left="none" fo:border-right="0.018cm solid #000000" style:rotation-align="none" fo:border-top="0.002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4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5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0.035cm solid #000000" style:direction="ltr" fo:border-right="0.01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0.035cm solid #000000" style:direction="ltr" fo:border-right="0.018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Normal_5f_RS-5_5f_8_5f_メニュー階層図_5f_輸配送管理_5f_20060926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8" style:family="table-cell" style:parent-style-name="Normal_5f_RS-5_5f_8_5f_メニュー階層図_5f_輸配送管理_5f_2006092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9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0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1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Normal_5f_RS-5_5f_8_5f_メニュー階層図_5f_輸配送管理_5f_20060926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3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4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5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wrap" fo:border-left="none" style:direction="ltr" fo:border-right="0.01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Normal_5f_RS-5_5f_8_5f_メニュー階層図_5f_輸配送管理_5f_20060926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wrap" fo:border-left="none" style:direction="ltr" fo:border-right="0.018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Normal_5f_RS-5_5f_8_5f_メニュー階層図_5f_輸配送管理_5f_20060926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8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9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0" style:family="table-cell" style:parent-style-name="Normal_5f_RS-5_5f_8_5f_メニュー階層図_5f_輸配送管理_5f_20060926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RS-5_5f_8_5f_メニュー階層図_5f_輸配送管理_5f_20060926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5" style:family="table-cell" style:parent-style-name="Normal_5f_RS-5_5f_8_5f_メニュー階層図_5f_輸配送管理_5f_20060926">
      <style:table-cell-properties fo:border-bottom="0.035cm solid #000000" style:diagonal-bl-tr="none" style:diagonal-tl-br="none" fo:background-color="transparent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7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8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9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2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3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4" style:family="table-cell" style:parent-style-name="Normal_5f_RS-5_5f_8_5f_メニュー階層図_5f_輸配送管理_5f_20060926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5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6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7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8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9" style:family="table-cell" style:parent-style-name="Normal_5f_RS-5_5f_8_5f_メニュー階層図_5f_輸配送管理_5f_20060926">
      <style:table-cell-properties fo:border-bottom="0.035cm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0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3" style:family="table-cell" style:parent-style-name="Normal_5f_RS-5_5f_8_5f_メニュー階層図_5f_輸配送管理_5f_20060926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4" style:family="table-cell" style:parent-style-name="Normal_5f_RS-5_5f_8_5f_メニュー階層図_5f_輸配送管理_5f_20060926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5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6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0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1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2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3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4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0.035cm solid #000000" fo:border-right="none" style:rotation-align="none" fo:border-top="0.002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5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6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7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0.035cm solid #000000" fo:border-right="0.035cm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8" style:family="table-cell" style:parent-style-name="Normal_5f_RS-5_5f_8_5f_メニュー階層図_5f_輸配送管理_5f_20060926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9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0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1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5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6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7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none" style:rotation-align="none" fo:border-top="0.002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8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9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0" style:family="table-cell" style:parent-style-name="Normal_5f_RS-5_5f_8_5f_メニュー階層図_5f_輸配送管理_5f_20060926">
      <style:table-cell-properties fo:border-bottom="0.035cm solid #000000" style:diagonal-bl-tr="none" style:diagonal-tl-br="none" fo:background-color="transparent" fo:border-left="none" fo:border-right="none" style:rotation-align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1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2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3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0.035cm solid #000000" style:rotation-align="none" fo:border-top="0.002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4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5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6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9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0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1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2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3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4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5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6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7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0.035cm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8" style:family="table-cell" style:parent-style-name="Normal_5f_RS-5_5f_8_5f_メニュー階層図_5f_輸配送管理_5f_20060926">
      <style:table-cell-properties fo:border-bottom="0.035cm solid #000000" style:diagonal-bl-tr="none" style:diagonal-tl-br="none" fo:background-color="transparent" fo:border-left="none" fo:border-right="0.035cm solid #000000" style:rotation-align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9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0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1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2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3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4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5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35cm solid #000000" fo:border-right="0.035cm solid #000000" style:rotation-align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6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7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9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0" style:family="table-cell" style:parent-style-name="Normal_5f_RS-5_5f_8_5f_メニュー階層図_5f_輸配送管理_5f_20060926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1" style:family="table-cell" style:parent-style-name="Normal_5f_RS-5_5f_8_5f_メニュー階層図_5f_輸配送管理_5f_20060926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2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3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35cm solid #000000" style:rotation-align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4" style:family="table-cell" style:parent-style-name="Normal_5f_RS-5_5f_8_5f_メニュー階層図_5f_輸配送管理_5f_20060926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5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0.035cm solid #000000" fo:border-right="0.035cm solid #000000" style:rotation-align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6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7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none" style:rotation-align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8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9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0.035cm solid #000000" style:direction="ltr" fo:border-right="0.01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0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0.035cm solid #000000" fo:border-right="0.018cm solid #000000" style:rotation-align="none" fo:border-top="0.002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1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2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3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4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5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6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7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8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0.035cm solid #000000" style:rotation-align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9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0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0.018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1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0.018cm solid #000000" style:rotation-align="none" fo:border-top="0.002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2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3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4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5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6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7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8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9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0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2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4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5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35cm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0" style:family="table-cell" style:parent-style-name="Normal_5f_RS-5_5f_8_5f_メニュー階層図_5f_輸配送管理_5f_20060926">
      <style:table-cell-properties fo:border-bottom="0.035cm solid #000000" style:diagonal-bl-tr="none" style:diagonal-tl-br="none" fo:background-color="transparent" fo:border-left="none" fo:border-right="0.035cm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1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62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3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64" style:family="table-cell" style:parent-style-name="Normal_5f_RS-5_5f_8_5f_メニュー階層図_5f_輸配送管理_5f_20060926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65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6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67" style:family="table-cell" style:parent-style-name="Normal_5f_RS-5_5f_8_5f_メニュー階層図_5f_輸配送管理_5f_20060926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68" style:family="table-cell" style:parent-style-name="Normal_5f_RS-5_5f_8_5f_メニュー階層図_5f_輸配送管理_5f_20060926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69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0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1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0.035cm solid #000000" fo:border-right="none" style:rotation-align="none" fo:border-top="0.035cm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72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0.035cm solid #000000" fo:border-right="none" style:rotation-align="none" fo:border-top="0.035cm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73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0.035cm solid #000000" fo:border-right="none" style:rotation-align="none" fo:border-top="0.035cm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74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75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6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none" style:rotation-align="none" fo:border-top="0.035cm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77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none" style:rotation-align="none" fo:border-top="0.035cm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78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none" style:rotation-align="none" fo:border-top="0.035cm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79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0.035cm solid #000000" style:rotation-align="none" fo:border-top="0.035cm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80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0.035cm solid #000000" style:rotation-align="none" fo:border-top="0.035cm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81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02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82" style:family="table-cell" style:parent-style-name="Normal_5f_RS-5_5f_8_5f_メニュー階層図_5f_輸配送管理_5f_20060926">
      <style:table-cell-properties fo:border-bottom="0.002cm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83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4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0.035cm solid #000000" style:rotation-align="none" fo:border-top="0.035cm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85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86" style:family="table-cell" style:parent-style-name="Normal_5f_RS-5_5f_8_5f_メニュー階層図_5f_輸配送管理_5f_20060926">
      <style:table-cell-properties fo:border-bottom="none" fo:background-color="#c0c0c0" style:diagonal-bl-tr="none" style:diagonal-tl-br="none" style:text-align-source="fix" style:repeat-content="false" fo:border-left="0.035cm solid #000000" fo:border-right="0.035cm solid #000000" style:rotation-align="none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87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0.035cm solid #000000" fo:border-right="0.035cm solid #000000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88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89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0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1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2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18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3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0.035cm solid #000000" fo:border-right="none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94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0.035cm solid #000000" style:direction="ltr" fo:border-right="0.01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5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none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96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7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8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9" style:family="table-cell" style:parent-style-name="Normal_5f_RS-5_5f_8_5f_メニュー階層図_5f_輸配送管理_5f_20060926">
      <style:table-cell-properties fo:border-bottom="0.035cm solid #000000" fo:background-color="#c0c0c0" style:diagonal-bl-tr="none" style:diagonal-tl-br="none" fo:border-left="none" fo:border-right="0.035cm solid #000000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00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1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1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1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2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18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03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4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5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0.01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6" style:family="table-cell" style:parent-style-name="Normal_5f_RS-5_5f_8_5f_メニュー階層図_5f_輸配送管理_5f_20060926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0.018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7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0.018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Tahoma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0" table:row="8" table:table="0"/>
          <office:change-info>
            <dc:creator>Nguyen Xuan Doan</dc:creator>
            <dc:date>2011-10-29T12:35:43.28</dc:date>
          </office:change-info>
          <table:previous>
            <table:change-track-table-cell office:value-type="string">
              <text:p>Internship Courses Management System</text:p>
            </table:change-track-table-cell>
          </table:previous>
        </table:cell-content-change>
        <table:cell-content-change table:id="ct2">
          <table:cell-address table:column="0" table:row="12" table:table="0"/>
          <office:change-info>
            <dc:creator>Nguyen Xuan Doan</dc:creator>
            <dc:date>2011-10-29T12:37:16.91</dc:date>
          </office:change-info>
          <table:previous>
            <table:change-track-table-cell office:value-type="string">
              <text:p>Specification Detail Design</text:p>
            </table:change-track-table-cell>
          </table:previous>
        </table:cell-content-change>
        <table:cell-content-change table:id="ct3">
          <table:cell-address table:column="0" table:row="25" table:table="0"/>
          <office:change-info>
            <dc:creator>Nguyen Xuan Doan</dc:creator>
            <dc:date>2011-10-29T12:37:38.14</dc:date>
          </office:change-info>
          <table:previous>
            <table:change-track-table-cell office:value-type="string">
              <text:p>OOG, 10/23/2011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/>
      <table:content-validations>
        <table:content-validation table:name="val1" table:condition="of:cell-content-is-in-list(&quot;Text&quot;;&quot;Label&quot;;&quot;Link&quot;;&quot;Password&quot;;&quot;Combo&quot;;&quot;Radio&quot;;&quot;Check&quot;;&quot;Button&quot;;&quot;Hidden&quot;)" table:allow-empty-cell="true" table:display-list="unsorted" table:base-cell-address="'Screen Detail_S01'.O10">
          <table:error-message table:message-type="stop" table:display="true"/>
        </table:content-validation>
        <table:content-validation table:name="val2" table:condition="of:cell-content-is-in-list(&quot;Tab&quot;;&quot;Title&quot;;&quot;Header&quot;;&quot;List&quot;;&quot;Form&quot;;&quot;Footer&quot;)" table:allow-empty-cell="true" table:display-list="unsorted" table:base-cell-address="'Screen Detail_S01'.S10">
          <table:error-message table:message-type="stop" table:display="true"/>
        </table:content-validation>
        <table:content-validation table:name="val3" table:condition="of:cell-content-is-in-list(&quot;In&quot;;&quot;Out&quot;;&quot;I/O&quot;)" table:allow-empty-cell="true" table:display-list="unsorted" table:base-cell-address="'Screen Detail_S01'.V10">
          <table:error-message table:message-type="stop" table:display="true"/>
        </table:content-validation>
        <table:content-validation table:name="val4" table:condition="of:cell-content-is-in-list(&quot;Text&quot;;&quot;Label&quot;;&quot;Link&quot;;&quot;Password&quot;;&quot;Combo&quot;;&quot;Radio&quot;;&quot;Check&quot;;&quot;Button&quot;;&quot;Hidden&quot;)" table:allow-empty-cell="true" table:display-list="unsorted" table:base-cell-address="'Screen Detail_S02'.P23">
          <table:error-message table:message-type="stop" table:display="true"/>
        </table:content-validation>
        <table:content-validation table:name="val5" table:condition="of:cell-content-is-in-list(&quot;Tab&quot;;&quot;Title&quot;;&quot;Header&quot;;&quot;List&quot;;&quot;Form&quot;;&quot;Footer&quot;)" table:allow-empty-cell="true" table:display-list="unsorted" table:base-cell-address="'Screen Detail_S02'.S10">
          <table:error-message table:message-type="stop" table:display="true"/>
        </table:content-validation>
        <table:content-validation table:name="val6" table:condition="of:cell-content-is-in-list(&quot;In&quot;;&quot;Out&quot;;&quot;I/O&quot;)" table:allow-empty-cell="true" table:display-list="unsorted" table:base-cell-address="'Screen Detail_S02'.V10">
          <table:error-message table:message-type="stop" table:display="true"/>
        </table:content-validation>
        <table:content-validation table:name="val7" table:condition="of:cell-content-is-in-list(&quot;Text&quot;;&quot;Label&quot;;&quot;Link&quot;;&quot;Password&quot;;&quot;Combo&quot;;&quot;Radio&quot;;&quot;Check&quot;;&quot;Button&quot;;&quot;Hidden&quot;)" table:allow-empty-cell="true" table:display-list="unsorted" table:base-cell-address="'Screen Detail_S03'.O10">
          <table:error-message table:message-type="stop" table:display="true"/>
        </table:content-validation>
        <table:content-validation table:name="val8" table:condition="of:cell-content-is-in-list(&quot;Tab&quot;;&quot;Title&quot;;&quot;Header&quot;;&quot;List&quot;;&quot;Form&quot;;&quot;Footer&quot;)" table:allow-empty-cell="true" table:display-list="unsorted" table:base-cell-address="'Screen Detail_S03'.S10">
          <table:error-message table:message-type="stop" table:display="true"/>
        </table:content-validation>
        <table:content-validation table:name="val9" table:condition="of:cell-content-is-in-list(&quot;In&quot;;&quot;Out&quot;;&quot;I/O&quot;)" table:allow-empty-cell="true" table:display-list="unsorted" table:base-cell-address="'Screen Detail_S03'.V10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ce9"/>
        <table:table-row table:style-name="ro1" table:number-rows-repeated="8">
          <table:table-cell table:number-columns-repeated="1024"/>
        </table:table-row>
        <table:table-row table:style-name="ro2">
          <table:table-cell table:style-name="ce2" office:value-type="string">
            <text:p>Internship Course Management System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2">
          <table:table-cell table:style-name="ce2" office:value-type="string">
            <text:p>Screen Detail Design</text:p>
          </table:table-cell>
          <table:table-cell table:number-columns-repeated="1023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4">
          <table:table-cell table:style-name="ce6" office:value-type="string">
            <text:p>Project Code: ICMS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Document Code: SD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Version: 1.0</text:p>
          </table:table-cell>
          <table:table-cell table:number-columns-repeated="1023"/>
        </table:table-row>
        <table:table-row table:style-name="ro5" table:number-rows-repeated="6">
          <table:table-cell table:style-name="ce7"/>
          <table:table-cell table:number-columns-repeated="1023"/>
        </table:table-row>
        <table:table-row table:style-name="ro4">
          <table:table-cell table:style-name="ce6" office:value-type="string">
            <text:p>HCMC, 10/23/2011</text:p>
          </table:table-cell>
          <table:table-cell table:number-columns-repeated="1023"/>
        </table:table-row>
        <table:table-row table:style-name="ro4" table:number-rows-repeated="7">
          <table:table-cell table:style-name="ce8"/>
          <table:table-cell table:number-columns-repeated="1023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cord of changes" table:style-name="ta2" table:print-ranges="'Record of changes'.A2:'Record of changes'.H37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50" table:default-cell-style-name="ce10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1" office:value-type="string" table:number-columns-spanned="6" table:number-rows-spanned="1">
            <text:p>RECORD OF CHANGES</text:p>
          </table:table-cell>
          <table:covered-table-cell table:number-columns-repeated="4" table:style-name="ce17"/>
          <table:covered-table-cell table:style-name="ce2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>
            <text:p>*A - Added M - Modified D - Deleted</text:p>
          </table:table-cell>
          <table:table-cell table:number-columns-repeated="1022"/>
        </table:table-row>
        <table:table-row table:style-name="ro6">
          <table:table-cell/>
          <table:table-cell table:style-name="ce13" office:value-type="string">
            <text:p>Effective Date</text:p>
          </table:table-cell>
          <table:table-cell table:style-name="ce13" office:value-type="string">
            <text:p>Changed Items</text:p>
          </table:table-cell>
          <table:table-cell table:style-name="ce13" office:value-type="string">
            <text:p>A, M, D *</text:p>
          </table:table-cell>
          <table:table-cell table:style-name="ce13" office:value-type="string">
            <text:p>Change Description</text:p>
          </table:table-cell>
          <table:table-cell table:style-name="ce13" office:value-type="string">
            <text:p>Version</text:p>
          </table:table-cell>
          <table:table-cell table:style-name="ce13" office:value-type="string">
            <text:p>Creator</text:p>
          </table:table-cell>
          <table:table-cell table:number-columns-repeated="1017"/>
        </table:table-row>
        <table:table-row table:style-name="ro7">
          <table:table-cell/>
          <table:table-cell table:style-name="ce14" office:value-type="date" office:date-value="2011-10-23">
            <text:p>23/10/11</text:p>
          </table:table-cell>
          <table:table-cell table:style-name="ce18"/>
          <table:table-cell table:style-name="ce21" office:value-type="string">
            <text:p>A</text:p>
          </table:table-cell>
          <table:table-cell table:style-name="ce18" office:value-type="string">
            <text:p>Init</text:p>
          </table:table-cell>
          <table:table-cell table:style-name="ce22" office:value-type="float" office:value="1">
            <text:p>1,0</text:p>
          </table:table-cell>
          <table:table-cell table:style-name="ce18" office:value-type="string">
            <text:p>DoanNX</text:p>
          </table:table-cell>
          <table:table-cell table:number-columns-repeated="1017"/>
        </table:table-row>
        <table:table-row table:style-name="ro1" table:number-rows-repeated="5">
          <table:table-cell/>
          <table:table-cell table:style-name="ce15"/>
          <table:table-cell table:style-name="ce19" table:number-columns-repeated="5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0" table:number-columns-repeated="5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nts" table:style-name="ta3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53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4" office:value-type="string" table:number-columns-spanned="3" table:number-rows-spanned="1">
            <text:p>TABLE OF CONTENTS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/>
          <table:table-cell table:style-name="ce25" office:value-type="string">
            <text:p>Screen Detail Design</text:p>
          </table:table-cell>
          <table:table-cell table:style-name="ce29"/>
          <table:table-cell table:number-columns-repeated="1020"/>
        </table:table-row>
        <table:table-row table:style-name="ro7">
          <table:table-cell/>
          <table:table-cell table:style-name="ce26" office:value-type="float" office:value="1">
            <text:p>1</text:p>
          </table:table-cell>
          <table:table-cell table:style-name="ce30" office:value-type="string">
            <text:p><text:span text:style-name="T1"><text:a xlink:href="#Screen Detail_S01">Screen Detail_S01</text:a></text:span></text:p>
          </table:table-cell>
          <table:table-cell table:style-name="ce26"/>
          <table:table-cell table:number-columns-repeated="1020"/>
        </table:table-row>
        <table:table-row table:style-name="ro7">
          <table:table-cell/>
          <table:table-cell table:style-name="ce27" office:value-type="float" office:value="2">
            <text:p>2</text:p>
          </table:table-cell>
          <table:table-cell table:style-name="ce31" office:value-type="string">
            <text:p><text:span text:style-name="T1"><text:a xlink:href="#Screen Detail_S01">Screen Detail_S02</text:a></text:span></text:p>
          </table:table-cell>
          <table:table-cell table:style-name="ce27"/>
          <table:table-cell table:number-columns-repeated="1020"/>
        </table:table-row>
        <table:table-row table:style-name="ro7">
          <table:table-cell/>
          <table:table-cell table:style-name="ce27" office:value-type="float" office:value="3">
            <text:p>3</text:p>
          </table:table-cell>
          <table:table-cell table:style-name="ce31" office:value-type="string">
            <text:p><text:span text:style-name="T1"><text:a xlink:href="#Screen Detail_S01">Screen Detail_S03</text:a></text:span></text:p>
          </table:table-cell>
          <table:table-cell table:style-name="ce27"/>
          <table:table-cell table:number-columns-repeated="1020"/>
        </table:table-row>
        <table:table-row table:style-name="ro7">
          <table:table-cell/>
          <table:table-cell table:style-name="ce28" office:value-type="float" office:value="4">
            <text:p>4</text:p>
          </table:table-cell>
          <table:table-cell table:style-name="ce32" office:value-type="string">
            <text:p><text:span text:style-name="T1"><text:a xlink:href="#Message list.A1">Message list</text:a></text:span>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9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 Detail_S01" table:style-name="ta5" table:print-ranges="'Screen Detail_S01'.B2:'Screen Detail_S01'.BO42">
        <table:table-column table:style-name="co15" table:number-columns-repeated="17" table:default-cell-style-name="ce33"/>
        <table:table-column table:style-name="co16" table:default-cell-style-name="ce33"/>
        <table:table-column table:style-name="co15" table:number-columns-repeated="13" table:default-cell-style-name="ce33"/>
        <table:table-column table:style-name="co17" table:default-cell-style-name="ce33"/>
        <table:table-column table:style-name="co15" table:number-columns-repeated="225" table:default-cell-style-name="ce33"/>
        <table:table-column table:style-name="co15" table:number-columns-repeated="767" table:default-cell-style-name="Default"/>
        <table:table-row table:style-name="ro8">
          <table:table-cell table:number-columns-repeated="1024"/>
        </table:table-row>
        <table:table-header-rows>
          <table:table-row table:style-name="ro8">
            <table:table-cell table:style-name="ce34"/>
            <table:table-cell table:style-name="ce36" office:value-type="string" table:number-columns-spanned="4" table:number-rows-spanned="2">
              <text:p>SD</text:p>
            </table:table-cell>
            <table:covered-table-cell table:number-columns-repeated="3" table:style-name="ce41"/>
            <table:table-cell table:style-name="ce122" office:value-type="string" table:number-columns-spanned="38" table:number-rows-spanned="2">
              <text:p>Screen Detail Design</text:p>
            </table:table-cell>
            <table:covered-table-cell table:number-columns-repeated="36" table:style-name="ce129"/>
            <table:covered-table-cell table:style-name="ce167"/>
            <table:table-cell table:style-name="ce170" office:value-type="string" table:number-columns-spanned="10" table:number-rows-spanned="1">
              <text:p>System ID</text:p>
            </table:table-cell>
            <table:covered-table-cell table:number-columns-repeated="8" table:style-name="ce172"/>
            <table:covered-table-cell table:style-name="ce187"/>
            <table:table-cell table:style-name="ce170" office:value-type="string" table:number-columns-spanned="14" table:number-rows-spanned="1">
              <text:p>System Name</text:p>
            </table:table-cell>
            <table:covered-table-cell table:number-columns-repeated="12" table:style-name="ce172"/>
            <table:covered-table-cell table:style-name="ce187"/>
            <table:table-cell table:style-name="ce34" table:number-columns-repeated="957"/>
          </table:table-row>
          <table:table-row table:style-name="ro8">
            <table:table-cell table:style-name="ce34"/>
            <table:covered-table-cell table:style-name="ce37"/>
            <table:covered-table-cell table:number-columns-repeated="3" table:style-name="ce42"/>
            <table:covered-table-cell table:style-name="ce123"/>
            <table:covered-table-cell table:number-columns-repeated="36" table:style-name="ce130"/>
            <table:covered-table-cell table:style-name="ce168"/>
            <table:table-cell table:style-name="ce171" office:value-type="string" table:number-columns-spanned="10" table:number-rows-spanned="1">
              <text:p>ICMS</text:p>
            </table:table-cell>
            <table:covered-table-cell table:number-columns-repeated="8" table:style-name="ce173"/>
            <table:covered-table-cell table:style-name="ce188"/>
            <table:table-cell table:style-name="ce171" office:value-type="string" table:number-columns-spanned="14" table:number-rows-spanned="1">
              <text:p>Internship Course Management System</text:p>
            </table:table-cell>
            <table:covered-table-cell table:number-columns-repeated="12" table:style-name="ce173"/>
            <table:covered-table-cell table:style-name="ce188"/>
            <table:table-cell table:style-name="ce34" table:number-columns-repeated="957"/>
          </table:table-row>
          <table:table-row table:style-name="ro8">
            <table:table-cell table:style-name="ce34"/>
            <table:table-cell table:style-name="ce38" office:value-type="string" table:number-columns-spanned="6" table:number-rows-spanned="1">
              <text:p>Sub System ID</text:p>
            </table:table-cell>
            <table:covered-table-cell table:number-columns-repeated="4" table:style-name="ce43"/>
            <table:covered-table-cell table:style-name="ce78"/>
            <table:table-cell table:style-name="ce131" table:number-columns-spanned="7" table:number-rows-spanned="1"/>
            <table:covered-table-cell table:number-columns-repeated="6" table:style-name="ce132"/>
            <table:table-cell table:style-name="ce38" office:value-type="string" table:number-columns-spanned="10" table:number-rows-spanned="1">
              <text:p>Sub System Name</text:p>
            </table:table-cell>
            <table:covered-table-cell table:number-columns-repeated="8" table:style-name="ce43"/>
            <table:covered-table-cell table:style-name="ce78"/>
            <table:table-cell table:style-name="ce158" table:number-columns-spanned="19" table:number-rows-spanned="1"/>
            <table:covered-table-cell table:number-columns-repeated="17" table:style-name="ce132"/>
            <table:covered-table-cell table:style-name="ce169"/>
            <table:table-cell table:style-name="ce38" office:value-type="string" table:number-columns-spanned="6" table:number-rows-spanned="1">
              <text:p>Create Date</text:p>
            </table:table-cell>
            <table:covered-table-cell table:number-columns-repeated="5" table:style-name="ce38"/>
            <table:table-cell table:style-name="ce177" office:value-type="float" office:value="40839" table:number-columns-spanned="4" table:number-rows-spanned="1">
              <text:p>10/23/11</text:p>
            </table:table-cell>
            <table:covered-table-cell table:number-columns-repeated="3" table:style-name="ce177"/>
            <table:table-cell table:style-name="ce38" office:value-type="string" table:number-columns-spanned="7" table:number-rows-spanned="1">
              <text:p>Creator</text:p>
            </table:table-cell>
            <table:covered-table-cell table:number-columns-repeated="6" table:style-name="ce38"/>
            <table:table-cell table:style-name="ce193" office:value-type="string" table:number-columns-spanned="7" table:number-rows-spanned="1">
              <text:p>DoanNX</text:p>
            </table:table-cell>
            <table:covered-table-cell table:number-columns-repeated="6" table:style-name="ce193"/>
            <table:table-cell table:style-name="ce34" table:number-columns-repeated="957"/>
          </table:table-row>
          <table:table-row table:style-name="ro8">
            <table:table-cell table:style-name="ce34"/>
            <table:table-cell table:style-name="ce38" office:value-type="string" table:number-columns-spanned="6" table:number-rows-spanned="1">
              <text:p>Screen ID</text:p>
            </table:table-cell>
            <table:covered-table-cell table:number-columns-repeated="4" table:style-name="ce43"/>
            <table:covered-table-cell table:style-name="ce78"/>
            <table:table-cell table:style-name="ce80" office:value-type="string" table:number-columns-spanned="7" table:number-rows-spanned="1">
              <text:p>S01</text:p>
            </table:table-cell>
            <table:covered-table-cell table:number-columns-repeated="6" table:style-name="ce82"/>
            <table:table-cell table:style-name="ce38" office:value-type="string" table:number-columns-spanned="10" table:number-rows-spanned="1">
              <text:p>Screen Name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Search Student Screen</text:p>
            </table:table-cell>
            <table:covered-table-cell table:number-columns-repeated="17" table:style-name="ce82"/>
            <table:covered-table-cell table:style-name="ce121"/>
            <table:table-cell table:style-name="ce38" office:value-type="string" table:number-columns-spanned="6" table:number-rows-spanned="1">
              <text:p>Update Date</text:p>
            </table:table-cell>
            <table:covered-table-cell table:number-columns-repeated="5" table:style-name="ce38"/>
            <table:table-cell table:style-name="ce178" table:number-columns-spanned="4" table:number-rows-spanned="1"/>
            <table:covered-table-cell table:number-columns-repeated="3" table:style-name="ce179"/>
            <table:table-cell table:style-name="ce38" office:value-type="string" table:number-columns-spanned="7" table:number-rows-spanned="1">
              <text:p>Updater</text:p>
            </table:table-cell>
            <table:covered-table-cell table:number-columns-repeated="6" table:style-name="ce38"/>
            <table:table-cell table:style-name="ce179" table:number-columns-spanned="7" table:number-rows-spanned="1"/>
            <table:covered-table-cell table:number-columns-repeated="6" table:style-name="ce179"/>
            <table:table-cell table:style-name="ce34" table:number-columns-repeated="957"/>
          </table:table-row>
        </table:table-header-rows>
        <table:table-row table:style-name="ro8">
          <table:table-cell table:style-name="ce35"/>
          <table:table-cell table:style-name="ce93"/>
          <table:table-cell table:style-name="ce95" table:number-columns-repeated="64"/>
          <table:table-cell table:style-name="ce198"/>
          <table:table-cell table:style-name="ce35" table:number-columns-repeated="957"/>
        </table:table-row>
        <table:table-row table:style-name="ro8">
          <table:table-cell table:style-name="ce35"/>
          <table:table-cell table:style-name="ce94"/>
          <table:table-cell table:style-name="ce96" office:value-type="string">
            <text:p>1. Item definition</text:p>
          </table:table-cell>
          <table:table-cell table:style-name="ce97" table:number-columns-repeated="63"/>
          <table:table-cell table:style-name="ce199"/>
          <table:table-cell table:style-name="ce35" table:number-columns-repeated="957"/>
        </table:table-row>
        <table:table-row table:style-name="ro8">
          <table:table-cell/>
          <table:table-cell table:style-name="ce94"/>
          <table:table-cell table:style-name="ce97" table:number-columns-repeated="64"/>
          <table:table-cell table:style-name="ce199"/>
          <table:table-cell table:number-columns-repeated="957"/>
        </table:table-row>
        <table:table-row table:style-name="ro8">
          <table:table-cell/>
          <table:table-cell table:style-name="ce94"/>
          <table:table-cell table:style-name="ce98" office:value-type="string" table:number-columns-spanned="2" table:number-rows-spanned="1">
            <text:p>No</text:p>
          </table:table-cell>
          <table:covered-table-cell table:style-name="ce98"/>
          <table:table-cell table:style-name="ce111" office:value-type="string" table:number-columns-spanned="10" table:number-rows-spanned="1">
            <text:p>Item code</text:p>
          </table:table-cell>
          <table:covered-table-cell table:number-columns-repeated="9" table:style-name="ce111"/>
          <table:table-cell table:style-name="ce111" office:value-type="string" table:number-columns-spanned="4" table:number-rows-spanned="1">
            <text:p>Type</text:p>
          </table:table-cell>
          <table:covered-table-cell table:number-columns-repeated="3" table:style-name="ce111"/>
          <table:table-cell table:style-name="ce146" office:value-type="string" table:number-columns-spanned="3" table:number-rows-spanned="1">
            <text:p>Place</text:p>
          </table:table-cell>
          <table:covered-table-cell table:style-name="ce148"/>
          <table:covered-table-cell table:style-name="ce149"/>
          <table:table-cell table:style-name="ce111" office:value-type="string" table:number-columns-spanned="2" table:number-rows-spanned="1">
            <text:p>I/O</text:p>
          </table:table-cell>
          <table:covered-table-cell table:style-name="ce150"/>
          <table:table-cell table:style-name="ce111" office:value-type="string" table:number-columns-spanned="9" table:number-rows-spanned="1">
            <text:p>Initial Value</text:p>
          </table:table-cell>
          <table:covered-table-cell table:number-columns-repeated="8" table:style-name="ce111"/>
          <table:table-cell table:style-name="ce111" office:value-type="string" table:number-columns-spanned="5" table:number-rows-spanned="1">
            <text:p>Format</text:p>
          </table:table-cell>
          <table:covered-table-cell table:number-columns-repeated="4" table:style-name="ce111"/>
          <table:table-cell table:style-name="ce111" office:value-type="string" table:number-columns-spanned="5" table:number-rows-spanned="1">
            <text:p>Mandatory</text:p>
          </table:table-cell>
          <table:covered-table-cell table:number-columns-repeated="4" table:style-name="ce111"/>
          <table:table-cell table:style-name="ce98" office:value-type="string" table:number-columns-spanned="3" table:number-rows-spanned="1">
            <text:p>Length</text:p>
          </table:table-cell>
          <table:covered-table-cell table:number-columns-repeated="2" table:style-name="ce98"/>
          <table:table-cell table:style-name="ce111" office:value-type="string" table:number-columns-spanned="6" table:number-rows-spanned="1">
            <text:p>Error Check</text:p>
          </table:table-cell>
          <table:covered-table-cell table:number-columns-repeated="5" table:style-name="ce111"/>
          <table:table-cell table:style-name="ce184" office:value-type="string" table:number-columns-spanned="15" table:number-rows-spanned="1">
            <text:p>Item Name/Remarks</text:p>
          </table:table-cell>
          <table:covered-table-cell table:number-columns-repeated="13" table:style-name="ce189"/>
          <table:covered-table-cell table:style-name="ce194"/>
          <table:table-cell table:style-name="ce199"/>
          <table:table-cell table:number-columns-repeated="957"/>
        </table:table-row>
        <table:table-row table:style-name="ro9">
          <table:table-cell/>
          <table:table-cell table:style-name="ce94"/>
          <table:table-cell table:style-name="ce99" table:formula="of:=ROW()-ROW([.$C$9])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112" office:value-type="string" table:number-columns-spanned="10" table:number-rows-spanned="1">
            <text:p>lblName</text:p>
          </table:table-cell>
          <table:covered-table-cell table:number-columns-repeated="8" table:style-name="ce124"/>
          <table:covered-table-cell table:style-name="ce138"/>
          <table:table-cell table:style-name="ce140" table:content-validation-name="val1" office:value-type="string" table:number-columns-spanned="4" table:number-rows-spanned="1">
            <text:p>Label</text:p>
          </table:table-cell>
          <table:covered-table-cell table:number-columns-repeated="3" table:style-name="ce140" table:content-validation-name="val1"/>
          <table:table-cell table:style-name="ce140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140" table:content-validation-name="val2"/>
          <table:table-cell table:style-name="ce140" table:content-validation-name="val3" office:value-type="string" table:number-columns-spanned="2" table:number-rows-spanned="1">
            <text:p>Out</text:p>
          </table:table-cell>
          <table:covered-table-cell table:style-name="ce140" table:content-validation-name="val3"/>
          <table:table-cell table:style-name="ce140" office:value-type="string" table:number-columns-spanned="9" table:number-rows-spanned="1">
            <text:p>Name</text:p>
          </table:table-cell>
          <table:covered-table-cell table:number-columns-repeated="8" table:style-name="ce140"/>
          <table:table-cell table:style-name="ce140" office:value-type="string" table:number-columns-spanned="5" table:number-rows-spanned="1">
            <text:p>-</text:p>
          </table:table-cell>
          <table:covered-table-cell table:number-columns-repeated="4" table:style-name="ce140"/>
          <table:table-cell table:style-name="ce140" office:value-type="string" table:number-columns-spanned="5" table:number-rows-spanned="1">
            <text:p>-</text:p>
          </table:table-cell>
          <table:covered-table-cell table:number-columns-repeated="4" table:style-name="ce140"/>
          <table:table-cell table:style-name="ce140" office:value-type="string" table:number-columns-spanned="3" table:number-rows-spanned="1">
            <text:p>-</text:p>
          </table:table-cell>
          <table:covered-table-cell table:number-columns-repeated="2" table:style-name="ce140"/>
          <table:table-cell table:style-name="ce140" office:value-type="string" table:number-columns-spanned="6" table:number-rows-spanned="1">
            <text:p>-</text:p>
          </table:table-cell>
          <table:covered-table-cell table:number-columns-repeated="5" table:style-name="ce140"/>
          <table:table-cell table:style-name="ce185" office:value-type="string" table:number-columns-spanned="15" table:number-rows-spanned="1">
            <text:p>-</text:p>
          </table:table-cell>
          <table:covered-table-cell table:number-columns-repeated="13" table:style-name="ce190"/>
          <table:covered-table-cell table:style-name="ce195"/>
          <table:table-cell table:style-name="ce199"/>
          <table:table-cell table:number-columns-repeated="957"/>
        </table:table-row>
        <table:table-row table:style-name="ro9">
          <table:table-cell/>
          <table:table-cell table:style-name="ce94"/>
          <table:table-cell table:style-name="ce100" table:formula="of:=ROW()-ROW([.$C$9])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13" office:value-type="string" table:number-columns-spanned="10" table:number-rows-spanned="1">
            <text:p>txtSearch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Text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In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-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Text</text:p>
          </table:table-cell>
          <table:covered-table-cell table:number-columns-repeated="4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Input the student name.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 table:number-columns-repeated="957"/>
        </table:table-row>
        <table:table-row table:style-name="ro9">
          <table:table-cell/>
          <table:table-cell table:style-name="ce94"/>
          <table:table-cell table:style-name="ce100" table:formula="of:=ROW()-ROW([.$C$9])" office:value-type="float" office:value="3" table:number-columns-spanned="2" table:number-rows-spanned="1">
            <text:p>3</text:p>
          </table:table-cell>
          <table:covered-table-cell table:style-name="ce100"/>
          <table:table-cell table:style-name="ce113" office:value-type="string" table:number-columns-spanned="10" table:number-rows-spanned="1">
            <text:p>cboCriteria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Combo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In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and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table:number-columns-spanned="5" table:number-rows-spanned="1"/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table:number-columns-spanned="6" table:number-rows-spanned="1"/>
          <table:covered-table-cell table:number-columns-repeated="5" table:style-name="ce114"/>
          <table:table-cell table:style-name="ce186" office:value-type="string" table:number-columns-spanned="15" table:number-rows-spanned="1">
            <text:p>2 values: or/and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9">
          <table:table-cell/>
          <table:table-cell table:style-name="ce94"/>
          <table:table-cell table:style-name="ce100" table:formula="of:=ROW()-ROW([.$C$9])" office:value-type="float" office:value="4" table:number-columns-spanned="2" table:number-rows-spanned="1">
            <text:p>4</text:p>
          </table:table-cell>
          <table:covered-table-cell table:style-name="ce100"/>
          <table:table-cell table:style-name="ce113" office:value-type="string" table:number-columns-spanned="10" table:number-rows-spanned="1">
            <text:p>lblCourse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Label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Out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Course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-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9">
          <table:table-cell/>
          <table:table-cell table:style-name="ce94"/>
          <table:table-cell table:style-name="ce100" table:formula="of:=ROW()-ROW([.$C$9])" office:value-type="float" office:value="5" table:number-columns-spanned="2" table:number-rows-spanned="1">
            <text:p>5</text:p>
          </table:table-cell>
          <table:covered-table-cell table:style-name="ce100"/>
          <table:table-cell table:style-name="ce113" office:value-type="string" table:number-columns-spanned="10" table:number-rows-spanned="1">
            <text:p>cboCourse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Combo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I/O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select one course…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List of the available courses.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9">
          <table:table-cell/>
          <table:table-cell table:style-name="ce94"/>
          <table:table-cell table:style-name="ce100" table:formula="of:=ROW()-ROW([.$C$9])" office:value-type="float" office:value="6" table:number-columns-spanned="2" table:number-rows-spanned="1">
            <text:p>6</text:p>
          </table:table-cell>
          <table:covered-table-cell table:style-name="ce100"/>
          <table:table-cell table:style-name="ce113" office:value-type="string" table:number-columns-spanned="10" table:number-rows-spanned="1">
            <text:p>btnSearch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Button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In</text:p>
          </table:table-cell>
          <table:covered-table-cell table:style-name="ce114" table:content-validation-name="val3"/>
          <table:table-cell table:style-name="ce154" office:value-type="string" table:number-columns-spanned="9" table:number-rows-spanned="1">
            <text:p>-</text:p>
          </table:table-cell>
          <table:covered-table-cell table:number-columns-repeated="8" table:style-name="ce154"/>
          <table:table-cell table:style-name="ce163" office:value-type="string" table:number-columns-spanned="5" table:number-rows-spanned="1">
            <text:p>-</text:p>
          </table:table-cell>
          <table:covered-table-cell table:number-columns-repeated="4" table:style-name="ce163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-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9">
          <table:table-cell/>
          <table:table-cell table:style-name="ce94"/>
          <table:table-cell table:style-name="ce100" office:value-type="float" office:value="7" table:number-columns-spanned="2" table:number-rows-spanned="1">
            <text:p>7</text:p>
          </table:table-cell>
          <table:covered-table-cell table:style-name="ce100"/>
          <table:table-cell table:style-name="ce113" office:value-type="string" table:number-columns-spanned="10" table:number-rows-spanned="1">
            <text:p>linkAddStudent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Link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oter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Out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Add new student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Link to add new student page.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9">
          <table:table-cell/>
          <table:table-cell table:style-name="ce94"/>
          <table:table-cell table:style-name="ce100" office:value-type="float" office:value="8" table:number-columns-spanned="2" table:number-rows-spanned="1">
            <text:p>8</text:p>
          </table:table-cell>
          <table:covered-table-cell table:style-name="ce100"/>
          <table:table-cell table:style-name="ce113" office:value-type="string" table:number-columns-spanned="10" table:number-rows-spanned="1">
            <text:p>linkAddCourse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Link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oter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Out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Add new course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Link to add new course page.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9">
          <table:table-cell/>
          <table:table-cell table:style-name="ce94"/>
          <table:table-cell table:style-name="ce100" office:value-type="float" office:value="9" table:number-columns-spanned="2" table:number-rows-spanned="1">
            <text:p>9</text:p>
          </table:table-cell>
          <table:covered-table-cell table:style-name="ce100"/>
          <table:table-cell table:style-name="ce114" office:value-type="string" table:number-columns-spanned="10" table:number-rows-spanned="1">
            <text:p>lstStudent</text:p>
          </table:table-cell>
          <table:covered-table-cell table:number-columns-repeated="9" table:style-name="ce114"/>
          <table:table-cell table:style-name="ce114" table:content-validation-name="val1" table:number-columns-spanned="4" table:number-rows-spanned="1"/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List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Out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-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Show the list of search result.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1" table:number-columns-spanned="2" table:number-rows-spanned="1"/>
          <table:covered-table-cell table:style-name="ce101"/>
          <table:table-cell table:style-name="ce115" table:number-columns-spanned="10" table:number-rows-spanned="1"/>
          <table:covered-table-cell table:number-columns-repeated="9" table:style-name="ce115"/>
          <table:table-cell table:style-name="ce115" table:content-validation-name="val1" table:number-columns-spanned="4" table:number-rows-spanned="1"/>
          <table:covered-table-cell table:number-columns-repeated="3" table:style-name="ce115" table:content-validation-name="val1"/>
          <table:table-cell table:style-name="ce115" table:content-validation-name="val2" table:number-columns-spanned="3" table:number-rows-spanned="1"/>
          <table:covered-table-cell table:number-columns-repeated="2" table:style-name="ce115" table:content-validation-name="val2"/>
          <table:table-cell table:style-name="ce115" table:content-validation-name="val3" table:number-columns-spanned="2" table:number-rows-spanned="1"/>
          <table:covered-table-cell table:style-name="ce115" table:content-validation-name="val3"/>
          <table:table-cell table:style-name="ce115" table:number-columns-spanned="9" table:number-rows-spanned="1"/>
          <table:covered-table-cell table:number-columns-repeated="8" table:style-name="ce115"/>
          <table:table-cell table:style-name="ce115" table:number-columns-spanned="5" table:number-rows-spanned="1"/>
          <table:covered-table-cell table:number-columns-repeated="4" table:style-name="ce115"/>
          <table:table-cell table:style-name="ce115" table:number-columns-spanned="5" table:number-rows-spanned="1"/>
          <table:covered-table-cell table:number-columns-repeated="4" table:style-name="ce115"/>
          <table:table-cell table:style-name="ce115" table:number-columns-spanned="3" table:number-rows-spanned="1"/>
          <table:covered-table-cell table:number-columns-repeated="2" table:style-name="ce115"/>
          <table:table-cell table:style-name="ce115" table:number-columns-spanned="6" table:number-rows-spanned="1"/>
          <table:covered-table-cell table:number-columns-repeated="5" table:style-name="ce115"/>
          <table:table-cell table:style-name="ce186" table:number-columns-spanned="15" table:number-rows-spanned="1"/>
          <table:covered-table-cell table:number-columns-repeated="13" table:style-name="ce192"/>
          <table:covered-table-cell table:style-name="ce197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97" table:number-columns-repeated="64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96" office:value-type="string">
            <text:p>2. Mapping screen items to database</text:p>
          </table:table-cell>
          <table:table-cell table:style-name="ce97" table:number-columns-repeated="63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2" office:value-type="string" table:number-columns-spanned="2" table:number-rows-spanned="2">
            <text:p>No</text:p>
          </table:table-cell>
          <table:covered-table-cell table:style-name="ce107"/>
          <table:table-cell table:style-name="ce116" office:value-type="string" table:number-columns-spanned="13" table:number-rows-spanned="1">
            <text:p>Screen</text:p>
          </table:table-cell>
          <table:covered-table-cell table:number-columns-repeated="11" table:style-name="ce126"/>
          <table:covered-table-cell table:style-name="ce141"/>
          <table:table-cell table:style-name="ce142"/>
          <table:table-cell table:style-name="ce147" office:value-type="string" table:number-columns-spanned="13" table:number-rows-spanned="1">
            <text:p>Datasource</text:p>
          </table:table-cell>
          <table:covered-table-cell table:number-columns-repeated="11" table:style-name="ce120"/>
          <table:covered-table-cell table:style-name="ce133"/>
          <table:table-cell table:style-name="ce159" office:value-type="string" table:number-columns-spanned="20" table:number-rows-spanned="2">
            <text:p>Note</text:p>
          </table:table-cell>
          <table:covered-table-cell table:number-columns-repeated="18" table:style-name="ce126"/>
          <table:covered-table-cell table:style-name="ce180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covered-table-cell table:style-name="ce103"/>
          <table:covered-table-cell table:style-name="ce108"/>
          <table:table-cell table:style-name="ce117" office:value-type="string" table:number-columns-spanned="6" table:number-rows-spanned="1">
            <text:p>Code item name</text:p>
          </table:table-cell>
          <table:covered-table-cell table:number-columns-repeated="4" table:style-name="ce120"/>
          <table:covered-table-cell table:style-name="ce133"/>
          <table:table-cell table:style-name="ce117" office:value-type="string" table:number-columns-spanned="7" table:number-rows-spanned="1">
            <text:p>Screen item name</text:p>
          </table:table-cell>
          <table:covered-table-cell table:number-columns-repeated="5" table:style-name="ce120"/>
          <table:covered-table-cell table:style-name="ce133"/>
          <table:table-cell table:style-name="ce143" office:value-type="string">
            <text:p>I/O</text:p>
          </table:table-cell>
          <table:table-cell table:style-name="ce117" office:value-type="string" table:number-columns-spanned="6" table:number-rows-spanned="1">
            <text:p>DB table name</text:p>
          </table:table-cell>
          <table:covered-table-cell table:number-columns-repeated="4" table:style-name="ce120"/>
          <table:covered-table-cell table:style-name="ce133"/>
          <table:table-cell table:style-name="ce117" office:value-type="string" table:number-columns-spanned="7" table:number-rows-spanned="1">
            <text:p>DB column name</text:p>
          </table:table-cell>
          <table:covered-table-cell table:number-columns-repeated="5" table:style-name="ce120"/>
          <table:covered-table-cell table:style-name="ce133"/>
          <table:covered-table-cell table:style-name="ce160"/>
          <table:covered-table-cell table:number-columns-repeated="18" table:style-name="ce164"/>
          <table:covered-table-cell table:style-name="ce181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4" table:formula="of:=ROW()-ROW([.$C$23])" office:value-type="float" office:value="1" table:number-columns-spanned="2" table:number-rows-spanned="1">
            <text:p>1</text:p>
          </table:table-cell>
          <table:covered-table-cell table:style-name="ce104"/>
          <table:table-cell table:style-name="ce118" office:value-type="string" table:number-columns-spanned="6" table:number-rows-spanned="1">
            <text:p>cboCourse</text:p>
          </table:table-cell>
          <table:covered-table-cell table:number-columns-repeated="4" table:style-name="ce127"/>
          <table:covered-table-cell table:style-name="ce134"/>
          <table:table-cell table:style-name="ce118" office:value-type="string" table:number-columns-spanned="7" table:number-rows-spanned="1">
            <text:p>cboCourse</text:p>
          </table:table-cell>
          <table:covered-table-cell table:number-columns-repeated="5" table:style-name="ce127"/>
          <table:covered-table-cell table:style-name="ce134"/>
          <table:table-cell table:style-name="ce144" office:value-type="string">
            <text:p>O</text:p>
          </table:table-cell>
          <table:table-cell table:style-name="ce118" office:value-type="string" table:number-columns-spanned="6" table:number-rows-spanned="1">
            <text:p>tblCourse</text:p>
          </table:table-cell>
          <table:covered-table-cell table:number-columns-repeated="4" table:style-name="ce127"/>
          <table:covered-table-cell table:style-name="ce134"/>
          <table:table-cell table:style-name="ce118" office:value-type="string" table:number-columns-spanned="7" table:number-rows-spanned="1">
            <text:p>Name</text:p>
          </table:table-cell>
          <table:covered-table-cell table:number-columns-repeated="5" table:style-name="ce127"/>
          <table:covered-table-cell table:style-name="ce134"/>
          <table:table-cell table:style-name="ce161" office:value-type="string" table:number-columns-spanned="20" table:number-rows-spanned="1">
            <text:p>-</text:p>
          </table:table-cell>
          <table:covered-table-cell table:style-name="ce165"/>
          <table:covered-table-cell table:style-name="ce166"/>
          <table:covered-table-cell table:number-columns-repeated="16" table:style-name="ce127"/>
          <table:covered-table-cell table:style-name="ce182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5" table:formula="of:=ROW()-ROW([.$C$23])" office:value-type="float" office:value="2" table:number-columns-spanned="2" table:number-rows-spanned="1">
            <text:p>2</text:p>
          </table:table-cell>
          <table:covered-table-cell table:style-name="ce105"/>
          <table:table-cell table:style-name="ce119" office:value-type="string" table:number-columns-spanned="6" table:number-rows-spanned="1">
            <text:p>lst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lstStudent</text:p>
          </table:table-cell>
          <table:covered-table-cell table:number-columns-repeated="5" table:style-name="ce128"/>
          <table:covered-table-cell table:style-name="ce135"/>
          <table:table-cell table:style-name="ce145" office:value-type="string">
            <text:p>O</text:p>
          </table:table-cell>
          <table:table-cell table:style-name="ce119" office:value-type="string" table:number-columns-spanned="6" table:number-rows-spanned="1">
            <text:p>tbl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Name</text:p>
          </table:table-cell>
          <table:covered-table-cell table:number-columns-repeated="5" table:style-name="ce128"/>
          <table:covered-table-cell table:style-name="ce135"/>
          <table:table-cell table:style-name="ce162" office:value-type="string" table:number-columns-spanned="20" table:number-rows-spanned="1">
            <text:p>The name of student in list of search result.</text:p>
          </table:table-cell>
          <table:covered-table-cell table:number-columns-repeated="18" table:style-name="ce128"/>
          <table:covered-table-cell table:style-name="ce183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5" table:formula="of:=ROW()-ROW([.$C$23])" office:value-type="float" office:value="3" table:number-columns-spanned="2" table:number-rows-spanned="1">
            <text:p>3</text:p>
          </table:table-cell>
          <table:covered-table-cell table:style-name="ce105"/>
          <table:table-cell table:style-name="ce119" office:value-type="string" table:number-columns-spanned="6" table:number-rows-spanned="1">
            <text:p>lst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lstStudent</text:p>
          </table:table-cell>
          <table:covered-table-cell table:number-columns-repeated="5" table:style-name="ce128"/>
          <table:covered-table-cell table:style-name="ce135"/>
          <table:table-cell table:style-name="ce145" office:value-type="string">
            <text:p>O</text:p>
          </table:table-cell>
          <table:table-cell table:style-name="ce119" office:value-type="string" table:number-columns-spanned="6" table:number-rows-spanned="1">
            <text:p>tbl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Account</text:p>
          </table:table-cell>
          <table:covered-table-cell table:number-columns-repeated="5" table:style-name="ce128"/>
          <table:covered-table-cell table:style-name="ce135"/>
          <table:table-cell table:style-name="ce162" office:value-type="string" table:number-columns-spanned="20" table:number-rows-spanned="1">
            <text:p>The account of student in list of search result.</text:p>
          </table:table-cell>
          <table:covered-table-cell table:number-columns-repeated="18" table:style-name="ce128"/>
          <table:covered-table-cell table:style-name="ce183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5" table:formula="of:=ROW()-ROW([.$C$23])" office:value-type="float" office:value="4" table:number-columns-spanned="2" table:number-rows-spanned="1">
            <text:p>4</text:p>
          </table:table-cell>
          <table:covered-table-cell table:style-name="ce105"/>
          <table:table-cell table:style-name="ce119" office:value-type="string" table:number-columns-spanned="6" table:number-rows-spanned="1">
            <text:p>lst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lstStudent</text:p>
          </table:table-cell>
          <table:covered-table-cell table:number-columns-repeated="5" table:style-name="ce128"/>
          <table:covered-table-cell table:style-name="ce135"/>
          <table:table-cell table:style-name="ce145" office:value-type="string">
            <text:p>O</text:p>
          </table:table-cell>
          <table:table-cell table:style-name="ce119" office:value-type="string" table:number-columns-spanned="6" table:number-rows-spanned="1">
            <text:p>tbl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Birthdate</text:p>
          </table:table-cell>
          <table:covered-table-cell table:number-columns-repeated="5" table:style-name="ce128"/>
          <table:covered-table-cell table:style-name="ce135"/>
          <table:table-cell table:style-name="ce162" office:value-type="string" table:number-columns-spanned="20" table:number-rows-spanned="1">
            <text:p>The birthdate of student in list of search result.</text:p>
          </table:table-cell>
          <table:covered-table-cell table:number-columns-repeated="18" table:style-name="ce128"/>
          <table:covered-table-cell table:style-name="ce183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5" table:formula="of:=ROW()-ROW([.$C$23])" office:value-type="float" office:value="5" table:number-columns-spanned="2" table:number-rows-spanned="1">
            <text:p>5</text:p>
          </table:table-cell>
          <table:covered-table-cell table:style-name="ce105"/>
          <table:table-cell table:style-name="ce119" office:value-type="string" table:number-columns-spanned="6" table:number-rows-spanned="1">
            <text:p>lst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lstStudent</text:p>
          </table:table-cell>
          <table:covered-table-cell table:number-columns-repeated="5" table:style-name="ce128"/>
          <table:covered-table-cell table:style-name="ce135"/>
          <table:table-cell table:style-name="ce145" office:value-type="string">
            <text:p>O</text:p>
          </table:table-cell>
          <table:table-cell table:style-name="ce119" office:value-type="string" table:number-columns-spanned="6" table:number-rows-spanned="1">
            <text:p>tbl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Mark</text:p>
          </table:table-cell>
          <table:covered-table-cell table:number-columns-repeated="5" table:style-name="ce128"/>
          <table:covered-table-cell table:style-name="ce135"/>
          <table:table-cell table:style-name="ce162" office:value-type="string" table:number-columns-spanned="20" table:number-rows-spanned="1">
            <text:p>The mark of student in list of search result.</text:p>
          </table:table-cell>
          <table:covered-table-cell table:number-columns-repeated="18" table:style-name="ce128"/>
          <table:covered-table-cell table:style-name="ce183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5" table:formula="of:=ROW()-ROW([.$C$23])" office:value-type="float" office:value="6" table:number-columns-spanned="2" table:number-rows-spanned="1">
            <text:p>6</text:p>
          </table:table-cell>
          <table:covered-table-cell table:style-name="ce105"/>
          <table:table-cell table:style-name="ce119" office:value-type="string" table:number-columns-spanned="6" table:number-rows-spanned="1">
            <text:p>lst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lstStudent</text:p>
          </table:table-cell>
          <table:covered-table-cell table:number-columns-repeated="5" table:style-name="ce128"/>
          <table:covered-table-cell table:style-name="ce135"/>
          <table:table-cell table:style-name="ce145" office:value-type="string">
            <text:p>O</text:p>
          </table:table-cell>
          <table:table-cell table:style-name="ce119" office:value-type="string" table:number-columns-spanned="6" table:number-rows-spanned="1">
            <text:p>tbl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Language</text:p>
          </table:table-cell>
          <table:covered-table-cell table:number-columns-repeated="5" table:style-name="ce128"/>
          <table:covered-table-cell table:style-name="ce135"/>
          <table:table-cell table:style-name="ce162" office:value-type="string" table:number-columns-spanned="20" table:number-rows-spanned="1">
            <text:p>The language of student in list of search result.</text:p>
          </table:table-cell>
          <table:covered-table-cell table:number-columns-repeated="18" table:style-name="ce128"/>
          <table:covered-table-cell table:style-name="ce183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5" table:number-columns-spanned="2" table:number-rows-spanned="1"/>
          <table:covered-table-cell table:style-name="ce105"/>
          <table:table-cell table:style-name="ce119" table:number-columns-spanned="6" table:number-rows-spanned="1"/>
          <table:covered-table-cell table:number-columns-repeated="4" table:style-name="ce128"/>
          <table:covered-table-cell table:style-name="ce135"/>
          <table:table-cell table:style-name="ce119" table:number-columns-spanned="7" table:number-rows-spanned="1"/>
          <table:covered-table-cell table:number-columns-repeated="5" table:style-name="ce128"/>
          <table:covered-table-cell table:style-name="ce135"/>
          <table:table-cell table:style-name="ce145"/>
          <table:table-cell table:style-name="ce119" table:number-columns-spanned="6" table:number-rows-spanned="1"/>
          <table:covered-table-cell table:number-columns-repeated="4" table:style-name="ce128"/>
          <table:covered-table-cell table:style-name="ce135"/>
          <table:table-cell table:style-name="ce119" table:number-columns-spanned="7" table:number-rows-spanned="1"/>
          <table:covered-table-cell table:number-columns-repeated="5" table:style-name="ce128"/>
          <table:covered-table-cell table:style-name="ce135"/>
          <table:table-cell table:style-name="ce162" table:number-columns-spanned="20" table:number-rows-spanned="1"/>
          <table:covered-table-cell table:number-columns-repeated="18" table:style-name="ce128"/>
          <table:covered-table-cell table:style-name="ce183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 table:number-rows-repeated="2">
          <table:table-cell/>
          <table:table-cell table:style-name="ce94"/>
          <table:table-cell table:style-name="ce97" table:number-columns-repeated="64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96" office:value-type="string">
            <text:p>3. Events</text:p>
          </table:table-cell>
          <table:table-cell table:style-name="ce97" table:number-columns-repeated="63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2" office:value-type="string" table:number-columns-spanned="2" table:number-rows-spanned="1">
            <text:p>No</text:p>
          </table:table-cell>
          <table:covered-table-cell table:style-name="ce110"/>
          <table:table-cell table:style-name="ce120" office:value-type="string" table:number-columns-spanned="13" table:number-rows-spanned="1">
            <text:p>Code item name</text:p>
          </table:table-cell>
          <table:covered-table-cell table:number-columns-repeated="11" table:style-name="ce120"/>
          <table:covered-table-cell table:style-name="ce133"/>
          <table:table-cell table:style-name="ce117" office:value-type="string" table:number-columns-spanned="5" table:number-rows-spanned="1">
            <text:p>Event</text:p>
          </table:table-cell>
          <table:covered-table-cell table:number-columns-repeated="3" table:style-name="ce120"/>
          <table:covered-table-cell table:style-name="ce133"/>
          <table:table-cell table:style-name="ce151" office:value-type="string" table:number-columns-spanned="24" table:number-rows-spanned="1">
            <text:p>Main process</text:p>
          </table:table-cell>
          <table:covered-table-cell table:number-columns-repeated="22" table:style-name="ce155"/>
          <table:covered-table-cell table:style-name="ce174"/>
          <table:table-cell table:style-name="ce97" table:number-columns-repeated="20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6" table:formula="of:=ROW()-ROW([.$C$34])" office:value-type="float" office:value="1" table:number-columns-spanned="2" table:number-rows-spanned="1">
            <text:p>1</text:p>
          </table:table-cell>
          <table:covered-table-cell table:style-name="ce106"/>
          <table:table-cell table:style-name="ce119" office:value-type="string" table:number-columns-spanned="13" table:number-rows-spanned="1">
            <text:p>btnSearch</text:p>
          </table:table-cell>
          <table:covered-table-cell table:number-columns-repeated="7" table:style-name="ce128"/>
          <table:covered-table-cell table:style-name="ce136"/>
          <table:covered-table-cell table:number-columns-repeated="4" table:style-name="ce128"/>
          <table:table-cell table:style-name="ce119" office:value-type="string" table:number-columns-spanned="5" table:number-rows-spanned="1">
            <text:p>Click</text:p>
          </table:table-cell>
          <table:covered-table-cell table:number-columns-repeated="3" table:style-name="ce128"/>
          <table:covered-table-cell table:style-name="ce135"/>
          <table:table-cell table:style-name="ce152" office:value-type="string" table:number-columns-spanned="24" table:number-rows-spanned="1">
            <text:p>Search the students satisfy with the input criteria.</text:p>
          </table:table-cell>
          <table:covered-table-cell table:number-columns-repeated="22" table:style-name="ce156"/>
          <table:covered-table-cell table:style-name="ce175"/>
          <table:table-cell table:style-name="ce97" table:number-columns-repeated="20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5" table:formula="of:=ROW()-ROW([.$C$34])" office:value-type="float" office:value="2" table:number-columns-spanned="2" table:number-rows-spanned="1">
            <text:p>2</text:p>
          </table:table-cell>
          <table:covered-table-cell table:style-name="ce105"/>
          <table:table-cell table:style-name="ce119" office:value-type="string" table:number-columns-spanned="13" table:number-rows-spanned="1">
            <text:p>linkAddStudent</text:p>
          </table:table-cell>
          <table:covered-table-cell table:number-columns-repeated="12" table:style-name="ce128"/>
          <table:table-cell table:style-name="ce119" office:value-type="string" table:number-columns-spanned="5" table:number-rows-spanned="1">
            <text:p>Click</text:p>
          </table:table-cell>
          <table:covered-table-cell table:number-columns-repeated="3" table:style-name="ce128"/>
          <table:covered-table-cell table:style-name="ce135"/>
          <table:table-cell table:style-name="ce152" office:value-type="string" table:number-columns-spanned="24" table:number-rows-spanned="1">
            <text:p>Link to add student page.</text:p>
          </table:table-cell>
          <table:covered-table-cell table:number-columns-repeated="22" table:style-name="ce156"/>
          <table:covered-table-cell table:style-name="ce175"/>
          <table:table-cell table:style-name="ce97" table:number-columns-repeated="20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5" table:formula="of:=ROW()-ROW([.$C$34])" office:value-type="float" office:value="3" table:number-columns-spanned="2" table:number-rows-spanned="1">
            <text:p>3</text:p>
          </table:table-cell>
          <table:covered-table-cell table:style-name="ce105"/>
          <table:table-cell table:style-name="ce119" office:value-type="string" table:number-columns-spanned="13" table:number-rows-spanned="1">
            <text:p>linkAddCourse</text:p>
          </table:table-cell>
          <table:covered-table-cell table:number-columns-repeated="7" table:style-name="ce128"/>
          <table:covered-table-cell table:style-name="ce137"/>
          <table:covered-table-cell table:number-columns-repeated="4" table:style-name="ce128"/>
          <table:table-cell table:style-name="ce119" office:value-type="string" table:number-columns-spanned="5" table:number-rows-spanned="1">
            <text:p>Click</text:p>
          </table:table-cell>
          <table:covered-table-cell table:number-columns-repeated="3" table:style-name="ce128"/>
          <table:covered-table-cell table:style-name="ce135"/>
          <table:table-cell table:style-name="ce152" office:value-type="string" table:number-columns-spanned="24" table:number-rows-spanned="1">
            <text:p>Link to add course page.</text:p>
          </table:table-cell>
          <table:covered-table-cell table:number-columns-repeated="22" table:style-name="ce156"/>
          <table:covered-table-cell table:style-name="ce175"/>
          <table:table-cell table:style-name="ce97" table:number-columns-repeated="20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5" table:number-columns-spanned="2" table:number-rows-spanned="1"/>
          <table:covered-table-cell table:style-name="ce105"/>
          <table:table-cell table:style-name="ce119" table:number-columns-spanned="13" table:number-rows-spanned="1"/>
          <table:covered-table-cell table:number-columns-repeated="7" table:style-name="ce128"/>
          <table:covered-table-cell table:style-name="ce137"/>
          <table:covered-table-cell table:number-columns-repeated="4" table:style-name="ce128"/>
          <table:table-cell table:style-name="ce119" table:number-columns-spanned="5" table:number-rows-spanned="1"/>
          <table:covered-table-cell table:number-columns-repeated="3" table:style-name="ce128"/>
          <table:covered-table-cell table:style-name="ce135"/>
          <table:table-cell table:style-name="ce153" table:number-columns-spanned="24" table:number-rows-spanned="1"/>
          <table:covered-table-cell table:number-columns-repeated="22" table:style-name="ce157"/>
          <table:covered-table-cell table:style-name="ce176"/>
          <table:table-cell table:style-name="ce97" table:number-columns-repeated="20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 table:number-rows-repeated="4">
          <table:table-cell/>
          <table:table-cell table:style-name="ce94"/>
          <table:table-cell table:style-name="ce97" table:number-columns-repeated="64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 table:number-rows-repeated="2">
          <table:table-cell/>
          <table:table-cell table:style-name="ce35" table:number-columns-repeated="66"/>
          <table:table-cell/>
          <table:table-cell table:style-name="ce35"/>
          <table:table-cell table:number-columns-repeated="955"/>
        </table:table-row>
        <table:table-row table:style-name="ro8" table:number-rows-repeated="8">
          <table:table-cell/>
          <table:table-cell table:style-name="ce35" table:number-columns-repeated="66"/>
          <table:table-cell table:number-columns-repeated="957"/>
        </table:table-row>
        <table:table-row table:style-name="ro8" table:number-rows-repeated="104852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creen Detail_S02" table:style-name="ta6" table:print-ranges="'Screen Detail_S02'.B2:'Screen Detail_S02'.BO43">
        <table:table-column table:style-name="co15" table:number-columns-repeated="17" table:default-cell-style-name="ce200"/>
        <table:table-column table:style-name="co18" table:default-cell-style-name="ce200"/>
        <table:table-column table:style-name="co15" table:number-columns-repeated="27" table:default-cell-style-name="ce200"/>
        <table:table-column table:style-name="co19" table:default-cell-style-name="ce200"/>
        <table:table-column table:style-name="co15" table:number-columns-repeated="211" table:default-cell-style-name="ce200"/>
        <table:table-column table:style-name="co15" table:number-columns-repeated="767" table:default-cell-style-name="Default"/>
        <table:table-row table:style-name="ro8">
          <table:table-cell table:number-columns-repeated="1024"/>
        </table:table-row>
        <table:table-header-rows>
          <table:table-row table:style-name="ro8">
            <table:table-cell table:style-name="ce201"/>
            <table:table-cell table:style-name="ce36" office:value-type="string" table:number-columns-spanned="4" table:number-rows-spanned="2">
              <text:p>SD</text:p>
            </table:table-cell>
            <table:covered-table-cell table:number-columns-repeated="3" table:style-name="ce41"/>
            <table:table-cell table:style-name="ce122" office:value-type="string" table:number-columns-spanned="38" table:number-rows-spanned="2">
              <text:p>Screen Detail Design</text:p>
            </table:table-cell>
            <table:covered-table-cell table:number-columns-repeated="36" table:style-name="ce129"/>
            <table:covered-table-cell table:style-name="ce167"/>
            <table:table-cell table:style-name="ce170" office:value-type="string" table:number-columns-spanned="10" table:number-rows-spanned="1">
              <text:p>System ID</text:p>
            </table:table-cell>
            <table:covered-table-cell table:number-columns-repeated="8" table:style-name="ce172"/>
            <table:covered-table-cell table:style-name="ce187"/>
            <table:table-cell table:style-name="ce170" office:value-type="string" table:number-columns-spanned="14" table:number-rows-spanned="1">
              <text:p>System Name</text:p>
            </table:table-cell>
            <table:covered-table-cell table:number-columns-repeated="12" table:style-name="ce172"/>
            <table:covered-table-cell table:style-name="ce187"/>
            <table:table-cell table:style-name="ce201" table:number-columns-repeated="957"/>
          </table:table-row>
          <table:table-row table:style-name="ro8">
            <table:table-cell table:style-name="ce201"/>
            <table:covered-table-cell table:style-name="ce37"/>
            <table:covered-table-cell table:number-columns-repeated="3" table:style-name="ce42"/>
            <table:covered-table-cell table:style-name="ce123"/>
            <table:covered-table-cell table:number-columns-repeated="36" table:style-name="ce130"/>
            <table:covered-table-cell table:style-name="ce168"/>
            <table:table-cell table:style-name="ce171" office:value-type="string" table:number-columns-spanned="10" table:number-rows-spanned="1">
              <text:p>ICMS</text:p>
            </table:table-cell>
            <table:covered-table-cell table:number-columns-repeated="8" table:style-name="ce173"/>
            <table:covered-table-cell table:style-name="ce188"/>
            <table:table-cell table:style-name="ce171" office:value-type="string" table:number-columns-spanned="14" table:number-rows-spanned="1">
              <text:p>Internship Course Management System</text:p>
            </table:table-cell>
            <table:covered-table-cell table:number-columns-repeated="12" table:style-name="ce173"/>
            <table:covered-table-cell table:style-name="ce188"/>
            <table:table-cell table:style-name="ce201" table:number-columns-repeated="957"/>
          </table:table-row>
          <table:table-row table:style-name="ro8">
            <table:table-cell table:style-name="ce201"/>
            <table:table-cell table:style-name="ce38" office:value-type="string" table:number-columns-spanned="6" table:number-rows-spanned="1">
              <text:p>Sub System ID</text:p>
            </table:table-cell>
            <table:covered-table-cell table:number-columns-repeated="4" table:style-name="ce43"/>
            <table:covered-table-cell table:style-name="ce78"/>
            <table:table-cell table:style-name="ce131" table:number-columns-spanned="7" table:number-rows-spanned="1"/>
            <table:covered-table-cell table:number-columns-repeated="6" table:style-name="ce132"/>
            <table:table-cell table:style-name="ce38" office:value-type="string" table:number-columns-spanned="10" table:number-rows-spanned="1">
              <text:p>Sub System Name</text:p>
            </table:table-cell>
            <table:covered-table-cell table:number-columns-repeated="8" table:style-name="ce43"/>
            <table:covered-table-cell table:style-name="ce78"/>
            <table:table-cell table:style-name="ce158" table:number-columns-spanned="19" table:number-rows-spanned="1"/>
            <table:covered-table-cell table:number-columns-repeated="17" table:style-name="ce132"/>
            <table:covered-table-cell table:style-name="ce169"/>
            <table:table-cell table:style-name="ce38" office:value-type="string" table:number-columns-spanned="6" table:number-rows-spanned="1">
              <text:p>Create Date</text:p>
            </table:table-cell>
            <table:covered-table-cell table:number-columns-repeated="5" table:style-name="ce38"/>
            <table:table-cell table:style-name="ce177" office:value-type="float" office:value="40839" table:number-columns-spanned="4" table:number-rows-spanned="1">
              <text:p>10/23/11</text:p>
            </table:table-cell>
            <table:covered-table-cell table:number-columns-repeated="3" table:style-name="ce177"/>
            <table:table-cell table:style-name="ce38" office:value-type="string" table:number-columns-spanned="7" table:number-rows-spanned="1">
              <text:p>Creator</text:p>
            </table:table-cell>
            <table:covered-table-cell table:number-columns-repeated="6" table:style-name="ce38"/>
            <table:table-cell table:style-name="ce193" office:value-type="string" table:number-columns-spanned="7" table:number-rows-spanned="1">
              <text:p>DoanNX</text:p>
            </table:table-cell>
            <table:covered-table-cell table:number-columns-repeated="6" table:style-name="ce193"/>
            <table:table-cell table:style-name="ce201" table:number-columns-repeated="957"/>
          </table:table-row>
          <table:table-row table:style-name="ro8">
            <table:table-cell table:style-name="ce201"/>
            <table:table-cell table:style-name="ce38" office:value-type="string" table:number-columns-spanned="6" table:number-rows-spanned="1">
              <text:p>Screen ID</text:p>
            </table:table-cell>
            <table:covered-table-cell table:number-columns-repeated="4" table:style-name="ce43"/>
            <table:covered-table-cell table:style-name="ce78"/>
            <table:table-cell table:style-name="ce80" office:value-type="string" table:number-columns-spanned="7" table:number-rows-spanned="1">
              <text:p>S02</text:p>
            </table:table-cell>
            <table:covered-table-cell table:number-columns-repeated="6" table:style-name="ce82"/>
            <table:table-cell table:style-name="ce38" office:value-type="string" table:number-columns-spanned="10" table:number-rows-spanned="1">
              <text:p>Screen Name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Add New Student</text:p>
            </table:table-cell>
            <table:covered-table-cell table:number-columns-repeated="17" table:style-name="ce82"/>
            <table:covered-table-cell table:style-name="ce121"/>
            <table:table-cell table:style-name="ce38" office:value-type="string" table:number-columns-spanned="6" table:number-rows-spanned="1">
              <text:p>Update Date</text:p>
            </table:table-cell>
            <table:covered-table-cell table:number-columns-repeated="5" table:style-name="ce38"/>
            <table:table-cell table:style-name="ce178" table:number-columns-spanned="4" table:number-rows-spanned="1"/>
            <table:covered-table-cell table:number-columns-repeated="3" table:style-name="ce179"/>
            <table:table-cell table:style-name="ce38" office:value-type="string" table:number-columns-spanned="7" table:number-rows-spanned="1">
              <text:p>Updater</text:p>
            </table:table-cell>
            <table:covered-table-cell table:number-columns-repeated="6" table:style-name="ce38"/>
            <table:table-cell table:style-name="ce179" table:number-columns-spanned="7" table:number-rows-spanned="1"/>
            <table:covered-table-cell table:number-columns-repeated="6" table:style-name="ce179"/>
            <table:table-cell table:style-name="ce201" table:number-columns-repeated="957"/>
          </table:table-row>
        </table:table-header-rows>
        <table:table-row table:style-name="ro8">
          <table:table-cell table:style-name="ce202"/>
          <table:table-cell table:style-name="ce203"/>
          <table:table-cell table:style-name="ce206" table:number-columns-repeated="64"/>
          <table:table-cell table:style-name="ce315"/>
          <table:table-cell table:style-name="ce202" table:number-columns-repeated="957"/>
        </table:table-row>
        <table:table-row table:style-name="ro8">
          <table:table-cell table:style-name="ce202"/>
          <table:table-cell table:style-name="ce204"/>
          <table:table-cell table:style-name="ce207" office:value-type="string">
            <text:p>1. Item definition</text:p>
          </table:table-cell>
          <table:table-cell table:style-name="ce202" table:number-columns-repeated="63"/>
          <table:table-cell table:style-name="ce316"/>
          <table:table-cell table:style-name="ce202" table:number-columns-repeated="957"/>
        </table:table-row>
        <table:table-row table:style-name="ro8">
          <table:table-cell/>
          <table:table-cell table:style-name="ce204"/>
          <table:table-cell table:style-name="ce202" table:number-columns-repeated="64"/>
          <table:table-cell table:style-name="ce316"/>
          <table:table-cell table:number-columns-repeated="957"/>
        </table:table-row>
        <table:table-row table:style-name="ro8">
          <table:table-cell/>
          <table:table-cell table:style-name="ce204"/>
          <table:table-cell table:style-name="ce208" office:value-type="string" table:number-columns-spanned="2" table:number-rows-spanned="1">
            <text:p>No</text:p>
          </table:table-cell>
          <table:covered-table-cell table:style-name="ce208"/>
          <table:table-cell table:style-name="ce225" office:value-type="string" table:number-columns-spanned="10" table:number-rows-spanned="1">
            <text:p>Item code</text:p>
          </table:table-cell>
          <table:covered-table-cell table:number-columns-repeated="9" table:style-name="ce225"/>
          <table:table-cell table:style-name="ce225" office:value-type="string" table:number-columns-spanned="4" table:number-rows-spanned="1">
            <text:p>Type</text:p>
          </table:table-cell>
          <table:covered-table-cell table:number-columns-repeated="3" table:style-name="ce225"/>
          <table:table-cell table:style-name="ce276" office:value-type="string" table:number-columns-spanned="3" table:number-rows-spanned="1">
            <text:p>Place</text:p>
          </table:table-cell>
          <table:covered-table-cell table:style-name="ce280"/>
          <table:covered-table-cell table:style-name="ce281"/>
          <table:table-cell table:style-name="ce225" office:value-type="string" table:number-columns-spanned="2" table:number-rows-spanned="1">
            <text:p>I/O</text:p>
          </table:table-cell>
          <table:covered-table-cell table:style-name="ce284"/>
          <table:table-cell table:style-name="ce225" office:value-type="string" table:number-columns-spanned="9" table:number-rows-spanned="1">
            <text:p>Initial Value</text:p>
          </table:table-cell>
          <table:covered-table-cell table:number-columns-repeated="8" table:style-name="ce225"/>
          <table:table-cell table:style-name="ce225" office:value-type="string" table:number-columns-spanned="5" table:number-rows-spanned="1">
            <text:p>Format</text:p>
          </table:table-cell>
          <table:covered-table-cell table:number-columns-repeated="4" table:style-name="ce225"/>
          <table:table-cell table:style-name="ce225" office:value-type="string" table:number-columns-spanned="5" table:number-rows-spanned="1">
            <text:p>Mandatory</text:p>
          </table:table-cell>
          <table:covered-table-cell table:number-columns-repeated="4" table:style-name="ce225"/>
          <table:table-cell table:style-name="ce208" office:value-type="string" table:number-columns-spanned="3" table:number-rows-spanned="1">
            <text:p>Length</text:p>
          </table:table-cell>
          <table:covered-table-cell table:number-columns-repeated="2" table:style-name="ce208"/>
          <table:table-cell table:style-name="ce225" office:value-type="string" table:number-columns-spanned="6" table:number-rows-spanned="1">
            <text:p>Error Check</text:p>
          </table:table-cell>
          <table:covered-table-cell table:number-columns-repeated="5" table:style-name="ce225"/>
          <table:table-cell table:style-name="ce302" office:value-type="string" table:number-columns-spanned="15" table:number-rows-spanned="1">
            <text:p>Item Name/Remarks</text:p>
          </table:table-cell>
          <table:covered-table-cell table:number-columns-repeated="13" table:style-name="ce306"/>
          <table:covered-table-cell table:style-name="ce310"/>
          <table:table-cell table:style-name="ce316"/>
          <table:table-cell table:number-columns-repeated="957"/>
        </table:table-row>
        <table:table-row table:style-name="ro8">
          <table:table-cell/>
          <table:table-cell table:style-name="ce204"/>
          <table:table-cell table:style-name="ce209" table:formula="of:=ROW()-ROW([.$C$9])" office:value-type="float" office:value="1" table:number-columns-spanned="2" table:number-rows-spanned="1">
            <text:p>1</text:p>
          </table:table-cell>
          <table:covered-table-cell table:style-name="ce209"/>
          <table:table-cell table:style-name="ce226" office:value-type="string" table:number-columns-spanned="10" table:number-rows-spanned="1">
            <text:p>cboCourse</text:p>
          </table:table-cell>
          <table:covered-table-cell table:number-columns-repeated="8" table:style-name="ce239"/>
          <table:covered-table-cell table:style-name="ce254"/>
          <table:table-cell table:style-name="ce259" table:content-validation-name="val4" office:value-type="string" table:number-columns-spanned="4" table:number-rows-spanned="1">
            <text:p>Combo</text:p>
          </table:table-cell>
          <table:covered-table-cell table:number-columns-repeated="3" table:style-name="ce259" table:content-validation-name="val4"/>
          <table:table-cell table:style-name="ce259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59" table:content-validation-name="val5"/>
          <table:table-cell table:style-name="ce259" table:content-validation-name="val6" office:value-type="string" table:number-columns-spanned="2" table:number-rows-spanned="1">
            <text:p>I/O</text:p>
          </table:table-cell>
          <table:covered-table-cell table:style-name="ce259" table:content-validation-name="val6"/>
          <table:table-cell table:style-name="ce259" office:value-type="string" table:number-columns-spanned="9" table:number-rows-spanned="1">
            <text:p>select one course…</text:p>
          </table:table-cell>
          <table:covered-table-cell table:number-columns-repeated="8" table:style-name="ce259"/>
          <table:table-cell table:style-name="ce259" office:value-type="string" table:number-columns-spanned="5" table:number-rows-spanned="1">
            <text:p>-</text:p>
          </table:table-cell>
          <table:covered-table-cell table:number-columns-repeated="4" table:style-name="ce259"/>
          <table:table-cell table:style-name="ce294" office:value-type="string" table:number-columns-spanned="5" table:number-rows-spanned="1">
            <text:p>-</text:p>
          </table:table-cell>
          <table:covered-table-cell table:number-columns-repeated="4" table:style-name="ce294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97" office:value-type="string" table:number-columns-spanned="6" table:number-rows-spanned="1">
            <text:p>-</text:p>
          </table:table-cell>
          <table:covered-table-cell table:number-columns-repeated="5" table:style-name="ce297"/>
          <table:table-cell table:style-name="ce303" office:value-type="string" table:number-columns-spanned="15" table:number-rows-spanned="1">
            <text:p>List of the available courses.</text:p>
          </table:table-cell>
          <table:covered-table-cell table:number-columns-repeated="13" table:style-name="ce307"/>
          <table:covered-table-cell table:style-name="ce311"/>
          <table:table-cell table:style-name="ce316"/>
          <table:table-cell table:number-columns-repeated="957"/>
        </table:table-row>
        <table:table-row table:style-name="ro8">
          <table:table-cell/>
          <table:table-cell table:style-name="ce204"/>
          <table:table-cell table:style-name="ce210" table:formula="of:=ROW()-ROW([.$C$9])" office:value-type="float" office:value="2" table:number-columns-spanned="2" table:number-rows-spanned="1">
            <text:p>2</text:p>
          </table:table-cell>
          <table:covered-table-cell table:style-name="ce210"/>
          <table:table-cell table:style-name="ce227" office:value-type="string" table:number-columns-spanned="10" table:number-rows-spanned="1">
            <text:p>linkListStudent</text:p>
          </table:table-cell>
          <table:covered-table-cell table:number-columns-repeated="8" table:style-name="ce240"/>
          <table:covered-table-cell table:style-name="ce255"/>
          <table:table-cell table:style-name="ce260" table:content-validation-name="val4" office:value-type="string" table:number-columns-spanned="4" table:number-rows-spanned="1">
            <text:p>Link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Header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List of student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Link to the search student page.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 table:number-columns-repeated="957"/>
        </table:table-row>
        <table:table-row table:style-name="ro8">
          <table:table-cell/>
          <table:table-cell table:style-name="ce204"/>
          <table:table-cell table:style-name="ce210" table:formula="of:=ROW()-ROW([.$C$9])" office:value-type="float" office:value="3" table:number-columns-spanned="2" table:number-rows-spanned="1">
            <text:p>3</text:p>
          </table:table-cell>
          <table:covered-table-cell table:style-name="ce210"/>
          <table:table-cell table:style-name="ce228" office:value-type="string" table:number-columns-spanned="10" table:number-rows-spanned="1">
            <text:p>linkAddCourse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Link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Header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Add a new course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Link to the add course page.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0" table:formula="of:=ROW()-ROW([.$C$9])" office:value-type="float" office:value="4" table:number-columns-spanned="2" table:number-rows-spanned="1">
            <text:p>4</text:p>
          </table:table-cell>
          <table:covered-table-cell table:style-name="ce210"/>
          <table:table-cell table:style-name="ce228" office:value-type="string" table:number-columns-spanned="10" table:number-rows-spanned="1">
            <text:p>lblName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Name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-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0" table:formula="of:=ROW()-ROW([.$C$9])" office:value-type="float" office:value="5" table:number-columns-spanned="2" table:number-rows-spanned="1">
            <text:p>5</text:p>
          </table:table-cell>
          <table:covered-table-cell table:style-name="ce210"/>
          <table:table-cell table:style-name="ce228" office:value-type="string" table:number-columns-spanned="10" table:number-rows-spanned="1">
            <text:p>lblAccount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Account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-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0" table:formula="of:=ROW()-ROW([.$C$9])" office:value-type="float" office:value="6" table:number-columns-spanned="2" table:number-rows-spanned="1">
            <text:p>6</text:p>
          </table:table-cell>
          <table:covered-table-cell table:style-name="ce210"/>
          <table:table-cell table:style-name="ce228" office:value-type="string" table:number-columns-spanned="10" table:number-rows-spanned="1">
            <text:p>lblDateOfBirth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Birthdate</text:p>
          </table:table-cell>
          <table:covered-table-cell table:number-columns-repeated="8" table:style-name="ce260"/>
          <table:table-cell table:style-name="ce291" office:value-type="string" table:number-columns-spanned="5" table:number-rows-spanned="1">
            <text:p>-</text:p>
          </table:table-cell>
          <table:covered-table-cell table:number-columns-repeated="4" table:style-name="ce291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-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0" table:formula="of:=ROW()-ROW([.$C$9])" office:value-type="float" office:value="7" table:number-columns-spanned="2" table:number-rows-spanned="1">
            <text:p>7</text:p>
          </table:table-cell>
          <table:covered-table-cell table:style-name="ce220"/>
          <table:table-cell table:style-name="ce228" office:value-type="string" table:number-columns-spanned="10" table:number-rows-spanned="1">
            <text:p>lblMark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Mark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-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10">
          <table:table-cell/>
          <table:table-cell table:style-name="ce204"/>
          <table:table-cell table:style-name="ce210" table:formula="of:=ROW()-ROW([.$C$9])" office:value-type="float" office:value="8" table:number-columns-spanned="2" table:number-rows-spanned="1">
            <text:p>8</text:p>
          </table:table-cell>
          <table:covered-table-cell table:style-name="ce210"/>
          <table:table-cell table:style-name="ce228" office:value-type="string" table:number-columns-spanned="10" table:number-rows-spanned="1">
            <text:p>lblLanguage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Language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-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0" office:value-type="float" office:value="9" table:number-columns-spanned="2" table:number-rows-spanned="1">
            <text:p>9</text:p>
          </table:table-cell>
          <table:covered-table-cell table:style-name="ce210"/>
          <table:table-cell table:style-name="ce228" office:value-type="string" table:number-columns-spanned="10" table:number-rows-spanned="1">
            <text:p>txtName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In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Blank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Text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x</text:p>
          </table:table-cell>
          <table:covered-table-cell table:number-columns-repeated="4" table:style-name="ce295"/>
          <table:table-cell table:style-name="ce295" office:value-type="float" office:value="50" table:number-columns-spanned="3" table:number-rows-spanned="1">
            <text:p>50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Input the student name.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0" office:value-type="float" office:value="10" table:number-columns-spanned="2" table:number-rows-spanned="1">
            <text:p>10</text:p>
          </table:table-cell>
          <table:covered-table-cell table:style-name="ce210"/>
          <table:table-cell table:style-name="ce228" office:value-type="string" table:number-columns-spanned="10" table:number-rows-spanned="1">
            <text:p>txtAccount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In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Blank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Text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x</text:p>
          </table:table-cell>
          <table:covered-table-cell table:number-columns-repeated="4" table:style-name="ce295"/>
          <table:table-cell table:style-name="ce295" office:value-type="float" office:value="50" table:number-columns-spanned="3" table:number-rows-spanned="1">
            <text:p>50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Not duplicated.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Input the account information.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11">
          <table:table-cell/>
          <table:table-cell table:style-name="ce204"/>
          <table:table-cell table:style-name="ce210" office:value-type="float" office:value="11" table:number-columns-spanned="2" table:number-rows-spanned="1">
            <text:p>11</text:p>
          </table:table-cell>
          <table:covered-table-cell table:style-name="ce220"/>
          <table:table-cell table:style-name="ce228" office:value-type="string" table:number-columns-spanned="10" table:number-rows-spanned="1">
            <text:p>txtDateOfBirth</text:p>
          </table:table-cell>
          <table:covered-table-cell table:number-columns-repeated="8" table:style-name="ce241"/>
          <table:covered-table-cell table:style-name="ce256"/>
          <table:table-cell table:style-name="ce261" table:content-validation-name="val4" office:value-type="string" table:number-columns-spanned="4" table:number-rows-spanned="1">
            <text:p>Text</text:p>
          </table:table-cell>
          <table:covered-table-cell table:number-columns-repeated="2" table:style-name="ce264"/>
          <table:covered-table-cell table:style-name="ce269"/>
          <table:table-cell table:style-name="ce261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1" table:content-validation-name="val5"/>
          <table:table-cell table:style-name="ce261" table:content-validation-name="val6" office:value-type="string" table:number-columns-spanned="2" table:number-rows-spanned="1">
            <text:p>In</text:p>
          </table:table-cell>
          <table:covered-table-cell table:style-name="ce261" table:content-validation-name="val6"/>
          <table:table-cell table:style-name="ce261" office:value-type="string" table:number-columns-spanned="9" table:number-rows-spanned="1">
            <text:p>Blank</text:p>
          </table:table-cell>
          <table:covered-table-cell table:number-columns-repeated="8" table:style-name="ce261"/>
          <table:table-cell table:style-name="ce261" office:value-type="string" table:number-columns-spanned="5" table:number-rows-spanned="1">
            <text:p>Text</text:p>
          </table:table-cell>
          <table:covered-table-cell table:number-columns-repeated="4" table:style-name="ce261"/>
          <table:table-cell table:style-name="ce210" office:value-type="string" table:number-columns-spanned="5" table:number-rows-spanned="1">
            <text:p>x</text:p>
          </table:table-cell>
          <table:covered-table-cell table:number-columns-repeated="4" table:style-name="ce210"/>
          <table:table-cell table:style-name="ce210" office:value-type="string" table:number-columns-spanned="3" table:number-rows-spanned="1">
            <text:p>-</text:p>
          </table:table-cell>
          <table:covered-table-cell table:number-columns-repeated="2" table:style-name="ce210"/>
          <table:table-cell table:style-name="ce261" office:value-type="string" table:number-columns-spanned="6" table:number-rows-spanned="1">
            <text:p>Valid date.</text:p>
          </table:table-cell>
          <table:covered-table-cell table:number-columns-repeated="5" table:style-name="ce261"/>
          <table:table-cell table:style-name="ce261" office:value-type="string" table:number-columns-spanned="15" table:number-rows-spanned="1">
            <text:p>Use Jquery DateTimePicker follow this format: dd/mm/yyyy.</text:p>
          </table:table-cell>
          <table:covered-table-cell table:number-columns-repeated="13" table:style-name="ce264"/>
          <table:covered-table-cell table:style-name="ce269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0" office:value-type="float" office:value="12" table:number-columns-spanned="2" table:number-rows-spanned="1">
            <text:p>12</text:p>
          </table:table-cell>
          <table:covered-table-cell table:style-name="ce220"/>
          <table:table-cell table:style-name="ce228" office:value-type="string" table:number-columns-spanned="10" table:number-rows-spanned="1">
            <text:p>txtMark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60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In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Blank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Integer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x</text:p>
          </table:table-cell>
          <table:covered-table-cell table:number-columns-repeated="4" table:style-name="ce295"/>
          <table:table-cell table:style-name="ce295" office:value-type="float" office:value="2" table:number-columns-spanned="3" table:number-rows-spanned="1">
            <text:p>2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0&lt;mark&lt;11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Input the student mark.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1" office:value-type="float" office:value="13" table:number-columns-spanned="2" table:number-rows-spanned="1">
            <text:p>13</text:p>
          </table:table-cell>
          <table:covered-table-cell table:style-name="ce221"/>
          <table:table-cell table:style-name="ce229" office:value-type="string" table:number-columns-spanned="10" table:number-rows-spanned="1">
            <text:p>txtLanguage</text:p>
          </table:table-cell>
          <table:covered-table-cell table:number-columns-repeated="8" table:style-name="ce242"/>
          <table:covered-table-cell table:style-name="ce257"/>
          <table:table-cell table:style-name="ce262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62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In</text:p>
          </table:table-cell>
          <table:covered-table-cell table:style-name="ce260" table:content-validation-name="val6"/>
          <table:table-cell table:style-name="ce262" office:value-type="string" table:number-columns-spanned="9" table:number-rows-spanned="1">
            <text:p>Blank</text:p>
          </table:table-cell>
          <table:covered-table-cell table:number-columns-repeated="8" table:style-name="ce262"/>
          <table:table-cell table:style-name="ce262" office:value-type="string" table:number-columns-spanned="5" table:number-rows-spanned="1">
            <text:p>Text</text:p>
          </table:table-cell>
          <table:covered-table-cell table:number-columns-repeated="4" table:style-name="ce262"/>
          <table:table-cell table:style-name="ce296" office:value-type="string" table:number-columns-spanned="5" table:number-rows-spanned="1">
            <text:p>x</text:p>
          </table:table-cell>
          <table:covered-table-cell table:number-columns-repeated="4" table:style-name="ce296"/>
          <table:table-cell table:style-name="ce296" office:value-type="float" office:value="250" table:number-columns-spanned="3" table:number-rows-spanned="1">
            <text:p>250</text:p>
          </table:table-cell>
          <table:covered-table-cell table:number-columns-repeated="2" table:style-name="ce296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Input the strong programming language.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0" office:value-type="float" office:value="14" table:number-columns-spanned="2" table:number-rows-spanned="1">
            <text:p>14</text:p>
          </table:table-cell>
          <table:covered-table-cell table:style-name="ce210"/>
          <table:table-cell table:style-name="ce228" office:value-type="string" table:number-columns-spanned="10" table:number-rows-spanned="1">
            <text:p>btnSave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Button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In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-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-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2" table:number-columns-spanned="2" table:number-rows-spanned="1"/>
          <table:covered-table-cell table:style-name="ce212"/>
          <table:table-cell table:style-name="ce230" table:number-columns-spanned="10" table:number-rows-spanned="1"/>
          <table:covered-table-cell table:number-columns-repeated="8" table:style-name="ce244"/>
          <table:covered-table-cell table:style-name="ce258"/>
          <table:table-cell table:style-name="ce263" table:content-validation-name="val4" table:number-columns-spanned="4" table:number-rows-spanned="1"/>
          <table:covered-table-cell table:number-columns-repeated="3" table:style-name="ce263" table:content-validation-name="val4"/>
          <table:table-cell table:style-name="ce263" table:content-validation-name="val5" table:number-columns-spanned="3" table:number-rows-spanned="1"/>
          <table:covered-table-cell table:number-columns-repeated="2" table:style-name="ce263" table:content-validation-name="val5"/>
          <table:table-cell table:style-name="ce263" table:content-validation-name="val6" table:number-columns-spanned="2" table:number-rows-spanned="1"/>
          <table:covered-table-cell table:style-name="ce263" table:content-validation-name="val6"/>
          <table:table-cell table:style-name="ce286" table:number-columns-spanned="9" table:number-rows-spanned="1"/>
          <table:covered-table-cell table:number-columns-repeated="8" table:style-name="ce286"/>
          <table:table-cell table:style-name="ce263" table:number-columns-spanned="5" table:number-rows-spanned="1"/>
          <table:covered-table-cell table:number-columns-repeated="4" table:style-name="ce263"/>
          <table:table-cell table:style-name="ce263" table:number-columns-spanned="5" table:number-rows-spanned="1"/>
          <table:covered-table-cell table:number-columns-repeated="4" table:style-name="ce263"/>
          <table:table-cell table:style-name="ce263" table:number-columns-spanned="3" table:number-rows-spanned="1"/>
          <table:covered-table-cell table:number-columns-repeated="2" table:style-name="ce263"/>
          <table:table-cell table:style-name="ce263" table:number-columns-spanned="6" table:number-rows-spanned="1"/>
          <table:covered-table-cell table:number-columns-repeated="5" table:style-name="ce263"/>
          <table:table-cell table:style-name="ce305" table:number-columns-spanned="15" table:number-rows-spanned="1"/>
          <table:covered-table-cell table:number-columns-repeated="13" table:style-name="ce309"/>
          <table:covered-table-cell table:style-name="ce31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02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07" office:value-type="string">
            <text:p>2. Mapping screen items to database</text:p>
          </table:table-cell>
          <table:table-cell table:style-name="ce202" table:number-columns-repeated="63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3" office:value-type="string" table:number-columns-spanned="2" table:number-rows-spanned="2">
            <text:p>No</text:p>
          </table:table-cell>
          <table:covered-table-cell table:style-name="ce222"/>
          <table:table-cell table:style-name="ce231" office:value-type="string">
            <text:p>Screen</text:p>
          </table:table-cell>
          <table:table-cell table:style-name="ce245" table:number-columns-repeated="11"/>
          <table:table-cell table:style-name="ce265"/>
          <table:table-cell table:style-name="ce270"/>
          <table:table-cell table:style-name="ce232" office:value-type="string">
            <text:p>Datasource</text:p>
          </table:table-cell>
          <table:table-cell table:style-name="ce235" table:number-columns-repeated="11"/>
          <table:table-cell table:style-name="ce251"/>
          <table:table-cell table:style-name="ce231"/>
          <table:table-cell table:style-name="ce245" table:number-columns-repeated="18"/>
          <table:table-cell table:style-name="ce265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covered-table-cell table:style-name="ce214"/>
          <table:covered-table-cell table:style-name="ce223"/>
          <table:table-cell table:style-name="ce232" office:value-type="string">
            <text:p>Code item name</text:p>
          </table:table-cell>
          <table:table-cell table:style-name="ce235" table:number-columns-repeated="4"/>
          <table:table-cell table:style-name="ce251"/>
          <table:table-cell table:style-name="ce232" office:value-type="string">
            <text:p>Screen item name</text:p>
          </table:table-cell>
          <table:table-cell table:style-name="ce235" table:number-columns-repeated="5"/>
          <table:table-cell table:style-name="ce251"/>
          <table:table-cell table:style-name="ce271" office:value-type="string">
            <text:p>I/O</text:p>
          </table:table-cell>
          <table:table-cell table:style-name="ce232" office:value-type="string">
            <text:p>DB table name</text:p>
          </table:table-cell>
          <table:table-cell table:style-name="ce235" table:number-columns-repeated="4"/>
          <table:table-cell table:style-name="ce251"/>
          <table:table-cell table:style-name="ce232" office:value-type="string">
            <text:p>DB column name</text:p>
          </table:table-cell>
          <table:table-cell table:style-name="ce235" table:number-columns-repeated="5"/>
          <table:table-cell table:style-name="ce251"/>
          <table:table-cell table:style-name="ce288" office:value-type="string">
            <text:p>Note</text:p>
          </table:table-cell>
          <table:table-cell table:style-name="ce292" table:number-columns-repeated="18"/>
          <table:table-cell table:style-name="ce299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5" office:value-type="float" office:value="1" table:number-columns-spanned="2" table:number-rows-spanned="1">
            <text:p>1</text:p>
          </table:table-cell>
          <table:covered-table-cell table:style-name="ce215"/>
          <table:table-cell table:style-name="ce233" office:value-type="string" table:number-columns-spanned="6" table:number-rows-spanned="1">
            <text:p>cboCourse</text:p>
          </table:table-cell>
          <table:covered-table-cell table:number-columns-repeated="4" table:style-name="ce246"/>
          <table:covered-table-cell table:style-name="ce252"/>
          <table:table-cell table:style-name="ce233" office:value-type="string" table:number-columns-spanned="7" table:number-rows-spanned="1">
            <text:p>cboCourse</text:p>
          </table:table-cell>
          <table:covered-table-cell table:number-columns-repeated="5" table:style-name="ce246"/>
          <table:covered-table-cell table:style-name="ce252"/>
          <table:table-cell table:style-name="ce272" office:value-type="string">
            <text:p>O</text:p>
          </table:table-cell>
          <table:table-cell table:style-name="ce233" office:value-type="string" table:number-columns-spanned="6" table:number-rows-spanned="1">
            <text:p>tblCourse</text:p>
          </table:table-cell>
          <table:covered-table-cell table:number-columns-repeated="4" table:style-name="ce246"/>
          <table:covered-table-cell table:style-name="ce252"/>
          <table:table-cell table:style-name="ce233" office:value-type="string" table:number-columns-spanned="7" table:number-rows-spanned="1">
            <text:p>Name</text:p>
          </table:table-cell>
          <table:covered-table-cell table:number-columns-repeated="5" table:style-name="ce246"/>
          <table:covered-table-cell table:style-name="ce252"/>
          <table:table-cell table:style-name="ce289" office:value-type="string" table:number-columns-spanned="20" table:number-rows-spanned="1">
            <text:p>-</text:p>
          </table:table-cell>
          <table:covered-table-cell table:style-name="ce243"/>
          <table:covered-table-cell table:style-name="ce293"/>
          <table:covered-table-cell table:number-columns-repeated="16" table:style-name="ce246"/>
          <table:covered-table-cell table:style-name="ce300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6" office:value-type="float" office:value="2" table:number-columns-spanned="2" table:number-rows-spanned="1">
            <text:p>2</text:p>
          </table:table-cell>
          <table:covered-table-cell table:style-name="ce216"/>
          <table:table-cell table:style-name="ce234" office:value-type="string" table:number-columns-spanned="6" table:number-rows-spanned="1">
            <text:p>txtName</text:p>
          </table:table-cell>
          <table:covered-table-cell table:number-columns-repeated="4" table:style-name="ce247"/>
          <table:covered-table-cell table:style-name="ce253"/>
          <table:table-cell table:style-name="ce234" office:value-type="string" table:number-columns-spanned="7" table:number-rows-spanned="1">
            <text:p>txtName</text:p>
          </table:table-cell>
          <table:covered-table-cell table:number-columns-repeated="5" table:style-name="ce247"/>
          <table:covered-table-cell table:style-name="ce253"/>
          <table:table-cell table:style-name="ce273" office:value-type="string">
            <text:p>I</text:p>
          </table:table-cell>
          <table:table-cell table:style-name="ce233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234" office:value-type="string" table:number-columns-spanned="7" table:number-rows-spanned="1">
            <text:p>Name</text:p>
          </table:table-cell>
          <table:covered-table-cell table:number-columns-repeated="5" table:style-name="ce247"/>
          <table:covered-table-cell table:style-name="ce253"/>
          <table:table-cell table:style-name="ce290" office:value-type="string" table:number-columns-spanned="20" table:number-rows-spanned="1">
            <text:p>The name of student.</text:p>
          </table:table-cell>
          <table:covered-table-cell table:number-columns-repeated="18" table:style-name="ce247"/>
          <table:covered-table-cell table:style-name="ce301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6" office:value-type="float" office:value="3" table:number-columns-spanned="2" table:number-rows-spanned="1">
            <text:p>3</text:p>
          </table:table-cell>
          <table:covered-table-cell table:style-name="ce216"/>
          <table:table-cell table:style-name="ce234" office:value-type="string" table:number-columns-spanned="6" table:number-rows-spanned="1">
            <text:p>txtAccount</text:p>
          </table:table-cell>
          <table:covered-table-cell table:number-columns-repeated="4" table:style-name="ce247"/>
          <table:covered-table-cell table:style-name="ce253"/>
          <table:table-cell table:style-name="ce234" office:value-type="string" table:number-columns-spanned="7" table:number-rows-spanned="1">
            <text:p>txtAccount</text:p>
          </table:table-cell>
          <table:covered-table-cell table:number-columns-repeated="5" table:style-name="ce247"/>
          <table:covered-table-cell table:style-name="ce253"/>
          <table:table-cell table:style-name="ce273" office:value-type="string">
            <text:p>I</text:p>
          </table:table-cell>
          <table:table-cell table:style-name="ce233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234" office:value-type="string" table:number-columns-spanned="7" table:number-rows-spanned="1">
            <text:p>Account</text:p>
          </table:table-cell>
          <table:covered-table-cell table:number-columns-repeated="5" table:style-name="ce247"/>
          <table:covered-table-cell table:style-name="ce253"/>
          <table:table-cell table:style-name="ce290" office:value-type="string" table:number-columns-spanned="20" table:number-rows-spanned="1">
            <text:p>The account of student.</text:p>
          </table:table-cell>
          <table:covered-table-cell table:number-columns-repeated="18" table:style-name="ce247"/>
          <table:covered-table-cell table:style-name="ce301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6" office:value-type="float" office:value="4" table:number-columns-spanned="2" table:number-rows-spanned="1">
            <text:p>4</text:p>
          </table:table-cell>
          <table:covered-table-cell table:style-name="ce216"/>
          <table:table-cell table:style-name="ce234" office:value-type="string" table:number-columns-spanned="6" table:number-rows-spanned="1">
            <text:p>txtDateOfBirth</text:p>
          </table:table-cell>
          <table:covered-table-cell table:number-columns-repeated="4" table:style-name="ce247"/>
          <table:covered-table-cell table:style-name="ce253"/>
          <table:table-cell table:style-name="ce234" office:value-type="string" table:number-columns-spanned="7" table:number-rows-spanned="1">
            <text:p>txtDateOfBirth</text:p>
          </table:table-cell>
          <table:covered-table-cell table:number-columns-repeated="5" table:style-name="ce247"/>
          <table:covered-table-cell table:style-name="ce253"/>
          <table:table-cell table:style-name="ce273" office:value-type="string">
            <text:p>I</text:p>
          </table:table-cell>
          <table:table-cell table:style-name="ce233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234" office:value-type="string" table:number-columns-spanned="7" table:number-rows-spanned="1">
            <text:p>Birthdate</text:p>
          </table:table-cell>
          <table:covered-table-cell table:number-columns-repeated="5" table:style-name="ce247"/>
          <table:covered-table-cell table:style-name="ce253"/>
          <table:table-cell table:style-name="ce290" office:value-type="string" table:number-columns-spanned="20" table:number-rows-spanned="1">
            <text:p>The birthdate of student.</text:p>
          </table:table-cell>
          <table:covered-table-cell table:number-columns-repeated="18" table:style-name="ce247"/>
          <table:covered-table-cell table:style-name="ce301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6" office:value-type="float" office:value="5" table:number-columns-spanned="2" table:number-rows-spanned="1">
            <text:p>5</text:p>
          </table:table-cell>
          <table:covered-table-cell table:style-name="ce216"/>
          <table:table-cell table:style-name="ce234" office:value-type="string" table:number-columns-spanned="6" table:number-rows-spanned="1">
            <text:p>txtMark</text:p>
          </table:table-cell>
          <table:covered-table-cell table:number-columns-repeated="4" table:style-name="ce247"/>
          <table:covered-table-cell table:style-name="ce253"/>
          <table:table-cell table:style-name="ce234" office:value-type="string" table:number-columns-spanned="7" table:number-rows-spanned="1">
            <text:p>txtMark</text:p>
          </table:table-cell>
          <table:covered-table-cell table:number-columns-repeated="5" table:style-name="ce247"/>
          <table:covered-table-cell table:style-name="ce253"/>
          <table:table-cell table:style-name="ce273" office:value-type="string">
            <text:p>I</text:p>
          </table:table-cell>
          <table:table-cell table:style-name="ce233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234" office:value-type="string" table:number-columns-spanned="7" table:number-rows-spanned="1">
            <text:p>Mark</text:p>
          </table:table-cell>
          <table:covered-table-cell table:number-columns-repeated="5" table:style-name="ce247"/>
          <table:covered-table-cell table:style-name="ce253"/>
          <table:table-cell table:style-name="ce290" office:value-type="string" table:number-columns-spanned="20" table:number-rows-spanned="1">
            <text:p>The mark of student.</text:p>
          </table:table-cell>
          <table:covered-table-cell table:number-columns-repeated="18" table:style-name="ce247"/>
          <table:covered-table-cell table:style-name="ce301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6" office:value-type="float" office:value="6" table:number-columns-spanned="2" table:number-rows-spanned="1">
            <text:p>6</text:p>
          </table:table-cell>
          <table:covered-table-cell table:style-name="ce216"/>
          <table:table-cell table:style-name="ce234" office:value-type="string" table:number-columns-spanned="6" table:number-rows-spanned="1">
            <text:p>txtLanguage</text:p>
          </table:table-cell>
          <table:covered-table-cell table:number-columns-repeated="4" table:style-name="ce247"/>
          <table:covered-table-cell table:style-name="ce253"/>
          <table:table-cell table:style-name="ce234" office:value-type="string" table:number-columns-spanned="7" table:number-rows-spanned="1">
            <text:p>txtLanguage</text:p>
          </table:table-cell>
          <table:covered-table-cell table:number-columns-repeated="5" table:style-name="ce247"/>
          <table:covered-table-cell table:style-name="ce253"/>
          <table:table-cell table:style-name="ce273" office:value-type="string">
            <text:p>I</text:p>
          </table:table-cell>
          <table:table-cell table:style-name="ce233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234" office:value-type="string" table:number-columns-spanned="7" table:number-rows-spanned="1">
            <text:p>Language</text:p>
          </table:table-cell>
          <table:covered-table-cell table:number-columns-repeated="5" table:style-name="ce247"/>
          <table:covered-table-cell table:style-name="ce253"/>
          <table:table-cell table:style-name="ce290" office:value-type="string" table:number-columns-spanned="20" table:number-rows-spanned="1">
            <text:p>The language of student.</text:p>
          </table:table-cell>
          <table:covered-table-cell table:number-columns-repeated="18" table:style-name="ce247"/>
          <table:covered-table-cell table:style-name="ce301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6" table:number-columns-spanned="2" table:number-rows-spanned="1"/>
          <table:covered-table-cell table:style-name="ce216"/>
          <table:table-cell table:style-name="ce234" table:number-columns-spanned="6" table:number-rows-spanned="1"/>
          <table:covered-table-cell table:number-columns-repeated="4" table:style-name="ce247"/>
          <table:covered-table-cell table:style-name="ce253"/>
          <table:table-cell table:style-name="ce234" table:number-columns-spanned="7" table:number-rows-spanned="1"/>
          <table:covered-table-cell table:number-columns-repeated="5" table:style-name="ce247"/>
          <table:covered-table-cell table:style-name="ce253"/>
          <table:table-cell table:style-name="ce273"/>
          <table:table-cell table:style-name="ce233" table:number-columns-spanned="6" table:number-rows-spanned="1"/>
          <table:covered-table-cell table:number-columns-repeated="5" table:style-name="Default"/>
          <table:table-cell table:style-name="ce234" table:number-columns-spanned="7" table:number-rows-spanned="1"/>
          <table:covered-table-cell table:number-columns-repeated="5" table:style-name="ce247"/>
          <table:covered-table-cell table:style-name="ce253"/>
          <table:table-cell table:style-name="ce290" table:number-columns-spanned="20" table:number-rows-spanned="1"/>
          <table:covered-table-cell table:number-columns-repeated="18" table:style-name="ce247"/>
          <table:covered-table-cell table:style-name="ce301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02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07" office:value-type="string">
            <text:p>3. Events</text:p>
          </table:table-cell>
          <table:table-cell table:style-name="ce202" table:number-columns-repeated="63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3" office:value-type="string" table:number-columns-spanned="2" table:number-rows-spanned="1">
            <text:p>No</text:p>
          </table:table-cell>
          <table:covered-table-cell table:style-name="ce224"/>
          <table:table-cell table:style-name="ce235" office:value-type="string">
            <text:p>Code item name</text:p>
          </table:table-cell>
          <table:table-cell table:style-name="ce235" table:number-columns-repeated="11"/>
          <table:table-cell table:style-name="ce251"/>
          <table:table-cell table:style-name="ce274" office:value-type="string">
            <text:p>Event</text:p>
          </table:table-cell>
          <table:table-cell table:style-name="ce277" table:number-columns-repeated="3"/>
          <table:table-cell table:style-name="ce282"/>
          <table:table-cell table:style-name="ce274" office:value-type="string">
            <text:p>Main process</text:p>
          </table:table-cell>
          <table:table-cell table:style-name="ce277" table:number-columns-repeated="22"/>
          <table:table-cell table:style-name="ce282"/>
          <table:table-cell table:style-name="ce202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7" table:formula="of:=ROW()-ROW([.$C$38])" office:value-type="float" office:value="1" table:number-columns-spanned="2" table:number-rows-spanned="1">
            <text:p>1</text:p>
          </table:table-cell>
          <table:covered-table-cell table:style-name="ce217"/>
          <table:table-cell table:style-name="ce236" office:value-type="string" table:number-columns-spanned="13" table:number-rows-spanned="1">
            <text:p>linkAddCourse</text:p>
          </table:table-cell>
          <table:covered-table-cell table:number-columns-repeated="11" table:style-name="ce248"/>
          <table:covered-table-cell table:style-name="ce266"/>
          <table:table-cell table:style-name="ce203" office:value-type="string" table:number-columns-spanned="5" table:number-rows-spanned="1">
            <text:p>Click</text:p>
          </table:table-cell>
          <table:covered-table-cell table:number-columns-repeated="4" table:style-name="ce206"/>
          <table:table-cell table:style-name="ce236" office:value-type="string" table:number-columns-spanned="24" table:number-rows-spanned="1">
            <text:p>Link to add course page.</text:p>
          </table:table-cell>
          <table:covered-table-cell table:number-columns-repeated="22" table:style-name="ce248"/>
          <table:covered-table-cell table:style-name="ce266"/>
          <table:table-cell table:style-name="ce202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0" table:formula="of:=ROW()-ROW([.$C$38])" office:value-type="float" office:value="2" table:number-columns-spanned="2" table:number-rows-spanned="1">
            <text:p>2</text:p>
          </table:table-cell>
          <table:covered-table-cell table:style-name="ce210"/>
          <table:table-cell table:style-name="ce237" office:value-type="string" table:number-columns-spanned="13" table:number-rows-spanned="1">
            <text:p>linkListStudent</text:p>
          </table:table-cell>
          <table:covered-table-cell table:number-columns-repeated="11" table:style-name="ce249"/>
          <table:covered-table-cell table:style-name="ce267"/>
          <table:table-cell table:style-name="ce275" office:value-type="string" table:number-columns-spanned="5" table:number-rows-spanned="1">
            <text:p>Click</text:p>
          </table:table-cell>
          <table:covered-table-cell table:number-columns-repeated="3" table:style-name="ce279"/>
          <table:covered-table-cell table:style-name="ce283"/>
          <table:table-cell table:style-name="ce285" office:value-type="string" table:number-columns-spanned="24" table:number-rows-spanned="1">
            <text:p>Link to search student page.</text:p>
          </table:table-cell>
          <table:covered-table-cell table:number-columns-repeated="22" table:style-name="ce287"/>
          <table:covered-table-cell table:style-name="ce298"/>
          <table:table-cell table:style-name="ce202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0" table:formula="of:=ROW()-ROW([.$C$38])" office:value-type="float" office:value="3" table:number-columns-spanned="2" table:number-rows-spanned="1">
            <text:p>3</text:p>
          </table:table-cell>
          <table:covered-table-cell table:style-name="ce210"/>
          <table:table-cell table:style-name="ce237" office:value-type="string" table:number-columns-spanned="13" table:number-rows-spanned="1">
            <text:p>btnSave</text:p>
          </table:table-cell>
          <table:covered-table-cell table:number-columns-repeated="11" table:style-name="ce249"/>
          <table:covered-table-cell table:style-name="ce267"/>
          <table:table-cell table:style-name="ce275" office:value-type="string" table:number-columns-spanned="5" table:number-rows-spanned="1">
            <text:p>Click</text:p>
          </table:table-cell>
          <table:covered-table-cell table:number-columns-repeated="3" table:style-name="ce279"/>
          <table:covered-table-cell table:style-name="ce283"/>
          <table:table-cell table:style-name="ce285" office:value-type="string" table:number-columns-spanned="24" table:number-rows-spanned="1">
            <text:p>Check the valid of input data and add new student information into database.</text:p>
          </table:table-cell>
          <table:covered-table-cell table:number-columns-repeated="22" table:style-name="ce287"/>
          <table:covered-table-cell table:style-name="ce298"/>
          <table:table-cell table:style-name="ce202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8" table:number-columns-spanned="2" table:number-rows-spanned="1"/>
          <table:covered-table-cell table:style-name="ce218"/>
          <table:table-cell table:style-name="ce238" table:number-columns-spanned="13" table:number-rows-spanned="1"/>
          <table:covered-table-cell table:number-columns-repeated="11" table:style-name="ce250"/>
          <table:covered-table-cell table:style-name="ce268"/>
          <table:table-cell table:style-name="ce238" table:number-columns-spanned="5" table:number-rows-spanned="1"/>
          <table:covered-table-cell table:number-columns-repeated="3" table:style-name="ce250"/>
          <table:covered-table-cell table:style-name="ce268"/>
          <table:table-cell table:style-name="ce238" table:number-columns-spanned="24" table:number-rows-spanned="1"/>
          <table:covered-table-cell table:number-columns-repeated="22" table:style-name="ce250"/>
          <table:covered-table-cell table:style-name="ce268"/>
          <table:table-cell table:style-name="ce202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 table:number-rows-repeated="3">
          <table:table-cell/>
          <table:table-cell table:style-name="ce204"/>
          <table:table-cell table:style-name="ce202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 table:number-rows-repeated="7">
          <table:table-cell/>
          <table:table-cell table:style-name="ce204"/>
          <table:table-cell table:style-name="ce202" table:number-columns-repeated="64"/>
          <table:table-cell table:style-name="ce316"/>
          <table:table-cell table:number-columns-repeated="957"/>
        </table:table-row>
        <table:table-row table:style-name="ro8">
          <table:table-cell/>
          <table:table-cell table:style-name="ce205"/>
          <table:table-cell table:style-name="ce219" table:number-columns-repeated="64"/>
          <table:table-cell table:style-name="ce360"/>
          <table:table-cell table:number-columns-repeated="957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creen Detail_S03" table:style-name="ta8" table:print-ranges="'Screen Detail_S03'.B2:'Screen Detail_S03'.BO32">
        <table:table-column table:style-name="co15" table:number-columns-repeated="17" table:default-cell-style-name="ce200"/>
        <table:table-column table:style-name="co16" table:default-cell-style-name="ce200"/>
        <table:table-column table:style-name="co15" table:number-columns-repeated="239" table:default-cell-style-name="ce200"/>
        <table:table-column table:style-name="co15" table:number-columns-repeated="767" table:default-cell-style-name="Default"/>
        <table:table-row table:style-name="ro8">
          <table:table-cell table:number-columns-repeated="1024"/>
        </table:table-row>
        <table:table-header-rows>
          <table:table-row table:style-name="ro8">
            <table:table-cell table:style-name="ce201"/>
            <table:table-cell table:style-name="ce36" office:value-type="string" table:number-columns-spanned="4" table:number-rows-spanned="2">
              <text:p>SD</text:p>
            </table:table-cell>
            <table:covered-table-cell table:number-columns-repeated="3" table:style-name="ce41"/>
            <table:table-cell table:style-name="ce122" office:value-type="string" table:number-columns-spanned="38" table:number-rows-spanned="2">
              <text:p>Screen Detail Design</text:p>
            </table:table-cell>
            <table:covered-table-cell table:number-columns-repeated="36" table:style-name="ce129"/>
            <table:covered-table-cell table:style-name="ce167"/>
            <table:table-cell table:style-name="ce170" office:value-type="string" table:number-columns-spanned="10" table:number-rows-spanned="1">
              <text:p>System ID</text:p>
            </table:table-cell>
            <table:covered-table-cell table:number-columns-repeated="8" table:style-name="ce172"/>
            <table:covered-table-cell table:style-name="ce187"/>
            <table:table-cell table:style-name="ce170" office:value-type="string" table:number-columns-spanned="14" table:number-rows-spanned="1">
              <text:p>System Name</text:p>
            </table:table-cell>
            <table:covered-table-cell table:number-columns-repeated="12" table:style-name="ce172"/>
            <table:covered-table-cell table:style-name="ce187"/>
            <table:table-cell table:style-name="ce201" table:number-columns-repeated="957"/>
          </table:table-row>
          <table:table-row table:style-name="ro8">
            <table:table-cell table:style-name="ce201"/>
            <table:covered-table-cell table:style-name="ce37"/>
            <table:covered-table-cell table:number-columns-repeated="3" table:style-name="ce42"/>
            <table:covered-table-cell table:style-name="ce123"/>
            <table:covered-table-cell table:number-columns-repeated="36" table:style-name="ce130"/>
            <table:covered-table-cell table:style-name="ce168"/>
            <table:table-cell table:style-name="ce171" office:value-type="string" table:number-columns-spanned="10" table:number-rows-spanned="1">
              <text:p>ICMS</text:p>
            </table:table-cell>
            <table:covered-table-cell table:number-columns-repeated="8" table:style-name="ce173"/>
            <table:covered-table-cell table:style-name="ce188"/>
            <table:table-cell table:style-name="ce171" office:value-type="string" table:number-columns-spanned="14" table:number-rows-spanned="1">
              <text:p>Internship Course Management System</text:p>
            </table:table-cell>
            <table:covered-table-cell table:number-columns-repeated="12" table:style-name="ce173"/>
            <table:covered-table-cell table:style-name="ce188"/>
            <table:table-cell table:style-name="ce201" table:number-columns-repeated="957"/>
          </table:table-row>
          <table:table-row table:style-name="ro8">
            <table:table-cell table:style-name="ce201"/>
            <table:table-cell table:style-name="ce38" office:value-type="string" table:number-columns-spanned="6" table:number-rows-spanned="1">
              <text:p>Sub System ID</text:p>
            </table:table-cell>
            <table:covered-table-cell table:number-columns-repeated="4" table:style-name="ce43"/>
            <table:covered-table-cell table:style-name="ce78"/>
            <table:table-cell table:style-name="ce131" table:number-columns-spanned="7" table:number-rows-spanned="1"/>
            <table:covered-table-cell table:number-columns-repeated="6" table:style-name="ce132"/>
            <table:table-cell table:style-name="ce38" office:value-type="string" table:number-columns-spanned="10" table:number-rows-spanned="1">
              <text:p>Sub System Name</text:p>
            </table:table-cell>
            <table:covered-table-cell table:number-columns-repeated="8" table:style-name="ce43"/>
            <table:covered-table-cell table:style-name="ce78"/>
            <table:table-cell table:style-name="ce158" table:number-columns-spanned="19" table:number-rows-spanned="1"/>
            <table:covered-table-cell table:number-columns-repeated="17" table:style-name="ce132"/>
            <table:covered-table-cell table:style-name="ce169"/>
            <table:table-cell table:style-name="ce38" office:value-type="string" table:number-columns-spanned="6" table:number-rows-spanned="1">
              <text:p>Create Date</text:p>
            </table:table-cell>
            <table:covered-table-cell table:number-columns-repeated="5" table:style-name="ce38"/>
            <table:table-cell table:style-name="ce177" office:value-type="float" office:value="40839" table:number-columns-spanned="4" table:number-rows-spanned="1">
              <text:p>10/23/11</text:p>
            </table:table-cell>
            <table:covered-table-cell table:number-columns-repeated="3" table:style-name="ce177"/>
            <table:table-cell table:style-name="ce38" office:value-type="string" table:number-columns-spanned="7" table:number-rows-spanned="1">
              <text:p>Creator</text:p>
            </table:table-cell>
            <table:covered-table-cell table:number-columns-repeated="6" table:style-name="ce38"/>
            <table:table-cell table:style-name="ce193" office:value-type="string" table:number-columns-spanned="7" table:number-rows-spanned="1">
              <text:p>DoanNX</text:p>
            </table:table-cell>
            <table:covered-table-cell table:number-columns-repeated="6" table:style-name="ce193"/>
            <table:table-cell table:style-name="ce201" table:number-columns-repeated="957"/>
          </table:table-row>
          <table:table-row table:style-name="ro8">
            <table:table-cell table:style-name="ce201"/>
            <table:table-cell table:style-name="ce38" office:value-type="string" table:number-columns-spanned="6" table:number-rows-spanned="1">
              <text:p>Screen ID</text:p>
            </table:table-cell>
            <table:covered-table-cell table:number-columns-repeated="4" table:style-name="ce43"/>
            <table:covered-table-cell table:style-name="ce78"/>
            <table:table-cell table:style-name="ce80" office:value-type="string" table:number-columns-spanned="7" table:number-rows-spanned="1">
              <text:p>S03</text:p>
            </table:table-cell>
            <table:covered-table-cell table:number-columns-repeated="6" table:style-name="ce82"/>
            <table:table-cell table:style-name="ce38" office:value-type="string" table:number-columns-spanned="10" table:number-rows-spanned="1">
              <text:p>Screen Name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Add New Course</text:p>
            </table:table-cell>
            <table:covered-table-cell table:number-columns-repeated="17" table:style-name="ce82"/>
            <table:covered-table-cell table:style-name="ce121"/>
            <table:table-cell table:style-name="ce38" office:value-type="string" table:number-columns-spanned="6" table:number-rows-spanned="1">
              <text:p>Update Date</text:p>
            </table:table-cell>
            <table:covered-table-cell table:number-columns-repeated="5" table:style-name="ce38"/>
            <table:table-cell table:style-name="ce178" table:number-columns-spanned="4" table:number-rows-spanned="1"/>
            <table:covered-table-cell table:number-columns-repeated="3" table:style-name="ce179"/>
            <table:table-cell table:style-name="ce38" office:value-type="string" table:number-columns-spanned="7" table:number-rows-spanned="1">
              <text:p>Updater</text:p>
            </table:table-cell>
            <table:covered-table-cell table:number-columns-repeated="6" table:style-name="ce38"/>
            <table:table-cell table:style-name="ce179" table:number-columns-spanned="7" table:number-rows-spanned="1"/>
            <table:covered-table-cell table:number-columns-repeated="6" table:style-name="ce179"/>
            <table:table-cell table:style-name="ce201" table:number-columns-repeated="957"/>
          </table:table-row>
        </table:table-header-rows>
        <table:table-row table:style-name="ro8">
          <table:table-cell table:style-name="ce202"/>
          <table:table-cell table:style-name="ce203"/>
          <table:table-cell table:style-name="ce206" table:number-columns-repeated="64"/>
          <table:table-cell table:style-name="ce315"/>
          <table:table-cell table:style-name="ce202" table:number-columns-repeated="957"/>
        </table:table-row>
        <table:table-row table:style-name="ro8">
          <table:table-cell table:style-name="ce202"/>
          <table:table-cell table:style-name="ce204"/>
          <table:table-cell table:style-name="ce361" office:value-type="string">
            <text:p>1. Item definition</text:p>
          </table:table-cell>
          <table:table-cell table:style-name="ce35" table:number-columns-repeated="63"/>
          <table:table-cell table:style-name="ce316"/>
          <table:table-cell table:style-name="ce202" table:number-columns-repeated="957"/>
        </table:table-row>
        <table:table-row table:style-name="ro8">
          <table:table-cell/>
          <table:table-cell table:style-name="ce204"/>
          <table:table-cell table:style-name="ce35" table:number-columns-repeated="64"/>
          <table:table-cell table:style-name="ce316"/>
          <table:table-cell table:number-columns-repeated="957"/>
        </table:table-row>
        <table:table-row table:style-name="ro8">
          <table:table-cell/>
          <table:table-cell table:style-name="ce204"/>
          <table:table-cell table:style-name="ce208" office:value-type="string" table:number-columns-spanned="2" table:number-rows-spanned="1">
            <text:p>No</text:p>
          </table:table-cell>
          <table:covered-table-cell table:style-name="ce208"/>
          <table:table-cell table:style-name="ce225" office:value-type="string" table:number-columns-spanned="10" table:number-rows-spanned="1">
            <text:p>Item code</text:p>
          </table:table-cell>
          <table:covered-table-cell table:number-columns-repeated="9" table:style-name="ce225"/>
          <table:table-cell table:style-name="ce225" office:value-type="string" table:number-columns-spanned="4" table:number-rows-spanned="1">
            <text:p>Type</text:p>
          </table:table-cell>
          <table:covered-table-cell table:number-columns-repeated="3" table:style-name="ce225"/>
          <table:table-cell table:style-name="ce276" office:value-type="string" table:number-columns-spanned="3" table:number-rows-spanned="1">
            <text:p>Place</text:p>
          </table:table-cell>
          <table:covered-table-cell table:style-name="ce280"/>
          <table:covered-table-cell table:style-name="ce281"/>
          <table:table-cell table:style-name="ce225" office:value-type="string" table:number-columns-spanned="2" table:number-rows-spanned="1">
            <text:p>I/O</text:p>
          </table:table-cell>
          <table:covered-table-cell table:style-name="ce284"/>
          <table:table-cell table:style-name="ce225" office:value-type="string" table:number-columns-spanned="9" table:number-rows-spanned="1">
            <text:p>Initial Value</text:p>
          </table:table-cell>
          <table:covered-table-cell table:number-columns-repeated="8" table:style-name="ce225"/>
          <table:table-cell table:style-name="ce225" office:value-type="string" table:number-columns-spanned="5" table:number-rows-spanned="1">
            <text:p>Format</text:p>
          </table:table-cell>
          <table:covered-table-cell table:number-columns-repeated="4" table:style-name="ce225"/>
          <table:table-cell table:style-name="ce225" office:value-type="string" table:number-columns-spanned="5" table:number-rows-spanned="1">
            <text:p>Mandatory</text:p>
          </table:table-cell>
          <table:covered-table-cell table:number-columns-repeated="4" table:style-name="ce225"/>
          <table:table-cell table:style-name="ce208" office:value-type="string" table:number-columns-spanned="3" table:number-rows-spanned="1">
            <text:p>Length</text:p>
          </table:table-cell>
          <table:covered-table-cell table:number-columns-repeated="2" table:style-name="ce208"/>
          <table:table-cell table:style-name="ce225" office:value-type="string" table:number-columns-spanned="6" table:number-rows-spanned="1">
            <text:p>Error Check</text:p>
          </table:table-cell>
          <table:covered-table-cell table:number-columns-repeated="5" table:style-name="ce225"/>
          <table:table-cell table:style-name="ce302" office:value-type="string" table:number-columns-spanned="15" table:number-rows-spanned="1">
            <text:p>Item Name/Remarks</text:p>
          </table:table-cell>
          <table:covered-table-cell table:number-columns-repeated="13" table:style-name="ce306"/>
          <table:covered-table-cell table:style-name="ce310"/>
          <table:table-cell table:style-name="ce316"/>
          <table:table-cell table:number-columns-repeated="957"/>
        </table:table-row>
        <table:table-row table:style-name="ro8">
          <table:table-cell/>
          <table:table-cell table:style-name="ce204"/>
          <table:table-cell table:style-name="ce209" table:formula="of:=ROW()-ROW([.$C$9])" office:value-type="float" office:value="1" table:number-columns-spanned="2" table:number-rows-spanned="1">
            <text:p>1</text:p>
          </table:table-cell>
          <table:covered-table-cell table:style-name="ce209"/>
          <table:table-cell table:style-name="ce369" office:value-type="string" table:number-columns-spanned="10" table:number-rows-spanned="1">
            <text:p>lblCourseName</text:p>
          </table:table-cell>
          <table:covered-table-cell table:number-columns-repeated="8" table:style-name="ce375"/>
          <table:covered-table-cell table:style-name="ce383"/>
          <table:table-cell table:style-name="ce259" table:content-validation-name="val7" office:value-type="string" table:number-columns-spanned="4" table:number-rows-spanned="1">
            <text:p>Label</text:p>
          </table:table-cell>
          <table:covered-table-cell table:number-columns-repeated="3" table:style-name="ce259" table:content-validation-name="val7"/>
          <table:table-cell table:style-name="ce259" table:content-validation-name="val8" office:value-type="string" table:number-columns-spanned="3" table:number-rows-spanned="1">
            <text:p>Form</text:p>
          </table:table-cell>
          <table:covered-table-cell table:number-columns-repeated="2" table:style-name="ce259" table:content-validation-name="val8"/>
          <table:table-cell table:style-name="ce259" table:content-validation-name="val9" office:value-type="string" table:number-columns-spanned="2" table:number-rows-spanned="1">
            <text:p>Out</text:p>
          </table:table-cell>
          <table:covered-table-cell table:style-name="ce259" table:content-validation-name="val9"/>
          <table:table-cell table:style-name="ce259" office:value-type="string" table:number-columns-spanned="9" table:number-rows-spanned="1">
            <text:p>Course name</text:p>
          </table:table-cell>
          <table:covered-table-cell table:number-columns-repeated="8" table:style-name="ce259"/>
          <table:table-cell table:style-name="ce259" office:value-type="string" table:number-columns-spanned="5" table:number-rows-spanned="1">
            <text:p>-</text:p>
          </table:table-cell>
          <table:covered-table-cell table:number-columns-repeated="4" table:style-name="ce259"/>
          <table:table-cell table:style-name="ce294" office:value-type="string" table:number-columns-spanned="5" table:number-rows-spanned="1">
            <text:p>-</text:p>
          </table:table-cell>
          <table:covered-table-cell table:number-columns-repeated="4" table:style-name="ce294"/>
          <table:table-cell table:style-name="ce209" office:value-type="string" table:number-columns-spanned="3" table:number-rows-spanned="1">
            <text:p>-</text:p>
          </table:table-cell>
          <table:covered-table-cell table:number-columns-repeated="2" table:style-name="ce209"/>
          <table:table-cell table:style-name="ce259" office:value-type="string" table:number-columns-spanned="6" table:number-rows-spanned="1">
            <text:p>-</text:p>
          </table:table-cell>
          <table:covered-table-cell table:number-columns-repeated="5" table:style-name="ce259"/>
          <table:table-cell table:style-name="ce400" office:value-type="string" table:number-columns-spanned="15" table:number-rows-spanned="1">
            <text:p>-</text:p>
          </table:table-cell>
          <table:covered-table-cell table:number-columns-repeated="13" table:style-name="ce403"/>
          <table:covered-table-cell table:style-name="ce405"/>
          <table:table-cell table:style-name="ce316"/>
          <table:table-cell table:number-columns-repeated="957"/>
        </table:table-row>
        <table:table-row table:style-name="ro11">
          <table:table-cell/>
          <table:table-cell table:style-name="ce204"/>
          <table:table-cell table:style-name="ce210" table:formula="of:=ROW()-ROW([.$C$9])" office:value-type="float" office:value="2" table:number-columns-spanned="2" table:number-rows-spanned="1">
            <text:p>2</text:p>
          </table:table-cell>
          <table:covered-table-cell table:style-name="ce210"/>
          <table:table-cell table:style-name="ce370" office:value-type="string" table:number-columns-spanned="10" table:number-rows-spanned="1">
            <text:p>txtCourseName</text:p>
          </table:table-cell>
          <table:covered-table-cell table:number-columns-repeated="8" table:style-name="ce241"/>
          <table:covered-table-cell table:style-name="ce256"/>
          <table:table-cell table:style-name="ce261" table:content-validation-name="val7" office:value-type="string" table:number-columns-spanned="4" table:number-rows-spanned="1">
            <text:p>Text</text:p>
          </table:table-cell>
          <table:covered-table-cell table:number-columns-repeated="3" table:style-name="ce261" table:content-validation-name="val7"/>
          <table:table-cell table:style-name="ce261" table:content-validation-name="val8" office:value-type="string" table:number-columns-spanned="3" table:number-rows-spanned="1">
            <text:p>Form</text:p>
          </table:table-cell>
          <table:covered-table-cell table:number-columns-repeated="2" table:style-name="ce261" table:content-validation-name="val8"/>
          <table:table-cell table:style-name="ce261" table:content-validation-name="val9" office:value-type="string" table:number-columns-spanned="2" table:number-rows-spanned="1">
            <text:p>In</text:p>
          </table:table-cell>
          <table:covered-table-cell table:style-name="ce261" table:content-validation-name="val9"/>
          <table:table-cell table:style-name="ce261" office:value-type="string" table:number-columns-spanned="9" table:number-rows-spanned="1">
            <text:p>-</text:p>
          </table:table-cell>
          <table:covered-table-cell table:number-columns-repeated="8" table:style-name="ce261"/>
          <table:table-cell table:style-name="ce261" office:value-type="string" table:number-columns-spanned="5" table:number-rows-spanned="1">
            <text:p>-</text:p>
          </table:table-cell>
          <table:covered-table-cell table:number-columns-repeated="4" table:style-name="ce261"/>
          <table:table-cell table:style-name="ce210" office:value-type="string" table:number-columns-spanned="5" table:number-rows-spanned="1">
            <text:p>X</text:p>
          </table:table-cell>
          <table:covered-table-cell table:number-columns-repeated="4" table:style-name="ce210"/>
          <table:table-cell table:style-name="ce210" office:value-type="float" office:value="50" table:number-columns-spanned="3" table:number-rows-spanned="1">
            <text:p>50</text:p>
          </table:table-cell>
          <table:covered-table-cell table:number-columns-repeated="2" table:style-name="ce210"/>
          <table:table-cell table:style-name="ce261" office:value-type="string" table:number-columns-spanned="6" table:number-rows-spanned="1">
            <text:p>Text.</text:p>
            <text:p>Not duplicate.</text:p>
          </table:table-cell>
          <table:covered-table-cell table:number-columns-repeated="5" table:style-name="ce261"/>
          <table:table-cell table:style-name="ce401" office:value-type="string" table:number-columns-spanned="15" table:number-rows-spanned="1">
            <text:p>Input the course name.</text:p>
          </table:table-cell>
          <table:covered-table-cell table:number-columns-repeated="13" table:style-name="ce404"/>
          <table:covered-table-cell table:style-name="ce406"/>
          <table:table-cell table:style-name="ce316"/>
          <table:table-cell table:number-columns-repeated="957"/>
        </table:table-row>
        <table:table-row table:style-name="ro8">
          <table:table-cell/>
          <table:table-cell table:style-name="ce204"/>
          <table:table-cell table:style-name="ce210" table:formula="of:=ROW()-ROW([.$C$9])" office:value-type="float" office:value="3" table:number-columns-spanned="2" table:number-rows-spanned="1">
            <text:p>3</text:p>
          </table:table-cell>
          <table:covered-table-cell table:style-name="ce210"/>
          <table:table-cell table:style-name="ce370" office:value-type="string" table:number-columns-spanned="10" table:number-rows-spanned="1">
            <text:p>btnSave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7" office:value-type="string" table:number-columns-spanned="4" table:number-rows-spanned="1">
            <text:p>Button</text:p>
          </table:table-cell>
          <table:covered-table-cell table:number-columns-repeated="3" table:style-name="ce260" table:content-validation-name="val7"/>
          <table:table-cell table:style-name="ce260" table:content-validation-name="val8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8"/>
          <table:table-cell table:style-name="ce260" table:content-validation-name="val9" office:value-type="string" table:number-columns-spanned="2" table:number-rows-spanned="1">
            <text:p>In</text:p>
          </table:table-cell>
          <table:covered-table-cell table:style-name="ce260" table:content-validation-name="val9"/>
          <table:table-cell table:style-name="ce260" office:value-type="string" table:number-columns-spanned="9" table:number-rows-spanned="1">
            <text:p>-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table:number-columns-spanned="5" table:number-rows-spanned="1"/>
          <table:covered-table-cell table:number-columns-repeated="4" table:style-name="ce295"/>
          <table:table-cell table:style-name="ce210" office:value-type="string" table:number-columns-spanned="3" table:number-rows-spanned="1">
            <text:p>-</text:p>
          </table:table-cell>
          <table:covered-table-cell table:number-columns-repeated="2" table:style-name="ce210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92" office:value-type="string" table:number-columns-spanned="15" table:number-rows-spanned="1">
            <text:p>-</text:p>
          </table:table-cell>
          <table:covered-table-cell table:number-columns-repeated="13" table:style-name="ce404"/>
          <table:covered-table-cell table:style-name="ce406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0" table:formula="of:=ROW()-ROW([.$C$9])" office:value-type="float" office:value="4" table:number-columns-spanned="2" table:number-rows-spanned="1">
            <text:p>4</text:p>
          </table:table-cell>
          <table:covered-table-cell table:style-name="ce210"/>
          <table:table-cell table:style-name="ce370" office:value-type="string" table:number-columns-spanned="10" table:number-rows-spanned="1">
            <text:p>linkListStudent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7" office:value-type="string" table:number-columns-spanned="4" table:number-rows-spanned="1">
            <text:p>Link</text:p>
          </table:table-cell>
          <table:covered-table-cell table:number-columns-repeated="3" table:style-name="ce260" table:content-validation-name="val7"/>
          <table:table-cell table:style-name="ce260" table:content-validation-name="val8" office:value-type="string" table:number-columns-spanned="3" table:number-rows-spanned="1">
            <text:p>Header</text:p>
          </table:table-cell>
          <table:covered-table-cell table:number-columns-repeated="2" table:style-name="ce260" table:content-validation-name="val8"/>
          <table:table-cell table:style-name="ce260" table:content-validation-name="val9" office:value-type="string" table:number-columns-spanned="2" table:number-rows-spanned="1">
            <text:p>Out</text:p>
          </table:table-cell>
          <table:covered-table-cell table:style-name="ce260" table:content-validation-name="val9"/>
          <table:table-cell table:style-name="ce260" office:value-type="string" table:number-columns-spanned="9" table:number-rows-spanned="1">
            <text:p>List of student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10" office:value-type="string" table:number-columns-spanned="3" table:number-rows-spanned="1">
            <text:p>-</text:p>
          </table:table-cell>
          <table:covered-table-cell table:number-columns-repeated="2" table:style-name="ce210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92" office:value-type="string" table:number-columns-spanned="15" table:number-rows-spanned="1">
            <text:p>Link to add new student page.</text:p>
          </table:table-cell>
          <table:covered-table-cell table:number-columns-repeated="13" table:style-name="ce404"/>
          <table:covered-table-cell table:style-name="ce406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0" table:formula="of:=ROW()-ROW([.$C$9])" office:value-type="float" office:value="5" table:number-columns-spanned="2" table:number-rows-spanned="1">
            <text:p>5</text:p>
          </table:table-cell>
          <table:covered-table-cell table:style-name="ce210"/>
          <table:table-cell table:style-name="ce370" office:value-type="string" table:number-columns-spanned="10" table:number-rows-spanned="1">
            <text:p>linkAddStudent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7" office:value-type="string" table:number-columns-spanned="4" table:number-rows-spanned="1">
            <text:p>Link</text:p>
          </table:table-cell>
          <table:covered-table-cell table:number-columns-repeated="3" table:style-name="ce260" table:content-validation-name="val7"/>
          <table:table-cell table:style-name="ce260" table:content-validation-name="val8" office:value-type="string" table:number-columns-spanned="3" table:number-rows-spanned="1">
            <text:p>Footer</text:p>
          </table:table-cell>
          <table:covered-table-cell table:number-columns-repeated="2" table:style-name="ce260" table:content-validation-name="val8"/>
          <table:table-cell table:style-name="ce260" table:content-validation-name="val9" office:value-type="string" table:number-columns-spanned="2" table:number-rows-spanned="1">
            <text:p>I/O</text:p>
          </table:table-cell>
          <table:covered-table-cell table:style-name="ce260" table:content-validation-name="val9"/>
          <table:table-cell table:style-name="ce260" office:value-type="string" table:number-columns-spanned="9" table:number-rows-spanned="1">
            <text:p>Add new student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10" office:value-type="string" table:number-columns-spanned="3" table:number-rows-spanned="1">
            <text:p>-</text:p>
          </table:table-cell>
          <table:covered-table-cell table:number-columns-repeated="2" table:style-name="ce210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92" office:value-type="string" table:number-columns-spanned="15" table:number-rows-spanned="1">
            <text:p>Link to add new course page.</text:p>
          </table:table-cell>
          <table:covered-table-cell table:number-columns-repeated="13" table:style-name="ce404"/>
          <table:covered-table-cell table:style-name="ce406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362" table:number-columns-spanned="2" table:number-rows-spanned="1"/>
          <table:covered-table-cell table:style-name="ce362"/>
          <table:table-cell table:style-name="ce278" table:number-columns-spanned="10" table:number-rows-spanned="1"/>
          <table:covered-table-cell table:number-columns-repeated="9" table:style-name="ce278"/>
          <table:table-cell table:style-name="ce278" table:content-validation-name="val7" table:number-columns-spanned="4" table:number-rows-spanned="1"/>
          <table:covered-table-cell table:number-columns-repeated="3" table:style-name="ce278" table:content-validation-name="val7"/>
          <table:table-cell table:style-name="ce278" table:content-validation-name="val8" table:number-columns-spanned="3" table:number-rows-spanned="1"/>
          <table:covered-table-cell table:number-columns-repeated="2" table:style-name="ce278" table:content-validation-name="val8"/>
          <table:table-cell table:style-name="ce278" table:content-validation-name="val9" table:number-columns-spanned="2" table:number-rows-spanned="1"/>
          <table:covered-table-cell table:style-name="ce278" table:content-validation-name="val9"/>
          <table:table-cell table:style-name="ce278" table:number-columns-spanned="9" table:number-rows-spanned="1"/>
          <table:covered-table-cell table:number-columns-repeated="8" table:style-name="ce278"/>
          <table:table-cell table:style-name="ce278" table:number-columns-spanned="5" table:number-rows-spanned="1"/>
          <table:covered-table-cell table:number-columns-repeated="4" table:style-name="ce278"/>
          <table:table-cell table:style-name="ce398" table:number-columns-spanned="5" table:number-rows-spanned="1"/>
          <table:covered-table-cell table:number-columns-repeated="4" table:style-name="ce398"/>
          <table:table-cell table:style-name="ce362" table:number-columns-spanned="3" table:number-rows-spanned="1"/>
          <table:covered-table-cell table:number-columns-repeated="2" table:style-name="ce362"/>
          <table:table-cell table:style-name="ce278" table:number-columns-spanned="6" table:number-rows-spanned="1"/>
          <table:covered-table-cell table:number-columns-repeated="5" table:style-name="ce278"/>
          <table:table-cell table:style-name="ce402" table:number-columns-spanned="15" table:number-rows-spanned="1"/>
          <table:covered-table-cell table:number-columns-repeated="13" table:style-name="ce313"/>
          <table:covered-table-cell table:style-name="ce407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35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361" office:value-type="string">
            <text:p>2. Mapping screen items to database</text:p>
          </table:table-cell>
          <table:table-cell table:style-name="ce35" table:number-columns-repeated="63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363" office:value-type="string" table:number-columns-spanned="2" table:number-rows-spanned="2">
            <text:p>No</text:p>
          </table:table-cell>
          <table:covered-table-cell table:style-name="ce366"/>
          <table:table-cell table:style-name="ce371" office:value-type="string">
            <text:p>Screen</text:p>
          </table:table-cell>
          <table:table-cell table:style-name="ce376" table:number-columns-repeated="11"/>
          <table:table-cell table:style-name="ce384"/>
          <table:table-cell table:style-name="ce386" office:value-type="string" table:number-columns-spanned="1" table:number-rows-spanned="2">
            <text:p>I/O</text:p>
          </table:table-cell>
          <table:table-cell table:style-name="ce372" office:value-type="string">
            <text:p>Datasource</text:p>
          </table:table-cell>
          <table:table-cell table:style-name="ce377" table:number-columns-repeated="11"/>
          <table:table-cell table:style-name="ce379"/>
          <table:table-cell table:style-name="ce371"/>
          <table:table-cell table:style-name="ce376" table:number-columns-repeated="18"/>
          <table:table-cell table:style-name="ce384"/>
          <table:table-cell table:style-name="ce35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covered-table-cell table:style-name="ce364"/>
          <table:covered-table-cell table:style-name="ce367"/>
          <table:table-cell table:style-name="ce372" office:value-type="string">
            <text:p>Code item name</text:p>
          </table:table-cell>
          <table:table-cell table:style-name="ce377" table:number-columns-repeated="4"/>
          <table:table-cell table:style-name="ce379"/>
          <table:table-cell table:style-name="ce372" office:value-type="string">
            <text:p>Screen item name</text:p>
          </table:table-cell>
          <table:table-cell table:style-name="ce377" table:number-columns-repeated="5"/>
          <table:table-cell table:style-name="ce379"/>
          <table:covered-table-cell table:style-name="ce387"/>
          <table:table-cell table:style-name="ce372" office:value-type="string">
            <text:p>DB table name</text:p>
          </table:table-cell>
          <table:table-cell table:style-name="ce377" table:number-columns-repeated="4"/>
          <table:table-cell table:style-name="ce379"/>
          <table:table-cell table:style-name="ce372" office:value-type="string">
            <text:p>DB column name</text:p>
          </table:table-cell>
          <table:table-cell table:style-name="ce377" table:number-columns-repeated="5"/>
          <table:table-cell table:style-name="ce379"/>
          <table:table-cell table:style-name="ce393" office:value-type="string">
            <text:p>Note</text:p>
          </table:table-cell>
          <table:table-cell table:style-name="ce395" table:number-columns-repeated="18"/>
          <table:table-cell table:style-name="ce399"/>
          <table:table-cell table:style-name="ce35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5" table:formula="of:=ROW()-ROW([.$C$19])" office:value-type="float" office:value="1" table:number-columns-spanned="2" table:number-rows-spanned="1">
            <text:p>1</text:p>
          </table:table-cell>
          <table:covered-table-cell table:style-name="ce215"/>
          <table:table-cell table:style-name="ce373" office:value-type="string" table:number-columns-spanned="6" table:number-rows-spanned="1">
            <text:p>txtCourseName</text:p>
          </table:table-cell>
          <table:covered-table-cell table:number-columns-repeated="4" table:style-name="ce378"/>
          <table:covered-table-cell table:style-name="ce380"/>
          <table:table-cell table:style-name="ce373" office:value-type="string" table:number-columns-spanned="7" table:number-rows-spanned="1">
            <text:p>txtCourseName</text:p>
          </table:table-cell>
          <table:covered-table-cell table:number-columns-repeated="5" table:style-name="ce378"/>
          <table:covered-table-cell table:style-name="ce380"/>
          <table:table-cell table:style-name="ce388" office:value-type="string">
            <text:p>I</text:p>
          </table:table-cell>
          <table:table-cell table:style-name="ce373" office:value-type="string" table:number-columns-spanned="6" table:number-rows-spanned="1">
            <text:p>tblCourse</text:p>
          </table:table-cell>
          <table:covered-table-cell table:number-columns-repeated="4" table:style-name="ce378"/>
          <table:covered-table-cell table:style-name="ce380"/>
          <table:table-cell table:style-name="ce373" office:value-type="string" table:number-columns-spanned="7" table:number-rows-spanned="1">
            <text:p>Name</text:p>
          </table:table-cell>
          <table:covered-table-cell table:number-columns-repeated="5" table:style-name="ce378"/>
          <table:covered-table-cell table:style-name="ce380"/>
          <table:table-cell table:style-name="ce394" office:value-type="string" table:number-columns-spanned="20" table:number-rows-spanned="1">
            <text:p>-</text:p>
          </table:table-cell>
          <table:covered-table-cell table:style-name="ce396"/>
          <table:covered-table-cell table:style-name="ce397"/>
          <table:covered-table-cell table:number-columns-repeated="16" table:style-name="ce378"/>
          <table:covered-table-cell table:style-name="ce380"/>
          <table:table-cell table:style-name="ce35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5" table:number-columns-spanned="2" table:number-rows-spanned="1"/>
          <table:covered-table-cell table:style-name="ce215"/>
          <table:table-cell table:style-name="ce373" table:number-columns-spanned="6" table:number-rows-spanned="1"/>
          <table:covered-table-cell table:number-columns-repeated="4" table:style-name="ce378"/>
          <table:covered-table-cell table:style-name="ce380"/>
          <table:table-cell table:style-name="ce373" table:number-columns-spanned="7" table:number-rows-spanned="1"/>
          <table:covered-table-cell table:number-columns-repeated="5" table:style-name="ce378"/>
          <table:covered-table-cell table:style-name="ce380"/>
          <table:table-cell table:style-name="ce388"/>
          <table:table-cell table:style-name="ce373" table:number-columns-spanned="6" table:number-rows-spanned="1"/>
          <table:covered-table-cell table:number-columns-repeated="4" table:style-name="ce378"/>
          <table:covered-table-cell table:style-name="ce380"/>
          <table:table-cell table:style-name="ce373" table:number-columns-spanned="7" table:number-rows-spanned="1"/>
          <table:covered-table-cell table:number-columns-repeated="5" table:style-name="ce378"/>
          <table:covered-table-cell table:style-name="ce380"/>
          <table:table-cell table:style-name="ce394" table:number-columns-spanned="20" table:number-rows-spanned="1"/>
          <table:covered-table-cell table:style-name="ce396"/>
          <table:covered-table-cell table:style-name="ce397"/>
          <table:covered-table-cell table:number-columns-repeated="16" table:style-name="ce378"/>
          <table:covered-table-cell table:style-name="ce380"/>
          <table:table-cell table:style-name="ce35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35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361" office:value-type="string">
            <text:p>3. Events</text:p>
          </table:table-cell>
          <table:table-cell table:style-name="ce35" table:number-columns-repeated="63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363" office:value-type="string" table:number-columns-spanned="2" table:number-rows-spanned="1">
            <text:p>No</text:p>
          </table:table-cell>
          <table:covered-table-cell table:style-name="ce368"/>
          <table:table-cell table:style-name="ce374" office:value-type="string">
            <text:p>Code item name</text:p>
          </table:table-cell>
          <table:table-cell table:style-name="ce374" table:number-columns-repeated="11"/>
          <table:table-cell table:style-name="ce385"/>
          <table:table-cell table:style-name="ce389" office:value-type="string">
            <text:p>Event</text:p>
          </table:table-cell>
          <table:table-cell table:style-name="ce390" table:number-columns-repeated="3"/>
          <table:table-cell table:style-name="ce391"/>
          <table:table-cell table:style-name="ce389" office:value-type="string">
            <text:p>Main process</text:p>
          </table:table-cell>
          <table:table-cell table:style-name="ce390" table:number-columns-repeated="22"/>
          <table:table-cell table:style-name="ce391"/>
          <table:table-cell table:style-name="ce35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365" table:formula="of:=ROW()-ROW([.$C$24])" office:value-type="float" office:value="1" table:number-columns-spanned="2" table:number-rows-spanned="1">
            <text:p>1</text:p>
          </table:table-cell>
          <table:covered-table-cell table:style-name="ce365"/>
          <table:table-cell table:style-name="ce234" office:value-type="string" table:number-columns-spanned="13" table:number-rows-spanned="1">
            <text:p>btnSave</text:p>
          </table:table-cell>
          <table:covered-table-cell table:number-columns-repeated="7" table:style-name="ce247"/>
          <table:covered-table-cell table:style-name="ce381"/>
          <table:covered-table-cell table:number-columns-repeated="4" table:style-name="ce247"/>
          <table:table-cell table:style-name="ce234" office:value-type="string" table:number-columns-spanned="5" table:number-rows-spanned="1">
            <text:p>Click</text:p>
          </table:table-cell>
          <table:covered-table-cell table:number-columns-repeated="3" table:style-name="ce247"/>
          <table:covered-table-cell table:style-name="ce253"/>
          <table:table-cell table:style-name="ce290" office:value-type="string" table:number-columns-spanned="24" table:number-rows-spanned="1">
            <text:p>Check the valid of input data and add new course into database.</text:p>
          </table:table-cell>
          <table:covered-table-cell table:number-columns-repeated="22" table:style-name="ce246"/>
          <table:covered-table-cell table:style-name="ce300"/>
          <table:table-cell table:style-name="ce35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6" table:formula="of:=ROW()-ROW([.$C$24])" office:value-type="float" office:value="2" table:number-columns-spanned="2" table:number-rows-spanned="1">
            <text:p>2</text:p>
          </table:table-cell>
          <table:covered-table-cell table:style-name="ce216"/>
          <table:table-cell table:style-name="ce370" office:value-type="string" table:number-columns-spanned="13" table:number-rows-spanned="1">
            <text:p>linkListStudent</text:p>
          </table:table-cell>
          <table:covered-table-cell table:number-columns-repeated="12" table:style-name="ce247"/>
          <table:table-cell table:style-name="ce234" office:value-type="string" table:number-columns-spanned="5" table:number-rows-spanned="1">
            <text:p>Click</text:p>
          </table:table-cell>
          <table:covered-table-cell table:number-columns-repeated="3" table:style-name="ce247"/>
          <table:covered-table-cell table:style-name="ce253"/>
          <table:table-cell table:style-name="ce392" office:value-type="string" table:number-columns-spanned="24" table:number-rows-spanned="1">
            <text:p>Link to add new student page.</text:p>
          </table:table-cell>
          <table:covered-table-cell table:number-columns-repeated="22" table:style-name="ce247"/>
          <table:covered-table-cell table:style-name="ce301"/>
          <table:table-cell table:style-name="ce35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6" table:formula="of:=ROW()-ROW([.$C$24])" office:value-type="float" office:value="3" table:number-columns-spanned="2" table:number-rows-spanned="1">
            <text:p>3</text:p>
          </table:table-cell>
          <table:covered-table-cell table:style-name="ce216"/>
          <table:table-cell table:style-name="ce370" office:value-type="string" table:number-columns-spanned="13" table:number-rows-spanned="1">
            <text:p>linkAddStudent</text:p>
          </table:table-cell>
          <table:covered-table-cell table:number-columns-repeated="7" table:style-name="ce247"/>
          <table:covered-table-cell table:style-name="ce382"/>
          <table:covered-table-cell table:number-columns-repeated="4" table:style-name="ce247"/>
          <table:table-cell table:style-name="ce234" office:value-type="string" table:number-columns-spanned="5" table:number-rows-spanned="1">
            <text:p>Click</text:p>
          </table:table-cell>
          <table:covered-table-cell table:number-columns-repeated="3" table:style-name="ce247"/>
          <table:covered-table-cell table:style-name="ce253"/>
          <table:table-cell table:style-name="ce392" office:value-type="string" table:number-columns-spanned="24" table:number-rows-spanned="1">
            <text:p>Link to add new course page.</text:p>
          </table:table-cell>
          <table:covered-table-cell table:number-columns-repeated="22" table:style-name="ce247"/>
          <table:covered-table-cell table:style-name="ce301"/>
          <table:table-cell table:style-name="ce35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/>
          <table:table-cell table:style-name="ce204"/>
          <table:table-cell table:style-name="ce216" table:number-columns-spanned="2" table:number-rows-spanned="1"/>
          <table:covered-table-cell table:style-name="ce216"/>
          <table:table-cell table:style-name="ce370" table:number-columns-spanned="13" table:number-rows-spanned="1"/>
          <table:covered-table-cell table:number-columns-repeated="7" table:style-name="ce247"/>
          <table:covered-table-cell table:style-name="ce382"/>
          <table:covered-table-cell table:number-columns-repeated="4" table:style-name="ce247"/>
          <table:table-cell table:style-name="ce234" table:number-columns-spanned="5" table:number-rows-spanned="1"/>
          <table:covered-table-cell table:number-columns-repeated="3" table:style-name="ce247"/>
          <table:covered-table-cell table:style-name="ce253"/>
          <table:table-cell table:style-name="ce392" table:number-columns-spanned="24" table:number-rows-spanned="1"/>
          <table:covered-table-cell table:number-columns-repeated="22" table:style-name="ce247"/>
          <table:covered-table-cell table:style-name="ce301"/>
          <table:table-cell table:style-name="ce35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>
          <table:table-cell office:value-type="string">
            <text:p>r</text:p>
          </table:table-cell>
          <table:table-cell table:style-name="ce204"/>
          <table:table-cell table:style-name="ce202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 table:number-rows-repeated="5">
          <table:table-cell/>
          <table:table-cell table:style-name="ce204"/>
          <table:table-cell table:style-name="ce202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8" table:number-rows-repeated="7">
          <table:table-cell/>
          <table:table-cell table:style-name="ce204"/>
          <table:table-cell table:style-name="ce202" table:number-columns-repeated="64"/>
          <table:table-cell table:style-name="ce316"/>
          <table:table-cell table:number-columns-repeated="957"/>
        </table:table-row>
        <table:table-row table:style-name="ro8">
          <table:table-cell/>
          <table:table-cell table:style-name="ce205"/>
          <table:table-cell table:style-name="ce219" table:number-columns-repeated="64"/>
          <table:table-cell table:style-name="ce360"/>
          <table:table-cell table:number-columns-repeated="957"/>
        </table:table-row>
        <table:table-row table:style-name="ro8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Message list" table:style-name="ta7" table:print-ranges="'Message list'.B2:'Message list'.AQ61">
        <office:forms form:automatic-focus="false" form:apply-design-mode="false"/>
        <table:table-column table:style-name="co15" table:number-columns-repeated="257" table:default-cell-style-name="ce33"/>
        <table:table-column table:style-name="co15" table:number-columns-repeated="767" table:default-cell-style-name="Default"/>
        <table:table-row table:style-name="ro8">
          <table:table-cell table:number-columns-repeated="1024"/>
        </table:table-row>
        <table:table-header-rows>
          <table:table-row table:style-name="ro8">
            <table:table-cell table:style-name="ce34"/>
            <table:table-cell table:style-name="ce36" office:value-type="string" table:number-columns-spanned="4" table:number-rows-spanned="2">
              <text:p>SD</text:p>
            </table:table-cell>
            <table:covered-table-cell table:number-columns-repeated="3" table:style-name="ce41"/>
            <table:table-cell table:style-name="ce330" office:value-type="string" table:number-columns-spanned="38" table:number-rows-spanned="2">
              <text:p>Message list</text:p>
            </table:table-cell>
            <table:covered-table-cell table:number-columns-repeated="36" table:style-name="ce332"/>
            <table:covered-table-cell table:style-name="ce355"/>
            <table:table-cell table:style-name="ce34" table:number-columns-repeated="981"/>
          </table:table-row>
          <table:table-row table:style-name="ro8">
            <table:table-cell table:style-name="ce34"/>
            <table:covered-table-cell table:style-name="ce37"/>
            <table:covered-table-cell table:number-columns-repeated="3" table:style-name="ce42"/>
            <table:covered-table-cell table:style-name="ce331"/>
            <table:covered-table-cell table:number-columns-repeated="36" table:style-name="ce333"/>
            <table:covered-table-cell table:style-name="ce356"/>
            <table:table-cell table:style-name="ce34" table:number-columns-repeated="981"/>
          </table:table-row>
          <table:table-row table:style-name="ro8">
            <table:table-cell table:style-name="ce34"/>
            <table:table-cell table:style-name="ce38" office:value-type="string" table:number-columns-spanned="6" table:number-rows-spanned="1">
              <text:p>System ID</text:p>
            </table:table-cell>
            <table:covered-table-cell table:number-columns-repeated="4" table:style-name="ce43"/>
            <table:covered-table-cell table:style-name="ce78"/>
            <table:table-cell table:style-name="ce80" office:value-type="string" table:number-columns-spanned="7" table:number-rows-spanned="1">
              <text:p>ICMS</text:p>
            </table:table-cell>
            <table:covered-table-cell table:number-columns-repeated="6" table:style-name="ce82"/>
            <table:table-cell table:style-name="ce38" office:value-type="string" table:number-columns-spanned="10" table:number-rows-spanned="1">
              <text:p>System Name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Internship Courses Management System</text:p>
            </table:table-cell>
            <table:covered-table-cell table:number-columns-repeated="17" table:style-name="ce82"/>
            <table:covered-table-cell table:style-name="ce121"/>
            <table:table-cell table:style-name="ce34" table:number-columns-repeated="981"/>
          </table:table-row>
          <table:table-row table:style-name="ro8">
            <table:table-cell table:style-name="ce34"/>
            <table:table-cell table:style-name="ce38" office:value-type="string" table:number-columns-spanned="6" table:number-rows-spanned="1">
              <text:p>Create Date</text:p>
            </table:table-cell>
            <table:covered-table-cell table:number-columns-repeated="4" table:style-name="ce43"/>
            <table:covered-table-cell table:style-name="ce78"/>
            <table:table-cell table:style-name="ce338" office:value-type="float" office:value="40839" table:number-columns-spanned="7" table:number-rows-spanned="1">
              <text:p>10/23/11</text:p>
            </table:table-cell>
            <table:covered-table-cell table:number-columns-repeated="6" table:style-name="ce343"/>
            <table:table-cell table:style-name="ce38" office:value-type="string" table:number-columns-spanned="10" table:number-rows-spanned="1">
              <text:p>Creator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DoanNX</text:p>
            </table:table-cell>
            <table:covered-table-cell table:number-columns-repeated="17" table:style-name="ce82"/>
            <table:covered-table-cell table:style-name="ce121"/>
            <table:table-cell table:style-name="ce34" table:number-columns-repeated="981"/>
          </table:table-row>
          <table:table-row table:style-name="ro8">
            <table:table-cell table:style-name="ce34"/>
            <table:table-cell table:style-name="ce38" office:value-type="string" table:number-columns-spanned="6" table:number-rows-spanned="1">
              <text:p>Update Date</text:p>
            </table:table-cell>
            <table:covered-table-cell table:number-columns-repeated="4" table:style-name="ce43"/>
            <table:covered-table-cell table:style-name="ce78"/>
            <table:table-cell table:style-name="ce80" table:number-columns-spanned="7" table:number-rows-spanned="1"/>
            <table:covered-table-cell table:number-columns-repeated="6" table:style-name="ce82"/>
            <table:table-cell table:style-name="ce38" office:value-type="string" table:number-columns-spanned="10" table:number-rows-spanned="1">
              <text:p>Updater</text:p>
            </table:table-cell>
            <table:covered-table-cell table:number-columns-repeated="8" table:style-name="ce43"/>
            <table:covered-table-cell table:style-name="ce78"/>
            <table:table-cell table:style-name="ce109" table:number-columns-spanned="19" table:number-rows-spanned="1"/>
            <table:covered-table-cell table:number-columns-repeated="17" table:style-name="ce82"/>
            <table:covered-table-cell table:style-name="ce121"/>
            <table:table-cell table:style-name="ce34" table:number-columns-repeated="981"/>
          </table:table-row>
        </table:table-header-rows>
        <table:table-row table:style-name="ro8">
          <table:table-cell/>
          <table:table-cell table:style-name="ce317"/>
          <table:table-cell table:style-name="ce320" table:number-columns-repeated="40"/>
          <table:table-cell table:style-name="ce357"/>
          <table:table-cell table:number-columns-repeated="981"/>
        </table:table-row>
        <table:table-row table:style-name="ro8">
          <table:table-cell/>
          <table:table-cell table:style-name="ce318"/>
          <table:table-cell table:style-name="ce321" office:value-type="string" table:number-columns-spanned="5" table:number-rows-spanned="1">
            <text:p>Message CD</text:p>
          </table:table-cell>
          <table:covered-table-cell table:number-columns-repeated="3" table:style-name="ce326"/>
          <table:covered-table-cell table:style-name="ce334"/>
          <table:table-cell table:style-name="ce339" office:value-type="string" table:number-columns-spanned="3" table:number-rows-spanned="1">
            <text:p>Type</text:p>
          </table:table-cell>
          <table:covered-table-cell table:number-columns-repeated="2" table:style-name="ce339"/>
          <table:table-cell table:style-name="ce321" office:value-type="string" table:number-columns-spanned="26" table:number-rows-spanned="1">
            <text:p>Message contents</text:p>
          </table:table-cell>
          <table:covered-table-cell table:number-columns-repeated="25" table:style-name="ce321"/>
          <table:table-cell table:style-name="ce346" office:value-type="string" table:number-columns-spanned="6" table:number-rows-spanned="1">
            <text:p>Remarks</text:p>
          </table:table-cell>
          <table:covered-table-cell table:number-columns-repeated="4" table:style-name="ce348"/>
          <table:covered-table-cell table:style-name="ce351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2" office:value-type="string" table:number-columns-spanned="5" table:number-rows-spanned="1">
            <text:p>M001</text:p>
          </table:table-cell>
          <table:covered-table-cell table:number-columns-repeated="3" table:style-name="ce327"/>
          <table:covered-table-cell table:style-name="ce335"/>
          <table:table-cell table:style-name="ce340" office:value-type="string" table:number-columns-spanned="3" table:number-rows-spanned="1">
            <text:p>Error</text:p>
          </table:table-cell>
          <table:covered-table-cell table:number-columns-repeated="2" table:style-name="ce340"/>
          <table:table-cell table:style-name="ce322" office:value-type="string" table:number-columns-spanned="26" table:number-rows-spanned="1">
            <text:p>Required (red) fields must be not empty.</text:p>
          </table:table-cell>
          <table:covered-table-cell table:number-columns-repeated="25" table:style-name="ce322"/>
          <table:table-cell table:style-name="ce243" table:number-columns-spanned="6" table:number-rows-spanned="1"/>
          <table:covered-table-cell table:number-columns-repeated="4" table:style-name="ce349"/>
          <table:covered-table-cell table:style-name="ce352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office:value-type="string" table:number-columns-spanned="5" table:number-rows-spanned="1">
            <text:p>M002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Error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Field '{0}' is invalid.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office:value-type="string" table:number-columns-spanned="5" table:number-rows-spanned="1">
            <text:p>M003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Inform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There is no result match with your search criteria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office:value-type="string" table:number-columns-spanned="5" table:number-rows-spanned="1">
            <text:p>M004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Error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Your account is duplicated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office:value-type="string" table:number-columns-spanned="5" table:number-rows-spanned="1">
            <text:p>M005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Error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Your course name is duplicated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office:value-type="string" table:number-columns-spanned="5" table:number-rows-spanned="1">
            <text:p>M006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Inform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Add new student successfully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office:value-type="string" table:number-columns-spanned="5" table:number-rows-spanned="1">
            <text:p>M007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Inform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Add new course successfully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 table:number-columns-repeated="981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8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5" table:style-name="ce324"/>
          <table:table-cell table:style-name="ce278" table:number-columns-spanned="6" table:number-rows-spanned="1"/>
          <table:covered-table-cell table:number-columns-repeated="4" table:style-name="ce313"/>
          <table:covered-table-cell table:style-name="ce354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8">
          <table:table-cell/>
          <table:table-cell table:style-name="ce319"/>
          <table:table-cell table:style-name="ce325" table:number-columns-repeated="40"/>
          <table:table-cell table:style-name="ce359"/>
          <table:table-cell table:number-columns-repeated="981"/>
        </table:table-row>
        <table:table-row table:style-name="ro8" table:number-rows-repeated="104851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_FilterDatabase" table:base-cell-address="$Cover.$A$1" table:cell-range-address="$'Message list'.$C$8:.$AP$42"/>
        <table:named-expression table:name="a" table:base-cell-address="$Cover.$A$1" table:expression="$#REF!.$O$12"/>
        <table:named-expression table:name="aaaa" table:base-cell-address="$Cover.$A$1" table:expression="$#REF!.$O$14"/>
        <table:named-expression table:name="DIC" table:base-cell-address="$Cover.$A$1" table:expression="$#REF!.$B$3:$H$24"/>
        <table:named-expression table:name="DIC2" table:base-cell-address="$Cover.$A$1" table:expression="['file:///media/Data1/Projects/Open-OnesGroup/GoogleCode/trunk/Training%20Curriculum/SDSI/Prj/SDSI_Prj_ICMS_Screen%20Detailed%20Design.ods'#$DIC2.$B$3:.$D$140]"/>
        <table:named-expression table:name="FIELD_DOMAIN" table:base-cell-address="$Cover.$A$1" table:expression="$#REF!.$A$2:$A$66"/>
        <table:named-expression table:name="FIELD_DOMAIN_VAL" table:base-cell-address="$Cover.$A$1" table:expression="$#REF!.$B$2:$D$999"/>
        <table:named-range table:name="LG" table:base-cell-address="$Cover.$A$1" table:cell-range-address="$'Record of changes'.$A$1"/>
        <table:named-expression table:name="LG 1" table:base-cell-address="$Cover.$A$1" table:expression="$#REF!.$#REF!$#REF!"/>
        <table:named-expression table:name="list1" table:base-cell-address="$Cover.$A$1" table:expression="$#REF!.$A$1:$I$1048575"/>
        <table:named-expression table:name="OBJ" table:base-cell-address="$Cover.$A$1" table:expression="$#REF!.$#REF!$#REF!:$#REF!$#REF!"/>
        <table:named-expression table:name="pg_id" table:base-cell-address="$Cover.$A$1" table:expression="['file:///media/Data1/Projects/Open-OnesGroup/GoogleCode/trunk/Training%20Curriculum/SDSI/Prj/SDSI_Prj_ICMS_Screen%20Detailed%20Design.ods'#$表紙.$O$12]"/>
        <table:named-expression table:name="pg_name" table:base-cell-address="$Cover.$A$1" table:expression="['file:///media/Data1/Projects/Open-OnesGroup/GoogleCode/trunk/Training%20Curriculum/SDSI/Prj/SDSI_Prj_ICMS_Screen%20Detailed%20Design.ods'#$表紙.$O$14]"/>
        <table:named-range table:name="Excel_BuiltIn_Print_Area" table:base-cell-address="$Cover.$A$1" table:cell-range-address="$'Message list'.$B$2:.$AQ$61" table:range-usable-as="print-range"/>
        <table:named-range table:name="Excel_BuiltIn_Print_Area 1" table:base-cell-address="$Cover.$A$1" table:cell-range-address="$'Record of changes'.$A$2:.$H$37" table:range-usable-as="print-range"/>
        <table:named-range table:name="Excel_BuiltIn_Print_Area 2" table:base-cell-address="$Cover.$A$1" table:cell-range-address="$'Screen Detail_S02'.$B$2:.$BO$43" table:range-usable-as="print-range"/>
        <table:named-range table:name="Excel_BuiltIn_Print_Area 3" table:base-cell-address="$Cover.$A$1" table:cell-range-address="$'Screen Detail_S03'.$B$2:.$BO$32" table:range-usable-as="print-range"/>
        <table:named-range table:name="Excel_BuiltIn_Print_Area 4" table:base-cell-address="$Cover.$A$1" table:cell-range-address="$'Screen Detail_S01'.$B$2:.$BO$42" table:range-usable-as="print-range"/>
        <table:named-range table:name="Excel_BuiltIn_Print_Titles" table:base-cell-address="$Cover.$A$1" table:cell-range-address="$'Message list'.$A$2:.$AMJ$6" table:range-usable-as="repeat-column repeat-row"/>
        <table:named-range table:name="Excel_BuiltIn_Print_Titles 1" table:base-cell-address="$Cover.$A$1" table:cell-range-address="$'Screen Detail_S02'.$A$2:.$AMJ$5" table:range-usable-as="repeat-column repeat-row"/>
        <table:named-range table:name="Excel_BuiltIn_Print_Titles 2" table:base-cell-address="$Cover.$A$1" table:cell-range-address="$'Screen Detail_S03'.$A$2:.$AMJ$5" table:range-usable-as="repeat-column repeat-row"/>
        <table:named-range table:name="Excel_BuiltIn_Print_Titles 3" table:base-cell-address="$Cover.$A$1" table:cell-range-address="$'Screen Detail_S01'.$A$2:.$AMJ$5" table:range-usable-as="repeat-column repeat-row"/>
        <table:named-expression table:name="カテゴリ一覧" table:base-cell-address="$Cover.$A$1" table:expression="['file:///media/Data1/Projects/Open-OnesGroup/GoogleCode/trunk/Training%20Curriculum/SDSI/Prj/SDSI_Prj_ICMS_Screen%20Detailed%20Design.ods'#$カテゴリ.$M$6:.$M$16]"/>
        <table:named-expression table:name="他book_open" table:base-cell-address="$Cover.$A$1" table:expression="#name!他book_open"/>
        <table:named-expression table:name="所要時間" table:base-cell-address="$Cover.$A$1" table:expression="#name!所要時間"/>
        <table:named-expression table:name="抽出押下" table:base-cell-address="$Cover.$A$1" table:expression="#name!抽出押下"/>
        <table:named-expression table:name="終了押下" table:base-cell-address="$Cover.$A$1" table:expression="#name!終了押下"/>
        <table:named-expression table:name="論理データ型一覧" table:base-cell-address="$Cover.$A$1" table:expression="['file:///media/Data1/Projects/Open-OnesGroup/GoogleCode/trunk/Training%20Curriculum/SDSI/Prj/SDSI_Prj_ICMS_Screen%20Detailed%20Design.ods'#$論理データ型.$A$3:.$A$41]"/>
      </table:named-expressions>
      <table:database-ranges>
        <table:database-range table:name="Excel_BuiltIn__FilterDatabase" table:target-range-address="'Message list'.C8:'Message list'.AP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ＭＳ Ｐゴシック" svg:font-family="'ＭＳ Ｐゴシック'"/>
    <style:font-face style:name="ＭＳ Ｐゴシック1" svg:font-family="'ＭＳ Ｐゴシック'" style:font-family-generic="modern"/>
    <style:font-face style:name="ＭＳ 明朝" svg:font-family="'ＭＳ 明朝'" style:font-family-generic="roma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number:text>-¥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">
      <number:number number:decimal-places="0" number:min-integer-digits="1" number:grouping="true"/>
      <number:text> </number:text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-¥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-¥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-¥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¥</number:text>
      <number:number number:decimal-places="0" number:min-integer-digits="1" number:grouping="true"/>
      <number:text> </number:text>
    </number:number-style>
    <number:number-style style:name="N143P1" style:volatile="true">
      <number:text>-¥</number:text>
      <number:number number:decimal-places="0" number:min-integer-digits="1" number:grouping="true"/>
      <number:text> </number:text>
    </number:number-style>
    <number:number-style style:name="N143P2" style:volatile="true">
      <number:text> ¥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¥</number:text>
      <number:number number:decimal-places="2" number:min-integer-digits="1" number:grouping="true"/>
      <number:text> </number:text>
    </number:number-style>
    <number:number-style style:name="N149P1" style:volatile="true">
      <number:text>-¥</number:text>
      <number:number number:decimal-places="2" number:min-integer-digits="1" number:grouping="true"/>
      <number:text> </number:text>
    </number:number-style>
    <number:number-style style:name="N149P2" style:volatile="true">
      <number:text> ¥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0" number:min-integer-digits="1"/>
      <number:text> </number:text>
    </number:number-style>
    <number:date-style style:name="N154">
      <number:year number:style="long"/>
      <number:text>年</number:text>
      <number:month/>
      <number:text>月</number:text>
      <number:day/>
      <number:text>日</number:text>
    </number:date-style>
    <number:date-style style:name="N156P0" style:volatile="true">
      <number:month number:style="long"/>
      <number:text>/</number:text>
      <number:day number:style="long"/>
      <number:text>/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166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66">
      <number:text-content/>
      <style:map style:condition="value()&gt;=0" style:apply-style-name="N166P0"/>
    </number:text-style>
    <number:percentage-style style:name="N167">
      <number:number number:decimal-places="1" number:min-integer-digits="1"/>
      <number:text>%</number:text>
    </number:percentage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2" number:min-integer-digits="1" number:grouping="true"/>
    </number:number-style>
    <number:number-style style:name="N169">
      <style:text-properties fo:color="#ff0000"/>
      <number:text>¥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IBUNSI_5f_PCL_5f_PolicyGroupSettingDialog_20__28_2_29_" style:display-name="Normal_HIBUNSI_PCL_PolicyGroupSettingDialog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5f_RS-5_5f_8_5f_メニュー階層図_5f_輸配送管理_5f_20060926" style:display-name="Normal_RS-5_8_メニュー階層図_輸配送管理_200609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Template_5f_PCL3" style:display-name="Normal_Template_PCL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文字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標準_5f__3010_サンプル_3011_AS-1_5f_5_5f_システム共通部品追加依頼管理台帳_5f_サブシステム名_5f_YYYYMMDD" style:display-name="標準_【サンプル】AS-1_5_システム共通部品追加依頼管理台帳_サブシステム名_YYYYMMD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通貨_28__5c__23__23__23__23__29_" style:display-name="通貨(\####)" style:family="table-cell" style:parent-style-name="Default" style:data-style-name="N109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ＭＳ Ｐゴシック1" fo:font-size="8.25pt" fo:font-style="normal" fo:text-shadow="none" style:text-underline-style="solid" style:text-underline-width="auto" style:text-underline-color="font-color" fo:font-weight="normal" style:font-size-asian="8.25pt" style:font-style-asian="normal" style:font-weight-asian="normal" style:font-size-complex="8.25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235cm" fo:margin-bottom="1.27cm" fo:margin-left="1.905cm" fo:margin-right="0.432cm" style:first-page-number="continue" style:scale-to="96%" style:writing-mode="lr-tb"/>
      <style:header-style>
        <style:header-footer-properties fo:min-height="0.751cm" fo:margin-left="0cm" fo:margin-right="1.468cm" fo:margin-bottom="0cm"/>
      </style:header-style>
      <style:footer-style>
        <style:header-footer-properties fo:min-height="0.751cm" fo:margin-left="0cm" fo:margin-right="1.468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016cm" fo:margin-bottom="1.27cm" fo:margin-left="1.27cm" fo:margin-right="0.635cm" style:first-page-number="continue" style:scale-to-X="1" style:scale-to-Y="1" style:writing-mode="lr-tb"/>
      <style:header-style>
        <style:header-footer-properties fo:min-height="0.751cm" fo:margin-left="0.63cm" fo:margin-right="1.265cm" fo:margin-bottom="0.612cm"/>
      </style:header-style>
      <style:footer-style>
        <style:header-footer-properties svg:height="0cm" fo:margin-left="0.63cm" fo:margin-right="1.265cm" fo:margin-top="0cm"/>
      </style:footer-style>
    </style:page-layout>
    <style:page-layout style:name="Mpm5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page-layout style:name="Mpm6">
      <style:page-layout-properties fo:page-width="29.7cm" fo:page-height="21.001cm" style:num-format="1" style:print-orientation="landscape" fo:margin-top="0.508cm" fo:margin-bottom="0.432cm" fo:margin-left="0.432cm" fo:margin-right="0.432cm" style:first-page-number="continue" style:scale-to-X="1" style:writing-mode="lr-tb"/>
      <style:header-style>
        <style:header-footer-properties fo:min-height="0.751cm" fo:margin-left="1.468cm" fo:margin-right="1.468cm" fo:margin-bottom="0.131cm"/>
      </style:header-style>
      <style:footer-style>
        <style:header-footer-properties fo:min-height="0.751cm" fo:margin-left="1.468cm" fo:margin-right="1.468cm" fo:margin-top="0.536cm"/>
      </style:footer-style>
    </style:page-layout>
    <style:page-layout style:name="Mpm7">
      <style:page-layout-properties fo:page-width="21.001cm" fo:page-height="29.7cm" style:num-format="1" style:print-orientation="portrait" fo:margin-top="0.508cm" fo:margin-bottom="0.432cm" fo:margin-left="0.432cm" fo:margin-right="0.432cm" style:first-page-number="continue" style:scale-to-X="1" style:writing-mode="lr-tb"/>
      <style:header-style>
        <style:header-footer-properties fo:min-height="0.751cm" fo:margin-left="1.468cm" fo:margin-right="1.468cm" fo:margin-bottom="0.131cm"/>
      </style:header-style>
      <style:footer-style>
        <style:header-footer-properties fo:min-height="0.751cm" fo:margin-left="1.468cm" fo:margin-right="1.468cm" fo:margin-top="0.536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/11/2011</text:date>, <text:time>22:2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rd_20_of_20_changes" style:display-name="PageStyle_Record of changes" style:page-layout-name="Mpm4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Contents" style:display-name="PageStyle_Contents" style:page-layout-name="Mpm5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reen_20_Detail_5f_S01" style:display-name="PageStyle_Sreen Detail_S01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creen_20_Detail_5f_S02" style:display-name="PageStyle_Screen Detail_S02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creen_20_Detail_5f_S03" style:display-name="PageStyle_Screen Detail_S03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Message_20_list" style:display-name="PageStyle_Message list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 Ngoc Thach</meta:initial-creator>
    <meta:creation-date>2008-01-10T09:36:45</meta:creation-date>
    <dc:date>2011-11-03T22:21:57</dc:date>
    <meta:print-date>2011-02-16T13:38:14</meta:print-date>
    <meta:generator>OpenOffice.org/3.3$Linux OpenOffice.org_project/330m20$Build-9567</meta:generator>
    <meta:editing-duration>PT36M5S</meta:editing-duration>
    <meta:editing-cycles>12</meta:editing-cycles>
    <meta:document-statistic meta:table-count="7" meta:cell-count="63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Sheet23.xml><?xml version="1.0" encoding="utf-8"?>
<!DOCTYPE module  PUBLIC '-//OpenOffice.org//DTD OfficeDocument 1.0//EN'  'module.dtd'>
<script:module xmlns:script="http://openoffice.org/2000/script" script:name="Sheet23" script:language="StarBasic">Rem Attribute VBA_ModuleType=VBADocumentModule
Sub Sheet23
Rem 
End Sub</script:module>
</file>

<file path=Basic/Standard/Sheet24.xml><?xml version="1.0" encoding="utf-8"?>
<!DOCTYPE module  PUBLIC '-//OpenOffice.org//DTD OfficeDocument 1.0//EN'  'module.dtd'>
<script:module xmlns:script="http://openoffice.org/2000/script" script:name="Sheet24" script:language="StarBasic">Rem Attribute VBA_ModuleType=VBADocumentModule
Sub Sheet24
Rem 
End Sub</script:module>
</file>

<file path=Basic/Standard/Sheet25.xml><?xml version="1.0" encoding="utf-8"?>
<!DOCTYPE module  PUBLIC '-//OpenOffice.org//DTD OfficeDocument 1.0//EN'  'module.dtd'>
<script:module xmlns:script="http://openoffice.org/2000/script" script:name="Sheet25" script:language="StarBasic">Rem Attribute VBA_ModuleType=VBADocumentModule
Sub Sheet25
Rem 
End Sub</script:module>
</file>

<file path=Basic/Standard/Sheet28.xml><?xml version="1.0" encoding="utf-8"?>
<!DOCTYPE module  PUBLIC '-//OpenOffice.org//DTD OfficeDocument 1.0//EN'  'module.dtd'>
<script:module xmlns:script="http://openoffice.org/2000/script" script:name="Sheet28" script:language="StarBasic">Rem Attribute VBA_ModuleType=VBADocumentModule
Sub Sheet28
Rem 
End Sub</script:module>
</file>

<file path=Basic/Standard/Sheet8.xml><?xml version="1.0" encoding="utf-8"?>
<!DOCTYPE module  PUBLIC '-//OpenOffice.org//DTD OfficeDocument 1.0//EN'  'module.dtd'>
<script:module xmlns:script="http://openoffice.org/2000/script" script:name="Sheet8" script:language="StarBasic">Rem Attribute VBA_ModuleType=VBADocumentModule
Sub Sheet8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Sheet1"/>
  <library:element library:name="Sheet2"/>
  <library:element library:name="Sheet8"/>
  <library:element library:name="Sheet23"/>
  <library:element library:name="Sheet24"/>
  <library:element library:name="Sheet25"/>
  <library:element library:name="Sheet2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